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4.93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fo:border-bottom="none" fo:background-color="#afd095" fo:border-left="0.74pt solid #000000" fo:border-right="none" fo:border-top="0.74pt solid #000000"/>
      <style:text-properties fo:color="#395511"/>
    </style:style>
    <style:style style:name="ce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1" style:family="table-cell" style:parent-style-name="Default" style:data-style-name="N4">
      <style:table-cell-properties fo:border-bottom="none" fo:background-color="transparent" fo:border-left="0.74pt solid #000000" fo:border-right="none" fo:border-top="0.74pt solid #000000"/>
      <style:text-properties fo:color="#000000"/>
    </style:style>
    <style:style style:name="ce12" style:family="table-cell" style:parent-style-name="Default" style:data-style-name="N4">
      <style:table-cell-properties fo:border-bottom="none" fo:background-color="#afd095" fo:border-left="0.74pt solid #000000" fo:border-right="none" fo:border-top="none"/>
      <style:text-properties fo:color="#395511"/>
    </style:style>
    <style:style style:name="ce1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ackground-color="#ffffa6"/>
      <style:text-properties fo:color="#472702"/>
    </style:style>
    <style:style style:name="ce16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18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9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color="#8d281e"/>
    </style:style>
    <style:style style:name="ce20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style:use-window-font-color="true"/>
    </style:style>
    <style:style style:name="ce21" style:family="table-cell" style:parent-style-name="Default" style:data-style-name="N11">
      <style:table-cell-properties fo:border-bottom="0.74pt solid #000000" fo:background-color="#ffdbb6" fo:border-left="none" fo:border-right="0.74pt solid #000000" fo:border-top="none"/>
      <style:text-properties fo:color="#813709"/>
    </style:style>
    <style:style style:name="ce22" style:family="table-cell" style:parent-style-name="Default" style:data-style-name="N11"/>
    <style:style style:name="ce23" style:family="table-cell" style:parent-style-name="Default" style:data-style-name="N11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default-cell-style-name="ce18"/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Experimento 1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Experimento 2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Experimento 3</text:p>
          </table:table-cell>
          <table:covered-table-cell table:number-columns-repeated="3" table:style-name="Default"/>
          <table:table-cell table:style-name="ce7" office:value-type="string" calcext:value-type="string" table:number-columns-spanned="4" table:number-rows-spanned="1">
            <text:p>Experimento 4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do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596.71" calcext:value-type="float">
            <text:p>596.71</text:p>
          </table:table-cell>
          <table:table-cell table:style-name="ce17" office:value-type="float" office:value="2438.31" calcext:value-type="float">
            <text:p>2,438.31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788.27" calcext:value-type="float">
            <text:p>788.27</text:p>
          </table:table-cell>
          <table:table-cell table:style-name="ce17" office:value-type="float" office:value="2246.75" calcext:value-type="float">
            <text:p>2,246.75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1891.95" calcext:value-type="float">
            <text:p>1,891.95</text:p>
          </table:table-cell>
          <table:table-cell table:style-name="ce17" office:value-type="float" office:value="1143.07" calcext:value-type="float">
            <text:p>1,143.07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320.25" calcext:value-type="float">
            <text:p>320.25</text:p>
          </table:table-cell>
          <table:table-cell table:style-name="ce17" office:value-type="float" office:value="2714.77" calcext:value-type="float">
            <text:p>2,714.77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667.98" calcext:value-type="float">
            <text:p>667.98</text:p>
          </table:table-cell>
          <table:table-cell office:value-type="float" office:value="2408.8" calcext:value-type="float">
            <text:p>2,408.80</text:p>
          </table:table-cell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820.48" calcext:value-type="float">
            <text:p>820.48</text:p>
          </table:table-cell>
          <table:table-cell office:value-type="float" office:value="2256.3" calcext:value-type="float">
            <text:p>2,256.30</text:p>
          </table:table-cell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1891.33" calcext:value-type="float">
            <text:p>1,891.33</text:p>
          </table:table-cell>
          <table:table-cell office:value-type="float" office:value="1185.45" calcext:value-type="float">
            <text:p>1,185.45</text:p>
          </table:table-cell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295.64" calcext:value-type="float">
            <text:p>295.64</text:p>
          </table:table-cell>
          <table:table-cell office:value-type="float" office:value="2781.14" calcext:value-type="float">
            <text:p>2,781.14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409.56" calcext:value-type="float">
            <text:p>409.56</text:p>
          </table:table-cell>
          <table:table-cell office:value-type="float" office:value="1112.09" calcext:value-type="float">
            <text:p>1,112.09</text:p>
          </table:table-cell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1117.42" calcext:value-type="float">
            <text:p>1,117.42</text:p>
          </table:table-cell>
          <table:table-cell office:value-type="float" office:value="404.22" calcext:value-type="float">
            <text:p>404.22</text:p>
          </table:table-cell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449.57" calcext:value-type="float">
            <text:p>449.57</text:p>
          </table:table-cell>
          <table:table-cell office:value-type="float" office:value="1072.07" calcext:value-type="float">
            <text:p>1,072.07</text:p>
          </table:table-cell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892.26" calcext:value-type="float">
            <text:p>892.26</text:p>
          </table:table-cell>
          <table:table-cell office:value-type="float" office:value="629.38" calcext:value-type="float">
            <text:p>629.38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388.83" calcext:value-type="float">
            <text:p>388.83</text:p>
          </table:table-cell>
          <table:table-cell office:value-type="float" office:value="1116.2" calcext:value-type="float">
            <text:p>1,116.20</text:p>
          </table:table-cell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1105.78" calcext:value-type="float">
            <text:p>1,105.78</text:p>
          </table:table-cell>
          <table:table-cell office:value-type="float" office:value="399.25" calcext:value-type="float">
            <text:p>399.25</text:p>
          </table:table-cell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442.64" calcext:value-type="float">
            <text:p>442.64</text:p>
          </table:table-cell>
          <table:table-cell office:value-type="float" office:value="1062.39" calcext:value-type="float">
            <text:p>1,062.39</text:p>
          </table:table-cell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905.88" calcext:value-type="float">
            <text:p>905.88</text:p>
          </table:table-cell>
          <table:table-cell office:value-type="float" office:value="599.15" calcext:value-type="float">
            <text:p>599.15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63.11" calcext:value-type="float">
            <text:p>63.11</text:p>
          </table:table-cell>
          <table:table-cell office:value-type="float" office:value="3125.24" calcext:value-type="float">
            <text:p>3,125.24</text:p>
          </table:table-cell>
          <table:table-cell office:value-type="float" office:value="663.25" calcext:value-type="float">
            <text:p>663.25</text:p>
          </table:table-cell>
          <table:table-cell office:value-type="float" office:value="2461.99" calcext:value-type="float">
            <text:p>2,461.99</text:p>
          </table:table-cell>
          <table:table-cell office:value-type="float" office:value="60.51" calcext:value-type="float">
            <text:p>60.51</text:p>
          </table:table-cell>
          <table:table-cell office:value-type="float" office:value="3000.31" calcext:value-type="float">
            <text:p>3,000.31</text:p>
          </table:table-cell>
          <table:table-cell office:value-type="float" office:value="820.17" calcext:value-type="float">
            <text:p>820.17</text:p>
          </table:table-cell>
          <table:table-cell office:value-type="float" office:value="2180.14" calcext:value-type="float">
            <text:p>2,180.14</text:p>
          </table:table-cell>
          <table:table-cell office:value-type="float" office:value="60.49" calcext:value-type="float">
            <text:p>60.49</text:p>
          </table:table-cell>
          <table:table-cell office:value-type="float" office:value="3064.03" calcext:value-type="float">
            <text:p>3,064.03</text:p>
          </table:table-cell>
          <table:table-cell office:value-type="float" office:value="2113.17" calcext:value-type="float">
            <text:p>2,113.17</text:p>
          </table:table-cell>
          <table:table-cell office:value-type="float" office:value="950.86" calcext:value-type="float">
            <text:p>950.86</text:p>
          </table:table-cell>
          <table:table-cell office:value-type="float" office:value="61.18" calcext:value-type="float">
            <text:p>61.18</text:p>
          </table:table-cell>
          <table:table-cell office:value-type="float" office:value="3097.31" calcext:value-type="float">
            <text:p>3,097.31</text:p>
          </table:table-cell>
          <table:table-cell office:value-type="float" office:value="335" calcext:value-type="float">
            <text:p>335.00</text:p>
          </table:table-cell>
          <table:table-cell office:value-type="float" office:value="2762.31" calcext:value-type="float">
            <text:p>2,762.31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9" calcext:value-type="float">
            <text:p>159.00</text:p>
          </table:table-cell>
          <table:table-cell office:value-type="float" office:value="2644.97" calcext:value-type="float">
            <text:p>2,644.97</text:p>
          </table:table-cell>
          <table:table-cell office:value-type="float" office:value="2507.56" calcext:value-type="float">
            <text:p>2,507.56</text:p>
          </table:table-cell>
          <table:table-cell office:value-type="float" office:value="137.41" calcext:value-type="float">
            <text:p>137.41</text:p>
          </table:table-cell>
          <table:table-cell office:value-type="float" office:value="110.62" calcext:value-type="float">
            <text:p>110.62</text:p>
          </table:table-cell>
          <table:table-cell office:value-type="float" office:value="1767.5" calcext:value-type="float">
            <text:p>1,767.50</text:p>
          </table:table-cell>
          <table:table-cell office:value-type="float" office:value="1695.66" calcext:value-type="float">
            <text:p>1,695.66</text:p>
          </table:table-cell>
          <table:table-cell office:value-type="float" office:value="71.84" calcext:value-type="float">
            <text:p>71.84</text:p>
          </table:table-cell>
          <table:table-cell office:value-type="float" office:value="184.63" calcext:value-type="float">
            <text:p>184.63</text:p>
          </table:table-cell>
          <table:table-cell office:value-type="float" office:value="1736.04" calcext:value-type="float">
            <text:p>1,736.04</text:p>
          </table:table-cell>
          <table:table-cell office:value-type="float" office:value="1696.57" calcext:value-type="float">
            <text:p>1,696.57</text:p>
          </table:table-cell>
          <table:table-cell office:value-type="float" office:value="39.47" calcext:value-type="float">
            <text:p>39.47</text:p>
          </table:table-cell>
          <table:table-cell office:value-type="float" office:value="140.67" calcext:value-type="float">
            <text:p>140.67</text:p>
          </table:table-cell>
          <table:table-cell office:value-type="float" office:value="1544.93" calcext:value-type="float">
            <text:p>1,544.93</text:p>
          </table:table-cell>
          <table:table-cell office:value-type="float" office:value="1436.58" calcext:value-type="float">
            <text:p>1,436.58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159.42" calcext:value-type="float">
            <text:p>159.42</text:p>
          </table:table-cell>
          <table:table-cell table:style-name="ce16" office:value-type="float" office:value="2622.98" calcext:value-type="float">
            <text:p>2,622.98</text:p>
          </table:table-cell>
          <table:table-cell table:style-name="ce16" office:value-type="float" office:value="2517.68" calcext:value-type="float">
            <text:p>2,517.68</text:p>
          </table:table-cell>
          <table:table-cell table:style-name="ce19" office:value-type="float" office:value="105.3" calcext:value-type="float">
            <text:p>105.30</text:p>
          </table:table-cell>
          <table:table-cell table:style-name="ce10" office:value-type="float" office:value="112.66" calcext:value-type="float">
            <text:p>112.66</text:p>
          </table:table-cell>
          <table:table-cell table:style-name="ce16" office:value-type="float" office:value="1750.87" calcext:value-type="float">
            <text:p>1,750.87</text:p>
          </table:table-cell>
          <table:table-cell table:style-name="ce16" office:value-type="float" office:value="1685.35" calcext:value-type="float">
            <text:p>1,685.35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10" office:value-type="float" office:value="186.59" calcext:value-type="float">
            <text:p>186.59</text:p>
          </table:table-cell>
          <table:table-cell table:style-name="ce16" office:value-type="float" office:value="1719.42" calcext:value-type="float">
            <text:p>1,719.42</text:p>
          </table:table-cell>
          <table:table-cell table:style-name="ce16" office:value-type="float" office:value="1685.51" calcext:value-type="float">
            <text:p>1,685.51</text:p>
          </table:table-cell>
          <table:table-cell table:style-name="ce19" office:value-type="float" office:value="33.91" calcext:value-type="float">
            <text:p>33.91</text:p>
          </table:table-cell>
          <table:table-cell table:style-name="ce10" office:value-type="float" office:value="140.67" calcext:value-type="float">
            <text:p>140.67</text:p>
          </table:table-cell>
          <table:table-cell table:style-name="ce16" office:value-type="float" office:value="1544.94" calcext:value-type="float">
            <text:p>1,544.94</text:p>
          </table:table-cell>
          <table:table-cell table:style-name="ce16" office:value-type="float" office:value="1437.16" calcext:value-type="float">
            <text:p>1,437.16</text:p>
          </table:table-cell>
          <table:table-cell table:style-name="ce19" office:value-type="float" office:value="107.77" calcext:value-type="float">
            <text:p>107.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fft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97" calcext:value-type="float">
            <text:p>192.97</text:p>
          </table:table-cell>
          <table:table-cell table:style-name="ce13" office:value-type="float" office:value="14532.85" calcext:value-type="float">
            <text:p>14,532.85</text:p>
          </table:table-cell>
          <table:table-cell table:style-name="ce13" office:value-type="float" office:value="3775.61" calcext:value-type="float">
            <text:p>3,775.61</text:p>
          </table:table-cell>
          <table:table-cell table:style-name="ce17" office:value-type="float" office:value="10757.24" calcext:value-type="float">
            <text:p>10,757.24</text:p>
          </table:table-cell>
          <table:table-cell table:style-name="ce8" office:value-type="float" office:value="193.13" calcext:value-type="float">
            <text:p>193.13</text:p>
          </table:table-cell>
          <table:table-cell table:style-name="ce13" office:value-type="float" office:value="14527.11" calcext:value-type="float">
            <text:p>14,527.11</text:p>
          </table:table-cell>
          <table:table-cell table:style-name="ce13" office:value-type="float" office:value="3727.78" calcext:value-type="float">
            <text:p>3,727.78</text:p>
          </table:table-cell>
          <table:table-cell table:style-name="ce17" office:value-type="float" office:value="10799.32" calcext:value-type="float">
            <text:p>10,799.32</text:p>
          </table:table-cell>
          <table:table-cell table:style-name="ce11" office:value-type="float" office:value="193.93" calcext:value-type="float">
            <text:p>193.93</text:p>
          </table:table-cell>
          <table:table-cell table:style-name="ce13" office:value-type="float" office:value="14527.06" calcext:value-type="float">
            <text:p>14,527.06</text:p>
          </table:table-cell>
          <table:table-cell table:style-name="ce13" office:value-type="float" office:value="7863.38" calcext:value-type="float">
            <text:p>7,863.38</text:p>
          </table:table-cell>
          <table:table-cell table:style-name="ce17" office:value-type="float" office:value="6663.68" calcext:value-type="float">
            <text:p>6,663.68</text:p>
          </table:table-cell>
          <table:table-cell table:style-name="ce8" office:value-type="float" office:value="192.97" calcext:value-type="float">
            <text:p>192.97</text:p>
          </table:table-cell>
          <table:table-cell table:style-name="ce13" office:value-type="float" office:value="14532.85" calcext:value-type="float">
            <text:p>14,532.85</text:p>
          </table:table-cell>
          <table:table-cell table:style-name="ce13" office:value-type="float" office:value="2091.58" calcext:value-type="float">
            <text:p>2,091.58</text:p>
          </table:table-cell>
          <table:table-cell table:style-name="ce17" office:value-type="float" office:value="12441.26" calcext:value-type="float">
            <text:p>12,441.2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2.78" calcext:value-type="float">
            <text:p>192.78</text:p>
          </table:table-cell>
          <table:table-cell office:value-type="float" office:value="14470.24" calcext:value-type="float">
            <text:p>14,470.24</text:p>
          </table:table-cell>
          <table:table-cell office:value-type="float" office:value="3774.74" calcext:value-type="float">
            <text:p>3,774.74</text:p>
          </table:table-cell>
          <table:table-cell office:value-type="float" office:value="10695.51" calcext:value-type="float">
            <text:p>10,695.51</text:p>
          </table:table-cell>
          <table:table-cell office:value-type="float" office:value="193.23" calcext:value-type="float">
            <text:p>193.23</text:p>
          </table:table-cell>
          <table:table-cell office:value-type="float" office:value="14506.15" calcext:value-type="float">
            <text:p>14,506.15</text:p>
          </table:table-cell>
          <table:table-cell office:value-type="float" office:value="3739.3" calcext:value-type="float">
            <text:p>3,739.30</text:p>
          </table:table-cell>
          <table:table-cell office:value-type="float" office:value="10766.85" calcext:value-type="float">
            <text:p>10,766.85</text:p>
          </table:table-cell>
          <table:table-cell table:style-name="ce12" office:value-type="float" office:value="192.98" calcext:value-type="float">
            <text:p>192.98</text:p>
          </table:table-cell>
          <table:table-cell office:value-type="float" office:value="14529.17" calcext:value-type="float">
            <text:p>14,529.17</text:p>
          </table:table-cell>
          <table:table-cell office:value-type="float" office:value="7862.27" calcext:value-type="float">
            <text:p>7,862.27</text:p>
          </table:table-cell>
          <table:table-cell office:value-type="float" office:value="6666.9" calcext:value-type="float">
            <text:p>6,666.90</text:p>
          </table:table-cell>
          <table:table-cell office:value-type="float" office:value="193.71" calcext:value-type="float">
            <text:p>193.71</text:p>
          </table:table-cell>
          <table:table-cell office:value-type="float" office:value="14528.3" calcext:value-type="float">
            <text:p>14,528.30</text:p>
          </table:table-cell>
          <table:table-cell office:value-type="float" office:value="2086.99" calcext:value-type="float">
            <text:p>2,086.99</text:p>
          </table:table-cell>
          <table:table-cell office:value-type="float" office:value="12441.31" calcext:value-type="float">
            <text:p>12,441.31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13" calcext:value-type="float">
            <text:p>347.13</text:p>
          </table:table-cell>
          <table:table-cell office:value-type="float" office:value="8112.6" calcext:value-type="float">
            <text:p>8,112.60</text:p>
          </table:table-cell>
          <table:table-cell office:value-type="float" office:value="3981.07" calcext:value-type="float">
            <text:p>3,981.07</text:p>
          </table:table-cell>
          <table:table-cell office:value-type="float" office:value="4131.53" calcext:value-type="float">
            <text:p>4,131.53</text:p>
          </table:table-cell>
          <table:table-cell office:value-type="float" office:value="345.35" calcext:value-type="float">
            <text:p>345.35</text:p>
          </table:table-cell>
          <table:table-cell office:value-type="float" office:value="8103.04" calcext:value-type="float">
            <text:p>8,103.04</text:p>
          </table:table-cell>
          <table:table-cell office:value-type="float" office:value="5254.14" calcext:value-type="float">
            <text:p>5,254.14</text:p>
          </table:table-cell>
          <table:table-cell office:value-type="float" office:value="2848.9" calcext:value-type="float">
            <text:p>2,848.90</text:p>
          </table:table-cell>
          <table:table-cell office:value-type="float" office:value="347.66" calcext:value-type="float">
            <text:p>347.66</text:p>
          </table:table-cell>
          <table:table-cell office:value-type="float" office:value="8113.66" calcext:value-type="float">
            <text:p>8,113.66</text:p>
          </table:table-cell>
          <table:table-cell office:value-type="float" office:value="2852.85" calcext:value-type="float">
            <text:p>2,852.85</text:p>
          </table:table-cell>
          <table:table-cell office:value-type="float" office:value="5260.82" calcext:value-type="float">
            <text:p>5,260.82</text:p>
          </table:table-cell>
          <table:table-cell office:value-type="float" office:value="346.22" calcext:value-type="float">
            <text:p>346.22</text:p>
          </table:table-cell>
          <table:table-cell office:value-type="float" office:value="8111.03" calcext:value-type="float">
            <text:p>8,111.03</text:p>
          </table:table-cell>
          <table:table-cell office:value-type="float" office:value="3761.88" calcext:value-type="float">
            <text:p>3,761.88</text:p>
          </table:table-cell>
          <table:table-cell office:value-type="float" office:value="4349.15" calcext:value-type="float">
            <text:p>4,349.15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3" calcext:value-type="float">
            <text:p>347.30</text:p>
          </table:table-cell>
          <table:table-cell table:style-name="ce15" office:value-type="float" office:value="8108.72" calcext:value-type="float">
            <text:p>8,108.72</text:p>
          </table:table-cell>
          <table:table-cell office:value-type="float" office:value="3992.01" calcext:value-type="float">
            <text:p>3,992.01</text:p>
          </table:table-cell>
          <table:table-cell office:value-type="float" office:value="4116.72" calcext:value-type="float">
            <text:p>4,116.72</text:p>
          </table:table-cell>
          <table:table-cell table:style-name="ce20" office:value-type="float" office:value="345.94" calcext:value-type="float">
            <text:p>345.94</text:p>
          </table:table-cell>
          <table:table-cell table:style-name="ce15" office:value-type="float" office:value="8099.69" calcext:value-type="float">
            <text:p>8,099.69</text:p>
          </table:table-cell>
          <table:table-cell office:value-type="float" office:value="5246.13" calcext:value-type="float">
            <text:p>5,246.13</text:p>
          </table:table-cell>
          <table:table-cell office:value-type="float" office:value="2853.56" calcext:value-type="float">
            <text:p>2,853.56</text:p>
          </table:table-cell>
          <table:table-cell table:style-name="ce20" office:value-type="float" office:value="347.82" calcext:value-type="float">
            <text:p>347.82</text:p>
          </table:table-cell>
          <table:table-cell table:style-name="ce15" office:value-type="float" office:value="8109.78" calcext:value-type="float">
            <text:p>8,109.78</text:p>
          </table:table-cell>
          <table:table-cell office:value-type="float" office:value="2855.97" calcext:value-type="float">
            <text:p>2,855.97</text:p>
          </table:table-cell>
          <table:table-cell office:value-type="float" office:value="5253.8" calcext:value-type="float">
            <text:p>5,253.80</text:p>
          </table:table-cell>
          <table:table-cell table:style-name="ce20" office:value-type="float" office:value="346.57" calcext:value-type="float">
            <text:p>346.57</text:p>
          </table:table-cell>
          <table:table-cell table:style-name="ce15" office:value-type="float" office:value="8107.48" calcext:value-type="float">
            <text:p>8,107.48</text:p>
          </table:table-cell>
          <table:table-cell office:value-type="float" office:value="3753.83" calcext:value-type="float">
            <text:p>3,753.83</text:p>
          </table:table-cell>
          <table:table-cell office:value-type="float" office:value="4353.66" calcext:value-type="float">
            <text:p>4,353.6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3.37" calcext:value-type="float">
            <text:p>193.37</text:p>
          </table:table-cell>
          <table:table-cell office:value-type="float" office:value="14535.03" calcext:value-type="float">
            <text:p>14,535.03</text:p>
          </table:table-cell>
          <table:table-cell office:value-type="float" office:value="4031.69" calcext:value-type="float">
            <text:p>4,031.69</text:p>
          </table:table-cell>
          <table:table-cell office:value-type="float" office:value="10503.34" calcext:value-type="float">
            <text:p>10,503.34</text:p>
          </table:table-cell>
          <table:table-cell office:value-type="float" office:value="193.91" calcext:value-type="float">
            <text:p>193.91</text:p>
          </table:table-cell>
          <table:table-cell office:value-type="float" office:value="14539.22" calcext:value-type="float">
            <text:p>14,539.22</text:p>
          </table:table-cell>
          <table:table-cell office:value-type="float" office:value="3890.51" calcext:value-type="float">
            <text:p>3,890.51</text:p>
          </table:table-cell>
          <table:table-cell office:value-type="float" office:value="10648.7" calcext:value-type="float">
            <text:p>10,648.70</text:p>
          </table:table-cell>
          <table:table-cell office:value-type="float" office:value="194.39" calcext:value-type="float">
            <text:p>194.39</text:p>
          </table:table-cell>
          <table:table-cell office:value-type="float" office:value="14570.49" calcext:value-type="float">
            <text:p>14,570.49</text:p>
          </table:table-cell>
          <table:table-cell office:value-type="float" office:value="7861.83" calcext:value-type="float">
            <text:p>7,861.83</text:p>
          </table:table-cell>
          <table:table-cell office:value-type="float" office:value="6708.66" calcext:value-type="float">
            <text:p>6,708.66</text:p>
          </table:table-cell>
          <table:table-cell office:value-type="float" office:value="194.08" calcext:value-type="float">
            <text:p>194.08</text:p>
          </table:table-cell>
          <table:table-cell office:value-type="float" office:value="14527.58" calcext:value-type="float">
            <text:p>14,527.58</text:p>
          </table:table-cell>
          <table:table-cell office:value-type="float" office:value="2077.52" calcext:value-type="float">
            <text:p>2,077.52</text:p>
          </table:table-cell>
          <table:table-cell office:value-type="float" office:value="12450.06" calcext:value-type="float">
            <text:p>12,450.0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01" calcext:value-type="float">
            <text:p>510.01</text:p>
          </table:table-cell>
          <table:table-cell office:value-type="float" office:value="10479.22" calcext:value-type="float">
            <text:p>10,479.22</text:p>
          </table:table-cell>
          <table:table-cell office:value-type="float" office:value="10163.63" calcext:value-type="float">
            <text:p>10,163.63</text:p>
          </table:table-cell>
          <table:table-cell office:value-type="float" office:value="315.59" calcext:value-type="float">
            <text:p>315.59</text:p>
          </table:table-cell>
          <table:table-cell office:value-type="float" office:value="448.76" calcext:value-type="float">
            <text:p>448.76</text:p>
          </table:table-cell>
          <table:table-cell office:value-type="float" office:value="8978.86" calcext:value-type="float">
            <text:p>8,978.86</text:p>
          </table:table-cell>
          <table:table-cell office:value-type="float" office:value="8700.27" calcext:value-type="float">
            <text:p>8,700.27</text:p>
          </table:table-cell>
          <table:table-cell office:value-type="float" office:value="278.59" calcext:value-type="float">
            <text:p>278.59</text:p>
          </table:table-cell>
          <table:table-cell office:value-type="float" office:value="720.32" calcext:value-type="float">
            <text:p>720.32</text:p>
          </table:table-cell>
          <table:table-cell office:value-type="float" office:value="11629.39" calcext:value-type="float">
            <text:p>11,629.39</text:p>
          </table:table-cell>
          <table:table-cell office:value-type="float" office:value="11272.91" calcext:value-type="float">
            <text:p>11,272.91</text:p>
          </table:table-cell>
          <table:table-cell office:value-type="float" office:value="356.48" calcext:value-type="float">
            <text:p>356.48</text:p>
          </table:table-cell>
          <table:table-cell office:value-type="float" office:value="764.43" calcext:value-type="float">
            <text:p>764.43</text:p>
          </table:table-cell>
          <table:table-cell office:value-type="float" office:value="10885.28" calcext:value-type="float">
            <text:p>10,885.28</text:p>
          </table:table-cell>
          <table:table-cell office:value-type="float" office:value="10453.99" calcext:value-type="float">
            <text:p>10,453.99</text:p>
          </table:table-cell>
          <table:table-cell office:value-type="float" office:value="431.29" calcext:value-type="float">
            <text:p>431.29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0.15" calcext:value-type="float">
            <text:p>510.15</text:p>
          </table:table-cell>
          <table:table-cell table:style-name="ce16" office:value-type="float" office:value="10479.86" calcext:value-type="float">
            <text:p>10,479.86</text:p>
          </table:table-cell>
          <table:table-cell table:style-name="ce16" office:value-type="float" office:value="10168.66" calcext:value-type="float">
            <text:p>10,168.66</text:p>
          </table:table-cell>
          <table:table-cell table:style-name="ce19" office:value-type="float" office:value="311.2" calcext:value-type="float">
            <text:p>311.20</text:p>
          </table:table-cell>
          <table:table-cell table:style-name="ce10" office:value-type="float" office:value="451.23" calcext:value-type="float">
            <text:p>451.23</text:p>
          </table:table-cell>
          <table:table-cell table:style-name="ce16" office:value-type="float" office:value="8980.93" calcext:value-type="float">
            <text:p>8,980.93</text:p>
          </table:table-cell>
          <table:table-cell table:style-name="ce16" office:value-type="float" office:value="8709.72" calcext:value-type="float">
            <text:p>8,709.72</text:p>
          </table:table-cell>
          <table:table-cell table:style-name="ce19" office:value-type="float" office:value="271.2" calcext:value-type="float">
            <text:p>271.20</text:p>
          </table:table-cell>
          <table:table-cell table:style-name="ce10" office:value-type="float" office:value="720.69" calcext:value-type="float">
            <text:p>720.69</text:p>
          </table:table-cell>
          <table:table-cell table:style-name="ce16" office:value-type="float" office:value="11633.64" calcext:value-type="float">
            <text:p>11,633.64</text:p>
          </table:table-cell>
          <table:table-cell table:style-name="ce16" office:value-type="float" office:value="11285.92" calcext:value-type="float">
            <text:p>11,285.92</text:p>
          </table:table-cell>
          <table:table-cell table:style-name="ce19" office:value-type="float" office:value="347.72" calcext:value-type="float">
            <text:p>347.72</text:p>
          </table:table-cell>
          <table:table-cell table:style-name="ce10" office:value-type="float" office:value="766.91" calcext:value-type="float">
            <text:p>766.91</text:p>
          </table:table-cell>
          <table:table-cell table:style-name="ce16" office:value-type="float" office:value="10916.45" calcext:value-type="float">
            <text:p>10,916.45</text:p>
          </table:table-cell>
          <table:table-cell table:style-name="ce16" office:value-type="float" office:value="10486.28" calcext:value-type="float">
            <text:p>10,486.28</text:p>
          </table:table-cell>
          <table:table-cell table:style-name="ce19" office:value-type="float" office:value="430.17" calcext:value-type="float">
            <text:p>430.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no_com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3892.51" calcext:value-type="float">
            <text:p>3,892.51</text:p>
          </table:table-cell>
          <table:table-cell table:style-name="ce17" office:value-type="float" office:value="10736.66" calcext:value-type="float">
            <text:p>10,736.66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3721.68" calcext:value-type="float">
            <text:p>3,721.68</text:p>
          </table:table-cell>
          <table:table-cell table:style-name="ce17" office:value-type="float" office:value="10907.49" calcext:value-type="float">
            <text:p>10,907.49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7856.74" calcext:value-type="float">
            <text:p>7,856.74</text:p>
          </table:table-cell>
          <table:table-cell table:style-name="ce17" office:value-type="float" office:value="6772.43" calcext:value-type="float">
            <text:p>6,772.43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1988.01" calcext:value-type="float">
            <text:p>1,988.01</text:p>
          </table:table-cell>
          <table:table-cell table:style-name="ce17" office:value-type="float" office:value="12641.16" calcext:value-type="float">
            <text:p>12,641.16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205.07" calcext:value-type="float">
            <text:p>205.07</text:p>
          </table:table-cell>
          <table:table-cell office:value-type="float" office:value="14628.54" calcext:value-type="float">
            <text:p>14,628.54</text:p>
          </table:table-cell>
          <table:table-cell office:value-type="float" office:value="3988.73" calcext:value-type="float">
            <text:p>3,988.73</text:p>
          </table:table-cell>
          <table:table-cell office:value-type="float" office:value="10639.81" calcext:value-type="float">
            <text:p>10,639.81</text:p>
          </table:table-cell>
          <table:table-cell office:value-type="float" office:value="204.51" calcext:value-type="float">
            <text:p>204.51</text:p>
          </table:table-cell>
          <table:table-cell office:value-type="float" office:value="14536.75" calcext:value-type="float">
            <text:p>14,536.75</text:p>
          </table:table-cell>
          <table:table-cell office:value-type="float" office:value="3691.35" calcext:value-type="float">
            <text:p>3,691.35</text:p>
          </table:table-cell>
          <table:table-cell office:value-type="float" office:value="10845.41" calcext:value-type="float">
            <text:p>10,845.41</text:p>
          </table:table-cell>
          <table:table-cell office:value-type="float" office:value="206.39" calcext:value-type="float">
            <text:p>206.39</text:p>
          </table:table-cell>
          <table:table-cell office:value-type="float" office:value="14578.74" calcext:value-type="float">
            <text:p>14,578.74</text:p>
          </table:table-cell>
          <table:table-cell office:value-type="float" office:value="7715.77" calcext:value-type="float">
            <text:p>7,715.77</text:p>
          </table:table-cell>
          <table:table-cell office:value-type="float" office:value="6862.96" calcext:value-type="float">
            <text:p>6,862.96</text:p>
          </table:table-cell>
          <table:table-cell office:value-type="float" office:value="206.09" calcext:value-type="float">
            <text:p>206.09</text:p>
          </table:table-cell>
          <table:table-cell office:value-type="float" office:value="14591.1" calcext:value-type="float">
            <text:p>14,591.10</text:p>
          </table:table-cell>
          <table:table-cell office:value-type="float" office:value="1957.94" calcext:value-type="float">
            <text:p>1,957.94</text:p>
          </table:table-cell>
          <table:table-cell office:value-type="float" office:value="12633.15" calcext:value-type="float">
            <text:p>12,633.15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7.97" calcext:value-type="float">
            <text:p>357.97</text:p>
          </table:table-cell>
          <table:table-cell office:value-type="float" office:value="8221.25" calcext:value-type="float">
            <text:p>8,221.25</text:p>
          </table:table-cell>
          <table:table-cell office:value-type="float" office:value="4111.37" calcext:value-type="float">
            <text:p>4,111.37</text:p>
          </table:table-cell>
          <table:table-cell office:value-type="float" office:value="4109.88" calcext:value-type="float">
            <text:p>4,109.88</text:p>
          </table:table-cell>
          <table:table-cell office:value-type="float" office:value="360.84" calcext:value-type="float">
            <text:p>360.84</text:p>
          </table:table-cell>
          <table:table-cell office:value-type="float" office:value="8224.28" calcext:value-type="float">
            <text:p>8,224.28</text:p>
          </table:table-cell>
          <table:table-cell office:value-type="float" office:value="5364.07" calcext:value-type="float">
            <text:p>5,364.07</text:p>
          </table:table-cell>
          <table:table-cell office:value-type="float" office:value="2860.22" calcext:value-type="float">
            <text:p>2,860.22</text:p>
          </table:table-cell>
          <table:table-cell office:value-type="float" office:value="358.58" calcext:value-type="float">
            <text:p>358.58</text:p>
          </table:table-cell>
          <table:table-cell office:value-type="float" office:value="8222.37" calcext:value-type="float">
            <text:p>8,222.37</text:p>
          </table:table-cell>
          <table:table-cell office:value-type="float" office:value="2682.03" calcext:value-type="float">
            <text:p>2,682.03</text:p>
          </table:table-cell>
          <table:table-cell office:value-type="float" office:value="5540.35" calcext:value-type="float">
            <text:p>5,540.35</text:p>
          </table:table-cell>
          <table:table-cell office:value-type="float" office:value="359.23" calcext:value-type="float">
            <text:p>359.23</text:p>
          </table:table-cell>
          <table:table-cell office:value-type="float" office:value="8223.55" calcext:value-type="float">
            <text:p>8,223.55</text:p>
          </table:table-cell>
          <table:table-cell office:value-type="float" office:value="3700.36" calcext:value-type="float">
            <text:p>3,700.36</text:p>
          </table:table-cell>
          <table:table-cell office:value-type="float" office:value="4523.2" calcext:value-type="float">
            <text:p>4,523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8.21" calcext:value-type="float">
            <text:p>358.21</text:p>
          </table:table-cell>
          <table:table-cell table:style-name="ce15" office:value-type="float" office:value="8217.44" calcext:value-type="float">
            <text:p>8,217.44</text:p>
          </table:table-cell>
          <table:table-cell office:value-type="float" office:value="4121.44" calcext:value-type="float">
            <text:p>4,121.44</text:p>
          </table:table-cell>
          <table:table-cell office:value-type="float" office:value="4095.99" calcext:value-type="float">
            <text:p>4,095.99</text:p>
          </table:table-cell>
          <table:table-cell table:style-name="ce20" office:value-type="float" office:value="360.9" calcext:value-type="float">
            <text:p>360.90</text:p>
          </table:table-cell>
          <table:table-cell table:style-name="ce15" office:value-type="float" office:value="8220.31" calcext:value-type="float">
            <text:p>8,220.31</text:p>
          </table:table-cell>
          <table:table-cell office:value-type="float" office:value="5374.08" calcext:value-type="float">
            <text:p>5,374.08</text:p>
          </table:table-cell>
          <table:table-cell office:value-type="float" office:value="2846.23" calcext:value-type="float">
            <text:p>2,846.23</text:p>
          </table:table-cell>
          <table:table-cell table:style-name="ce20" office:value-type="float" office:value="358.64" calcext:value-type="float">
            <text:p>358.64</text:p>
          </table:table-cell>
          <table:table-cell table:style-name="ce15" office:value-type="float" office:value="8218.42" calcext:value-type="float">
            <text:p>8,218.42</text:p>
          </table:table-cell>
          <table:table-cell office:value-type="float" office:value="2678.02" calcext:value-type="float">
            <text:p>2,678.02</text:p>
          </table:table-cell>
          <table:table-cell office:value-type="float" office:value="5540.4" calcext:value-type="float">
            <text:p>5,540.40</text:p>
          </table:table-cell>
          <table:table-cell table:style-name="ce20" office:value-type="float" office:value="359.3" calcext:value-type="float">
            <text:p>359.30</text:p>
          </table:table-cell>
          <table:table-cell table:style-name="ce15" office:value-type="float" office:value="8219.59" calcext:value-type="float">
            <text:p>8,219.59</text:p>
          </table:table-cell>
          <table:table-cell office:value-type="float" office:value="3686.37" calcext:value-type="float">
            <text:p>3,686.37</text:p>
          </table:table-cell>
          <table:table-cell office:value-type="float" office:value="4533.22" calcext:value-type="float">
            <text:p>4,533.22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201.66" calcext:value-type="float">
            <text:p>201.66</text:p>
          </table:table-cell>
          <table:table-cell office:value-type="float" office:value="14709.66" calcext:value-type="float">
            <text:p>14,709.66</text:p>
          </table:table-cell>
          <table:table-cell office:value-type="float" office:value="4202.78" calcext:value-type="float">
            <text:p>4,202.78</text:p>
          </table:table-cell>
          <table:table-cell office:value-type="float" office:value="10506.89" calcext:value-type="float">
            <text:p>10,506.89</text:p>
          </table:table-cell>
          <table:table-cell office:value-type="float" office:value="195.78" calcext:value-type="float">
            <text:p>195.78</text:p>
          </table:table-cell>
          <table:table-cell office:value-type="float" office:value="14628.23" calcext:value-type="float">
            <text:p>14,628.23</text:p>
          </table:table-cell>
          <table:table-cell office:value-type="float" office:value="3781.77" calcext:value-type="float">
            <text:p>3,781.77</text:p>
          </table:table-cell>
          <table:table-cell office:value-type="float" office:value="10846.47" calcext:value-type="float">
            <text:p>10,846.4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4670.35" calcext:value-type="float">
            <text:p>14,670.35</text:p>
          </table:table-cell>
          <table:table-cell office:value-type="float" office:value="7897.55" calcext:value-type="float">
            <text:p>7,897.55</text:p>
          </table:table-cell>
          <table:table-cell office:value-type="float" office:value="6772.8" calcext:value-type="float">
            <text:p>6,772.80</text:p>
          </table:table-cell>
          <table:table-cell office:value-type="float" office:value="198" calcext:value-type="float">
            <text:p>198.00</text:p>
          </table:table-cell>
          <table:table-cell office:value-type="float" office:value="14550.87" calcext:value-type="float">
            <text:p>14,550.87</text:p>
          </table:table-cell>
          <table:table-cell office:value-type="float" office:value="1993.8" calcext:value-type="float">
            <text:p>1,993.80</text:p>
          </table:table-cell>
          <table:table-cell office:value-type="float" office:value="12557.07" calcext:value-type="float">
            <text:p>12,557.07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1.07" calcext:value-type="float">
            <text:p>511.07</text:p>
          </table:table-cell>
          <table:table-cell office:value-type="float" office:value="10667.57" calcext:value-type="float">
            <text:p>10,667.57</text:p>
          </table:table-cell>
          <table:table-cell office:value-type="float" office:value="10352" calcext:value-type="float">
            <text:p>10,352.00</text:p>
          </table:table-cell>
          <table:table-cell office:value-type="float" office:value="315.57" calcext:value-type="float">
            <text:p>315.57</text:p>
          </table:table-cell>
          <table:table-cell office:value-type="float" office:value="445.98" calcext:value-type="float">
            <text:p>445.98</text:p>
          </table:table-cell>
          <table:table-cell office:value-type="float" office:value="9087.76" calcext:value-type="float">
            <text:p>9,087.76</text:p>
          </table:table-cell>
          <table:table-cell office:value-type="float" office:value="8811.75" calcext:value-type="float">
            <text:p>8,811.75</text:p>
          </table:table-cell>
          <table:table-cell office:value-type="float" office:value="276.02" calcext:value-type="float">
            <text:p>276.02</text:p>
          </table:table-cell>
          <table:table-cell office:value-type="float" office:value="706.65" calcext:value-type="float">
            <text:p>706.65</text:p>
          </table:table-cell>
          <table:table-cell office:value-type="float" office:value="11810.97" calcext:value-type="float">
            <text:p>11,810.97</text:p>
          </table:table-cell>
          <table:table-cell office:value-type="float" office:value="11464.99" calcext:value-type="float">
            <text:p>11,464.99</text:p>
          </table:table-cell>
          <table:table-cell office:value-type="float" office:value="345.98" calcext:value-type="float">
            <text:p>345.98</text:p>
          </table:table-cell>
          <table:table-cell office:value-type="float" office:value="763.42" calcext:value-type="float">
            <text:p>763.42</text:p>
          </table:table-cell>
          <table:table-cell office:value-type="float" office:value="10938.14" calcext:value-type="float">
            <text:p>10,938.14</text:p>
          </table:table-cell>
          <table:table-cell office:value-type="float" office:value="10451.36" calcext:value-type="float">
            <text:p>10,451.36</text:p>
          </table:table-cell>
          <table:table-cell office:value-type="float" office:value="486.78" calcext:value-type="float">
            <text:p>486.7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88" calcext:value-type="float">
            <text:p>511.88</text:p>
          </table:table-cell>
          <table:table-cell table:style-name="ce16" office:value-type="float" office:value="10664.48" calcext:value-type="float">
            <text:p>10,664.48</text:p>
          </table:table-cell>
          <table:table-cell table:style-name="ce16" office:value-type="float" office:value="10351.94" calcext:value-type="float">
            <text:p>10,351.94</text:p>
          </table:table-cell>
          <table:table-cell table:style-name="ce19" office:value-type="float" office:value="312.54" calcext:value-type="float">
            <text:p>312.54</text:p>
          </table:table-cell>
          <table:table-cell table:style-name="ce10" office:value-type="float" office:value="446.89" calcext:value-type="float">
            <text:p>446.89</text:p>
          </table:table-cell>
          <table:table-cell table:style-name="ce16" office:value-type="float" office:value="9088.53" calcext:value-type="float">
            <text:p>9,088.53</text:p>
          </table:table-cell>
          <table:table-cell table:style-name="ce16" office:value-type="float" office:value="8820.89" calcext:value-type="float">
            <text:p>8,820.89</text:p>
          </table:table-cell>
          <table:table-cell table:style-name="ce19" office:value-type="float" office:value="267.63" calcext:value-type="float">
            <text:p>267.63</text:p>
          </table:table-cell>
          <table:table-cell table:style-name="ce10" office:value-type="float" office:value="709.58" calcext:value-type="float">
            <text:p>709.58</text:p>
          </table:table-cell>
          <table:table-cell table:style-name="ce16" office:value-type="float" office:value="11838.37" calcext:value-type="float">
            <text:p>11,838.37</text:p>
          </table:table-cell>
          <table:table-cell table:style-name="ce16" office:value-type="float" office:value="11499.69" calcext:value-type="float">
            <text:p>11,499.69</text:p>
          </table:table-cell>
          <table:table-cell table:style-name="ce19" office:value-type="float" office:value="338.68" calcext:value-type="float">
            <text:p>338.68</text:p>
          </table:table-cell>
          <table:table-cell table:style-name="ce10" office:value-type="float" office:value="763.85" calcext:value-type="float">
            <text:p>763.85</text:p>
          </table:table-cell>
          <table:table-cell table:style-name="ce16" office:value-type="float" office:value="10942.45" calcext:value-type="float">
            <text:p>10,942.45</text:p>
          </table:table-cell>
          <table:table-cell table:style-name="ce16" office:value-type="float" office:value="10464.34" calcext:value-type="float">
            <text:p>10,464.34</text:p>
          </table:table-cell>
          <table:table-cell table:style-name="ce19" office:value-type="float" office:value="478.12" calcext:value-type="float">
            <text:p>478.1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pread -period 2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14651.77" calcext:value-type="float">
            <text:p>14,651.77</text:p>
          </table:table-cell>
          <table:table-cell table:style-name="ce13" office:value-type="float" office:value="3864.6" calcext:value-type="float">
            <text:p>3,864.60</text:p>
          </table:table-cell>
          <table:table-cell table:style-name="ce17" office:value-type="float" office:value="10787.17" calcext:value-type="float">
            <text:p>10,787.17</text:p>
          </table:table-cell>
          <table:table-cell table:style-name="ce8" office:value-type="float" office:value="194.94" calcext:value-type="float">
            <text:p>194.94</text:p>
          </table:table-cell>
          <table:table-cell table:style-name="ce13" office:value-type="float" office:value="14597.21" calcext:value-type="float">
            <text:p>14,597.21</text:p>
          </table:table-cell>
          <table:table-cell table:style-name="ce13" office:value-type="float" office:value="3701.06" calcext:value-type="float">
            <text:p>3,701.06</text:p>
          </table:table-cell>
          <table:table-cell table:style-name="ce17" office:value-type="float" office:value="10896.15" calcext:value-type="float">
            <text:p>10,896.15</text:p>
          </table:table-cell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14651.77" calcext:value-type="float">
            <text:p>14,651.77</text:p>
          </table:table-cell>
          <table:table-cell table:style-name="ce13" office:value-type="float" office:value="7907.38" calcext:value-type="float">
            <text:p>7,907.38</text:p>
          </table:table-cell>
          <table:table-cell table:style-name="ce17" office:value-type="float" office:value="6744.39" calcext:value-type="float">
            <text:p>6,744.39</text:p>
          </table:table-cell>
          <table:table-cell table:style-name="ce8" office:value-type="float" office:value="194.69" calcext:value-type="float">
            <text:p>194.69</text:p>
          </table:table-cell>
          <table:table-cell table:style-name="ce13" office:value-type="float" office:value="14585.79" calcext:value-type="float">
            <text:p>14,585.79</text:p>
          </table:table-cell>
          <table:table-cell table:style-name="ce13" office:value-type="float" office:value="1980.24" calcext:value-type="float">
            <text:p>1,980.24</text:p>
          </table:table-cell>
          <table:table-cell table:style-name="ce17" office:value-type="float" office:value="12605.55" calcext:value-type="float">
            <text:p>12,605.55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5.06" calcext:value-type="float">
            <text:p>195.06</text:p>
          </table:table-cell>
          <table:table-cell office:value-type="float" office:value="14578.79" calcext:value-type="float">
            <text:p>14,578.79</text:p>
          </table:table-cell>
          <table:table-cell office:value-type="float" office:value="3884.13" calcext:value-type="float">
            <text:p>3,884.13</text:p>
          </table:table-cell>
          <table:table-cell office:value-type="float" office:value="10694.67" calcext:value-type="float">
            <text:p>10,694.67</text:p>
          </table:table-cell>
          <table:table-cell office:value-type="float" office:value="195.94" calcext:value-type="float">
            <text:p>195.94</text:p>
          </table:table-cell>
          <table:table-cell office:value-type="float" office:value="14583.88" calcext:value-type="float">
            <text:p>14,583.88</text:p>
          </table:table-cell>
          <table:table-cell office:value-type="float" office:value="3703.43" calcext:value-type="float">
            <text:p>3,703.43</text:p>
          </table:table-cell>
          <table:table-cell office:value-type="float" office:value="10880.46" calcext:value-type="float">
            <text:p>10,880.46</text:p>
          </table:table-cell>
          <table:table-cell table:style-name="ce12" office:value-type="float" office:value="194.95" calcext:value-type="float">
            <text:p>194.95</text:p>
          </table:table-cell>
          <table:table-cell office:value-type="float" office:value="14554.58" calcext:value-type="float">
            <text:p>14,554.58</text:p>
          </table:table-cell>
          <table:table-cell office:value-type="float" office:value="7843.27" calcext:value-type="float">
            <text:p>7,843.27</text:p>
          </table:table-cell>
          <table:table-cell office:value-type="float" office:value="6711.31" calcext:value-type="float">
            <text:p>6,711.31</text:p>
          </table:table-cell>
          <table:table-cell office:value-type="float" office:value="196.13" calcext:value-type="float">
            <text:p>196.13</text:p>
          </table:table-cell>
          <table:table-cell office:value-type="float" office:value="14634.49" calcext:value-type="float">
            <text:p>14,634.49</text:p>
          </table:table-cell>
          <table:table-cell office:value-type="float" office:value="2001.43" calcext:value-type="float">
            <text:p>2,001.43</text:p>
          </table:table-cell>
          <table:table-cell office:value-type="float" office:value="12633.06" calcext:value-type="float">
            <text:p>12,633.06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35" calcext:value-type="float">
            <text:p>348.35</text:p>
          </table:table-cell>
          <table:table-cell office:value-type="float" office:value="8213.34" calcext:value-type="float">
            <text:p>8,213.34</text:p>
          </table:table-cell>
          <table:table-cell office:value-type="float" office:value="4056.36" calcext:value-type="float">
            <text:p>4,056.36</text:p>
          </table:table-cell>
          <table:table-cell office:value-type="float" office:value="4156.99" calcext:value-type="float">
            <text:p>4,156.99</text:p>
          </table:table-cell>
          <table:table-cell office:value-type="float" office:value="348.35" calcext:value-type="float">
            <text:p>348.35</text:p>
          </table:table-cell>
          <table:table-cell office:value-type="float" office:value="8213.34" calcext:value-type="float">
            <text:p>8,213.34</text:p>
          </table:table-cell>
          <table:table-cell office:value-type="float" office:value="5263.05" calcext:value-type="float">
            <text:p>5,263.05</text:p>
          </table:table-cell>
          <table:table-cell office:value-type="float" office:value="2950.29" calcext:value-type="float">
            <text:p>2,950.29</text:p>
          </table:table-cell>
          <table:table-cell office:value-type="float" office:value="346.58" calcext:value-type="float">
            <text:p>346.58</text:p>
          </table:table-cell>
          <table:table-cell office:value-type="float" office:value="8177.15" calcext:value-type="float">
            <text:p>8,177.15</text:p>
          </table:table-cell>
          <table:table-cell office:value-type="float" office:value="2811.73" calcext:value-type="float">
            <text:p>2,811.73</text:p>
          </table:table-cell>
          <table:table-cell office:value-type="float" office:value="5365.42" calcext:value-type="float">
            <text:p>5,365.42</text:p>
          </table:table-cell>
          <table:table-cell office:value-type="float" office:value="347.55" calcext:value-type="float">
            <text:p>347.55</text:p>
          </table:table-cell>
          <table:table-cell office:value-type="float" office:value="8177.97" calcext:value-type="float">
            <text:p>8,177.97</text:p>
          </table:table-cell>
          <table:table-cell office:value-type="float" office:value="3730.76" calcext:value-type="float">
            <text:p>3,730.76</text:p>
          </table:table-cell>
          <table:table-cell office:value-type="float" office:value="4447.2" calcext:value-type="float">
            <text:p>4,447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93" calcext:value-type="float">
            <text:p>348.93</text:p>
          </table:table-cell>
          <table:table-cell table:style-name="ce15" office:value-type="float" office:value="8175.9" calcext:value-type="float">
            <text:p>8,175.90</text:p>
          </table:table-cell>
          <table:table-cell office:value-type="float" office:value="4025.04" calcext:value-type="float">
            <text:p>4,025.04</text:p>
          </table:table-cell>
          <table:table-cell office:value-type="float" office:value="4150.86" calcext:value-type="float">
            <text:p>4,150.86</text:p>
          </table:table-cell>
          <table:table-cell table:style-name="ce20" office:value-type="float" office:value="348.93" calcext:value-type="float">
            <text:p>348.93</text:p>
          </table:table-cell>
          <table:table-cell table:style-name="ce15" office:value-type="float" office:value="8175.9" calcext:value-type="float">
            <text:p>8,175.90</text:p>
          </table:table-cell>
          <table:table-cell office:value-type="float" office:value="5288.19" calcext:value-type="float">
            <text:p>5,288.19</text:p>
          </table:table-cell>
          <table:table-cell office:value-type="float" office:value="2887.71" calcext:value-type="float">
            <text:p>2,887.71</text:p>
          </table:table-cell>
          <table:table-cell table:style-name="ce20" office:value-type="float" office:value="347.22" calcext:value-type="float">
            <text:p>347.22</text:p>
          </table:table-cell>
          <table:table-cell table:style-name="ce15" office:value-type="float" office:value="8173.84" calcext:value-type="float">
            <text:p>8,173.84</text:p>
          </table:table-cell>
          <table:table-cell office:value-type="float" office:value="2824.8" calcext:value-type="float">
            <text:p>2,824.80</text:p>
          </table:table-cell>
          <table:table-cell office:value-type="float" office:value="5349.04" calcext:value-type="float">
            <text:p>5,349.04</text:p>
          </table:table-cell>
          <table:table-cell table:style-name="ce20" office:value-type="float" office:value="347.79" calcext:value-type="float">
            <text:p>347.79</text:p>
          </table:table-cell>
          <table:table-cell table:style-name="ce15" office:value-type="float" office:value="8174.33" calcext:value-type="float">
            <text:p>8,174.33</text:p>
          </table:table-cell>
          <table:table-cell office:value-type="float" office:value="3733.24" calcext:value-type="float">
            <text:p>3,733.24</text:p>
          </table:table-cell>
          <table:table-cell office:value-type="float" office:value="4441.08" calcext:value-type="float">
            <text:p>4,441.0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5.86" calcext:value-type="float">
            <text:p>195.86</text:p>
          </table:table-cell>
          <table:table-cell office:value-type="float" office:value="14653.71" calcext:value-type="float">
            <text:p>14,653.71</text:p>
          </table:table-cell>
          <table:table-cell office:value-type="float" office:value="4068.02" calcext:value-type="float">
            <text:p>4,068.02</text:p>
          </table:table-cell>
          <table:table-cell office:value-type="float" office:value="10585.69" calcext:value-type="float">
            <text:p>10,585.69</text:p>
          </table:table-cell>
          <table:table-cell office:value-type="float" office:value="196.75" calcext:value-type="float">
            <text:p>196.75</text:p>
          </table:table-cell>
          <table:table-cell office:value-type="float" office:value="14675.37" calcext:value-type="float">
            <text:p>14,675.37</text:p>
          </table:table-cell>
          <table:table-cell office:value-type="float" office:value="3794.27" calcext:value-type="float">
            <text:p>3,794.27</text:p>
          </table:table-cell>
          <table:table-cell office:value-type="float" office:value="10881.09" calcext:value-type="float">
            <text:p>10,881.09</text:p>
          </table:table-cell>
          <table:table-cell office:value-type="float" office:value="195.35" calcext:value-type="float">
            <text:p>195.35</text:p>
          </table:table-cell>
          <table:table-cell office:value-type="float" office:value="14599.91" calcext:value-type="float">
            <text:p>14,599.91</text:p>
          </table:table-cell>
          <table:table-cell office:value-type="float" office:value="7851.45" calcext:value-type="float">
            <text:p>7,851.45</text:p>
          </table:table-cell>
          <table:table-cell office:value-type="float" office:value="6748.46" calcext:value-type="float">
            <text:p>6,748.46</text:p>
          </table:table-cell>
          <table:table-cell office:value-type="float" office:value="195.39" calcext:value-type="float">
            <text:p>195.39</text:p>
          </table:table-cell>
          <table:table-cell office:value-type="float" office:value="14572.03" calcext:value-type="float">
            <text:p>14,572.03</text:p>
          </table:table-cell>
          <table:table-cell office:value-type="float" office:value="1974.83" calcext:value-type="float">
            <text:p>1,974.83</text:p>
          </table:table-cell>
          <table:table-cell office:value-type="float" office:value="12597.2" calcext:value-type="float">
            <text:p>12,597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03.9" calcext:value-type="float">
            <text:p>503.90</text:p>
          </table:table-cell>
          <table:table-cell office:value-type="float" office:value="10532.21" calcext:value-type="float">
            <text:p>10,532.21</text:p>
          </table:table-cell>
          <table:table-cell office:value-type="float" office:value="10216.33" calcext:value-type="float">
            <text:p>10,216.33</text:p>
          </table:table-cell>
          <table:table-cell office:value-type="float" office:value="315.88" calcext:value-type="float">
            <text:p>315.88</text:p>
          </table:table-cell>
          <table:table-cell office:value-type="float" office:value="453.74" calcext:value-type="float">
            <text:p>453.74</text:p>
          </table:table-cell>
          <table:table-cell office:value-type="float" office:value="9032.9" calcext:value-type="float">
            <text:p>9,032.90</text:p>
          </table:table-cell>
          <table:table-cell office:value-type="float" office:value="8748.36" calcext:value-type="float">
            <text:p>8,748.36</text:p>
          </table:table-cell>
          <table:table-cell office:value-type="float" office:value="284.54" calcext:value-type="float">
            <text:p>284.54</text:p>
          </table:table-cell>
          <table:table-cell office:value-type="float" office:value="708.74" calcext:value-type="float">
            <text:p>708.74</text:p>
          </table:table-cell>
          <table:table-cell office:value-type="float" office:value="11787.04" calcext:value-type="float">
            <text:p>11,787.04</text:p>
          </table:table-cell>
          <table:table-cell office:value-type="float" office:value="11435.26" calcext:value-type="float">
            <text:p>11,435.26</text:p>
          </table:table-cell>
          <table:table-cell office:value-type="float" office:value="351.78" calcext:value-type="float">
            <text:p>351.78</text:p>
          </table:table-cell>
          <table:table-cell office:value-type="float" office:value="747.91" calcext:value-type="float">
            <text:p>747.91</text:p>
          </table:table-cell>
          <table:table-cell office:value-type="float" office:value="10690.08" calcext:value-type="float">
            <text:p>10,690.08</text:p>
          </table:table-cell>
          <table:table-cell office:value-type="float" office:value="10236.04" calcext:value-type="float">
            <text:p>10,236.04</text:p>
          </table:table-cell>
          <table:table-cell office:value-type="float" office:value="454.04" calcext:value-type="float">
            <text:p>454.04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07.98" calcext:value-type="float">
            <text:p>507.98</text:p>
          </table:table-cell>
          <table:table-cell table:style-name="ce16" office:value-type="float" office:value="10540.27" calcext:value-type="float">
            <text:p>10,540.27</text:p>
          </table:table-cell>
          <table:table-cell table:style-name="ce16" office:value-type="float" office:value="10226.7" calcext:value-type="float">
            <text:p>10,226.70</text:p>
          </table:table-cell>
          <table:table-cell table:style-name="ce19" office:value-type="float" office:value="313.57" calcext:value-type="float">
            <text:p>313.57</text:p>
          </table:table-cell>
          <table:table-cell table:style-name="ce10" office:value-type="float" office:value="456.34" calcext:value-type="float">
            <text:p>456.34</text:p>
          </table:table-cell>
          <table:table-cell table:style-name="ce16" office:value-type="float" office:value="9035.07" calcext:value-type="float">
            <text:p>9,035.07</text:p>
          </table:table-cell>
          <table:table-cell table:style-name="ce16" office:value-type="float" office:value="8761.39" calcext:value-type="float">
            <text:p>8,761.39</text:p>
          </table:table-cell>
          <table:table-cell table:style-name="ce19" office:value-type="float" office:value="273.68" calcext:value-type="float">
            <text:p>273.68</text:p>
          </table:table-cell>
          <table:table-cell table:style-name="ce10" office:value-type="float" office:value="710.12" calcext:value-type="float">
            <text:p>710.12</text:p>
          </table:table-cell>
          <table:table-cell table:style-name="ce16" office:value-type="float" office:value="11788.82" calcext:value-type="float">
            <text:p>11,788.82</text:p>
          </table:table-cell>
          <table:table-cell table:style-name="ce16" office:value-type="float" office:value="11448.77" calcext:value-type="float">
            <text:p>11,448.77</text:p>
          </table:table-cell>
          <table:table-cell table:style-name="ce19" office:value-type="float" office:value="340.05" calcext:value-type="float">
            <text:p>340.05</text:p>
          </table:table-cell>
          <table:table-cell table:style-name="ce10" office:value-type="float" office:value="750.18" calcext:value-type="float">
            <text:p>750.18</text:p>
          </table:table-cell>
          <table:table-cell table:style-name="ce16" office:value-type="float" office:value="10719.08" calcext:value-type="float">
            <text:p>10,719.08</text:p>
          </table:table-cell>
          <table:table-cell table:style-name="ce16" office:value-type="float" office:value="10271.72" calcext:value-type="float">
            <text:p>10,271.72</text:p>
          </table:table-cell>
          <table:table-cell table:style-name="ce19" office:value-type="float" office:value="447.36" calcext:value-type="float">
            <text:p>447.3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3826.64" calcext:value-type="float">
            <text:p>3,826.64</text:p>
          </table:table-cell>
          <table:table-cell table:style-name="ce17" office:value-type="float" office:value="10717.97" calcext:value-type="float">
            <text:p>10,717.97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3708.34" calcext:value-type="float">
            <text:p>3,708.34</text:p>
          </table:table-cell>
          <table:table-cell table:style-name="ce17" office:value-type="float" office:value="10836.27" calcext:value-type="float">
            <text:p>10,836.27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7820.33" calcext:value-type="float">
            <text:p>7,820.33</text:p>
          </table:table-cell>
          <table:table-cell table:style-name="ce17" office:value-type="float" office:value="6724.28" calcext:value-type="float">
            <text:p>6,724.28</text:p>
          </table:table-cell>
          <table:table-cell table:style-name="ce11" office:value-type="float" office:value="196.29" calcext:value-type="float">
            <text:p>196.29</text:p>
          </table:table-cell>
          <table:table-cell table:style-name="ce13" office:value-type="float" office:value="14679.66" calcext:value-type="float">
            <text:p>14,679.66</text:p>
          </table:table-cell>
          <table:table-cell table:style-name="ce13" office:value-type="float" office:value="1978.87" calcext:value-type="float">
            <text:p>1,978.87</text:p>
          </table:table-cell>
          <table:table-cell table:style-name="ce17" office:value-type="float" office:value="12700.79" calcext:value-type="float">
            <text:p>12,700.79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4.8" calcext:value-type="float">
            <text:p>194.80</text:p>
          </table:table-cell>
          <table:table-cell office:value-type="float" office:value="14551.77" calcext:value-type="float">
            <text:p>14,551.77</text:p>
          </table:table-cell>
          <table:table-cell office:value-type="float" office:value="3860.44" calcext:value-type="float">
            <text:p>3,860.44</text:p>
          </table:table-cell>
          <table:table-cell office:value-type="float" office:value="10691.33" calcext:value-type="float">
            <text:p>10,691.33</text:p>
          </table:table-cell>
          <table:table-cell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3687.86" calcext:value-type="float">
            <text:p>3,687.86</text:p>
          </table:table-cell>
          <table:table-cell office:value-type="float" office:value="10940.35" calcext:value-type="float">
            <text:p>10,940.35</text:p>
          </table:table-cell>
          <table:table-cell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7868.63" calcext:value-type="float">
            <text:p>7,868.63</text:p>
          </table:table-cell>
          <table:table-cell office:value-type="float" office:value="6759.58" calcext:value-type="float">
            <text:p>6,759.58</text:p>
          </table:table-cell>
          <table:table-cell table:style-name="ce12"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1988.43" calcext:value-type="float">
            <text:p>1,988.43</text:p>
          </table:table-cell>
          <table:table-cell office:value-type="float" office:value="12639.78" calcext:value-type="float">
            <text:p>12,639.78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15" calcext:value-type="float">
            <text:p>348.15</text:p>
          </table:table-cell>
          <table:table-cell office:value-type="float" office:value="8109.63" calcext:value-type="float">
            <text:p>8,109.63</text:p>
          </table:table-cell>
          <table:table-cell office:value-type="float" office:value="3991.72" calcext:value-type="float">
            <text:p>3,991.72</text:p>
          </table:table-cell>
          <table:table-cell office:value-type="float" office:value="4117.9" calcext:value-type="float">
            <text:p>4,117.90</text:p>
          </table:table-cell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5267.42" calcext:value-type="float">
            <text:p>5,267.42</text:p>
          </table:table-cell>
          <table:table-cell office:value-type="float" office:value="2839.34" calcext:value-type="float">
            <text:p>2,839.34</text:p>
          </table:table-cell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2877.17" calcext:value-type="float">
            <text:p>2,877.17</text:p>
          </table:table-cell>
          <table:table-cell office:value-type="float" office:value="5229.59" calcext:value-type="float">
            <text:p>5,229.59</text:p>
          </table:table-cell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3715.52" calcext:value-type="float">
            <text:p>3,715.52</text:p>
          </table:table-cell>
          <table:table-cell office:value-type="float" office:value="4391.24" calcext:value-type="float">
            <text:p>4,391.24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0.19" calcext:value-type="float">
            <text:p>350.19</text:p>
          </table:table-cell>
          <table:table-cell table:style-name="ce15" office:value-type="float" office:value="8108.74" calcext:value-type="float">
            <text:p>8,108.74</text:p>
          </table:table-cell>
          <table:table-cell office:value-type="float" office:value="3987.58" calcext:value-type="float">
            <text:p>3,987.58</text:p>
          </table:table-cell>
          <table:table-cell office:value-type="float" office:value="4121.16" calcext:value-type="float">
            <text:p>4,121.16</text:p>
          </table:table-cell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5261.88" calcext:value-type="float">
            <text:p>5,261.88</text:p>
          </table:table-cell>
          <table:table-cell office:value-type="float" office:value="2842.04" calcext:value-type="float">
            <text:p>2,842.04</text:p>
          </table:table-cell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2877.34" calcext:value-type="float">
            <text:p>2,877.34</text:p>
          </table:table-cell>
          <table:table-cell office:value-type="float" office:value="5226.57" calcext:value-type="float">
            <text:p>5,226.57</text:p>
          </table:table-cell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3702.35" calcext:value-type="float">
            <text:p>3,702.35</text:p>
          </table:table-cell>
          <table:table-cell office:value-type="float" office:value="4401.57" calcext:value-type="float">
            <text:p>4,401.57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76" calcext:value-type="float">
            <text:p>196.76</text:p>
          </table:table-cell>
          <table:table-cell office:value-type="float" office:value="14671.05" calcext:value-type="float">
            <text:p>14,671.05</text:p>
          </table:table-cell>
          <table:table-cell office:value-type="float" office:value="4117.13" calcext:value-type="float">
            <text:p>4,117.13</text:p>
          </table:table-cell>
          <table:table-cell office:value-type="float" office:value="10553.92" calcext:value-type="float">
            <text:p>10,553.92</text:p>
          </table:table-cell>
          <table:table-cell office:value-type="float" office:value="196.96" calcext:value-type="float">
            <text:p>196.96</text:p>
          </table:table-cell>
          <table:table-cell office:value-type="float" office:value="14671.22" calcext:value-type="float">
            <text:p>14,671.22</text:p>
          </table:table-cell>
          <table:table-cell office:value-type="float" office:value="3831.26" calcext:value-type="float">
            <text:p>3,831.26</text:p>
          </table:table-cell>
          <table:table-cell office:value-type="float" office:value="10839.96" calcext:value-type="float">
            <text:p>10,839.96</text:p>
          </table:table-cell>
          <table:table-cell office:value-type="float" office:value="197.64" calcext:value-type="float">
            <text:p>197.64</text:p>
          </table:table-cell>
          <table:table-cell office:value-type="float" office:value="14688.34" calcext:value-type="float">
            <text:p>14,688.34</text:p>
          </table:table-cell>
          <table:table-cell office:value-type="float" office:value="7898.55" calcext:value-type="float">
            <text:p>7,898.55</text:p>
          </table:table-cell>
          <table:table-cell office:value-type="float" office:value="6789.79" calcext:value-type="float">
            <text:p>6,789.79</text:p>
          </table:table-cell>
          <table:table-cell office:value-type="float" office:value="196.36" calcext:value-type="float">
            <text:p>196.36</text:p>
          </table:table-cell>
          <table:table-cell office:value-type="float" office:value="14605.68" calcext:value-type="float">
            <text:p>14,605.68</text:p>
          </table:table-cell>
          <table:table-cell office:value-type="float" office:value="1994.7" calcext:value-type="float">
            <text:p>1,994.70</text:p>
          </table:table-cell>
          <table:table-cell office:value-type="float" office:value="12610.98" calcext:value-type="float">
            <text:p>12,610.98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12" calcext:value-type="float">
            <text:p>510.12</text:p>
          </table:table-cell>
          <table:table-cell office:value-type="float" office:value="10480.78" calcext:value-type="float">
            <text:p>10,480.78</text:p>
          </table:table-cell>
          <table:table-cell office:value-type="float" office:value="10165.25" calcext:value-type="float">
            <text:p>10,165.25</text:p>
          </table:table-cell>
          <table:table-cell office:value-type="float" office:value="315.53" calcext:value-type="float">
            <text:p>315.53</text:p>
          </table:table-cell>
          <table:table-cell office:value-type="float" office:value="455.26" calcext:value-type="float">
            <text:p>455.26</text:p>
          </table:table-cell>
          <table:table-cell office:value-type="float" office:value="8919.06" calcext:value-type="float">
            <text:p>8,919.06</text:p>
          </table:table-cell>
          <table:table-cell office:value-type="float" office:value="8636.73" calcext:value-type="float">
            <text:p>8,636.73</text:p>
          </table:table-cell>
          <table:table-cell office:value-type="float" office:value="282.33" calcext:value-type="float">
            <text:p>282.33</text:p>
          </table:table-cell>
          <table:table-cell office:value-type="float" office:value="692.97" calcext:value-type="float">
            <text:p>692.97</text:p>
          </table:table-cell>
          <table:table-cell office:value-type="float" office:value="11703.01" calcext:value-type="float">
            <text:p>11,703.01</text:p>
          </table:table-cell>
          <table:table-cell office:value-type="float" office:value="11367.76" calcext:value-type="float">
            <text:p>11,367.76</text:p>
          </table:table-cell>
          <table:table-cell office:value-type="float" office:value="335.25" calcext:value-type="float">
            <text:p>335.25</text:p>
          </table:table-cell>
          <table:table-cell office:value-type="float" office:value="746.54" calcext:value-type="float">
            <text:p>746.54</text:p>
          </table:table-cell>
          <table:table-cell office:value-type="float" office:value="10645.25" calcext:value-type="float">
            <text:p>10,645.25</text:p>
          </table:table-cell>
          <table:table-cell office:value-type="float" office:value="10225.62" calcext:value-type="float">
            <text:p>10,225.62</text:p>
          </table:table-cell>
          <table:table-cell office:value-type="float" office:value="419.63" calcext:value-type="float">
            <text:p>419.63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52" calcext:value-type="float">
            <text:p>511.52</text:p>
          </table:table-cell>
          <table:table-cell table:style-name="ce16" office:value-type="float" office:value="10491.48" calcext:value-type="float">
            <text:p>10,491.48</text:p>
          </table:table-cell>
          <table:table-cell table:style-name="ce16" office:value-type="float" office:value="10179.6" calcext:value-type="float">
            <text:p>10,179.60</text:p>
          </table:table-cell>
          <table:table-cell table:style-name="ce19" office:value-type="float" office:value="311.88" calcext:value-type="float">
            <text:p>311.88</text:p>
          </table:table-cell>
          <table:table-cell table:style-name="ce10" office:value-type="float" office:value="455.29" calcext:value-type="float">
            <text:p>455.29</text:p>
          </table:table-cell>
          <table:table-cell table:style-name="ce16" office:value-type="float" office:value="8919.1" calcext:value-type="float">
            <text:p>8,919.10</text:p>
          </table:table-cell>
          <table:table-cell table:style-name="ce16" office:value-type="float" office:value="8645.71" calcext:value-type="float">
            <text:p>8,645.71</text:p>
          </table:table-cell>
          <table:table-cell table:style-name="ce19" office:value-type="float" office:value="273.39" calcext:value-type="float">
            <text:p>273.39</text:p>
          </table:table-cell>
          <table:table-cell table:style-name="ce10" office:value-type="float" office:value="693.53" calcext:value-type="float">
            <text:p>693.53</text:p>
          </table:table-cell>
          <table:table-cell table:style-name="ce16" office:value-type="float" office:value="11726.39" calcext:value-type="float">
            <text:p>11,726.39</text:p>
          </table:table-cell>
          <table:table-cell table:style-name="ce16" office:value-type="float" office:value="11399.79" calcext:value-type="float">
            <text:p>11,399.79</text:p>
          </table:table-cell>
          <table:table-cell table:style-name="ce19" office:value-type="float" office:value="326.6" calcext:value-type="float">
            <text:p>326.60</text:p>
          </table:table-cell>
          <table:table-cell table:style-name="ce10" office:value-type="float" office:value="747.73" calcext:value-type="float">
            <text:p>747.73</text:p>
          </table:table-cell>
          <table:table-cell table:style-name="ce16" office:value-type="float" office:value="10645.18" calcext:value-type="float">
            <text:p>10,645.18</text:p>
          </table:table-cell>
          <table:table-cell table:style-name="ce16" office:value-type="float" office:value="10229.01" calcext:value-type="float">
            <text:p>10,229.01</text:p>
          </table:table-cell>
          <table:table-cell table:style-name="ce19" office:value-type="float" office:value="416.17" calcext:value-type="float">
            <text:p>416.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_periodic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14555.24" calcext:value-type="float">
            <text:p>14,555.24</text:p>
          </table:table-cell>
          <table:table-cell table:style-name="ce13" office:value-type="float" office:value="3834.46" calcext:value-type="float">
            <text:p>3,834.46</text:p>
          </table:table-cell>
          <table:table-cell table:style-name="ce17" office:value-type="float" office:value="10720.77" calcext:value-type="float">
            <text:p>10,720.77</text:p>
          </table:table-cell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14555.29" calcext:value-type="float">
            <text:p>14,555.29</text:p>
          </table:table-cell>
          <table:table-cell table:style-name="ce13" office:value-type="float" office:value="3689.64" calcext:value-type="float">
            <text:p>3,689.64</text:p>
          </table:table-cell>
          <table:table-cell table:style-name="ce17" office:value-type="float" office:value="10865.64" calcext:value-type="float">
            <text:p>10,865.64</text:p>
          </table:table-cell>
          <table:table-cell table:style-name="ce8" office:value-type="float" office:value="194.35" calcext:value-type="float">
            <text:p>194.35</text:p>
          </table:table-cell>
          <table:table-cell table:style-name="ce13" office:value-type="float" office:value="14576.36" calcext:value-type="float">
            <text:p>14,576.36</text:p>
          </table:table-cell>
          <table:table-cell table:style-name="ce13" office:value-type="float" office:value="7872.84" calcext:value-type="float">
            <text:p>7,872.84</text:p>
          </table:table-cell>
          <table:table-cell table:style-name="ce17" office:value-type="float" office:value="6703.52" calcext:value-type="float">
            <text:p>6,703.52</text:p>
          </table:table-cell>
          <table:table-cell table:style-name="ce8" office:value-type="float" office:value="193.89" calcext:value-type="float">
            <text:p>193.89</text:p>
          </table:table-cell>
          <table:table-cell table:style-name="ce13" office:value-type="float" office:value="14557.23" calcext:value-type="float">
            <text:p>14,557.23</text:p>
          </table:table-cell>
          <table:table-cell table:style-name="ce13" office:value-type="float" office:value="2012.25" calcext:value-type="float">
            <text:p>2,012.25</text:p>
          </table:table-cell>
          <table:table-cell table:style-name="ce17" office:value-type="float" office:value="12544.98" calcext:value-type="float">
            <text:p>12,544.9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6.09" calcext:value-type="float">
            <text:p>196.09</text:p>
          </table:table-cell>
          <table:table-cell office:value-type="float" office:value="14586.32" calcext:value-type="float">
            <text:p>14,586.32</text:p>
          </table:table-cell>
          <table:table-cell office:value-type="float" office:value="3870.33" calcext:value-type="float">
            <text:p>3,870.33</text:p>
          </table:table-cell>
          <table:table-cell office:value-type="float" office:value="10715.99" calcext:value-type="float">
            <text:p>10,715.99</text:p>
          </table:table-cell>
          <table:table-cell office:value-type="float" office:value="196.15" calcext:value-type="float">
            <text:p>196.15</text:p>
          </table:table-cell>
          <table:table-cell office:value-type="float" office:value="14606.1" calcext:value-type="float">
            <text:p>14,606.10</text:p>
          </table:table-cell>
          <table:table-cell office:value-type="float" office:value="3696.87" calcext:value-type="float">
            <text:p>3,696.87</text:p>
          </table:table-cell>
          <table:table-cell office:value-type="float" office:value="10909.23" calcext:value-type="float">
            <text:p>10,909.23</text:p>
          </table:table-cell>
          <table:table-cell office:value-type="float" office:value="198.3" calcext:value-type="float">
            <text:p>198.30</text:p>
          </table:table-cell>
          <table:table-cell office:value-type="float" office:value="14661.02" calcext:value-type="float">
            <text:p>14,661.02</text:p>
          </table:table-cell>
          <table:table-cell office:value-type="float" office:value="7838.96" calcext:value-type="float">
            <text:p>7,838.96</text:p>
          </table:table-cell>
          <table:table-cell office:value-type="float" office:value="6822.05" calcext:value-type="float">
            <text:p>6,822.05</text:p>
          </table:table-cell>
          <table:table-cell office:value-type="float" office:value="196.09" calcext:value-type="float">
            <text:p>196.09</text:p>
          </table:table-cell>
          <table:table-cell office:value-type="float" office:value="14585.31" calcext:value-type="float">
            <text:p>14,585.31</text:p>
          </table:table-cell>
          <table:table-cell office:value-type="float" office:value="2001.97" calcext:value-type="float">
            <text:p>2,001.97</text:p>
          </table:table-cell>
          <table:table-cell office:value-type="float" office:value="12583.34" calcext:value-type="float">
            <text:p>12,583.34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3.93" calcext:value-type="float">
            <text:p>353.93</text:p>
          </table:table-cell>
          <table:table-cell office:value-type="float" office:value="8208.25" calcext:value-type="float">
            <text:p>8,208.25</text:p>
          </table:table-cell>
          <table:table-cell office:value-type="float" office:value="4073.87" calcext:value-type="float">
            <text:p>4,073.87</text:p>
          </table:table-cell>
          <table:table-cell office:value-type="float" office:value="4134.37" calcext:value-type="float">
            <text:p>4,134.37</text:p>
          </table:table-cell>
          <table:table-cell office:value-type="float" office:value="353.8" calcext:value-type="float">
            <text:p>353.80</text:p>
          </table:table-cell>
          <table:table-cell office:value-type="float" office:value="8222.64" calcext:value-type="float">
            <text:p>8,222.64</text:p>
          </table:table-cell>
          <table:table-cell office:value-type="float" office:value="5318.28" calcext:value-type="float">
            <text:p>5,318.28</text:p>
          </table:table-cell>
          <table:table-cell office:value-type="float" office:value="2904.36" calcext:value-type="float">
            <text:p>2,904.36</text:p>
          </table:table-cell>
          <table:table-cell office:value-type="float" office:value="354.15" calcext:value-type="float">
            <text:p>354.15</text:p>
          </table:table-cell>
          <table:table-cell office:value-type="float" office:value="8209.06" calcext:value-type="float">
            <text:p>8,209.06</text:p>
          </table:table-cell>
          <table:table-cell office:value-type="float" office:value="2852.08" calcext:value-type="float">
            <text:p>2,852.08</text:p>
          </table:table-cell>
          <table:table-cell office:value-type="float" office:value="5356.99" calcext:value-type="float">
            <text:p>5,356.99</text:p>
          </table:table-cell>
          <table:table-cell office:value-type="float" office:value="354.01" calcext:value-type="float">
            <text:p>354.01</text:p>
          </table:table-cell>
          <table:table-cell office:value-type="float" office:value="8208.95" calcext:value-type="float">
            <text:p>8,208.95</text:p>
          </table:table-cell>
          <table:table-cell office:value-type="float" office:value="3751.31" calcext:value-type="float">
            <text:p>3,751.31</text:p>
          </table:table-cell>
          <table:table-cell office:value-type="float" office:value="4457.64" calcext:value-type="float">
            <text:p>4,457.64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4.6" calcext:value-type="float">
            <text:p>354.60</text:p>
          </table:table-cell>
          <table:table-cell table:style-name="ce15" office:value-type="float" office:value="8204.98" calcext:value-type="float">
            <text:p>8,204.98</text:p>
          </table:table-cell>
          <table:table-cell office:value-type="float" office:value="4056.22" calcext:value-type="float">
            <text:p>4,056.22</text:p>
          </table:table-cell>
          <table:table-cell office:value-type="float" office:value="4148.76" calcext:value-type="float">
            <text:p>4,148.76</text:p>
          </table:table-cell>
          <table:table-cell table:style-name="ce20" office:value-type="float" office:value="353.9" calcext:value-type="float">
            <text:p>353.90</text:p>
          </table:table-cell>
          <table:table-cell table:style-name="ce15" office:value-type="float" office:value="8203.77" calcext:value-type="float">
            <text:p>8,203.77</text:p>
          </table:table-cell>
          <table:table-cell office:value-type="float" office:value="5330.81" calcext:value-type="float">
            <text:p>5,330.81</text:p>
          </table:table-cell>
          <table:table-cell office:value-type="float" office:value="2872.96" calcext:value-type="float">
            <text:p>2,872.96</text:p>
          </table:table-cell>
          <table:table-cell table:style-name="ce20" office:value-type="float" office:value="354.58" calcext:value-type="float">
            <text:p>354.58</text:p>
          </table:table-cell>
          <table:table-cell table:style-name="ce15" office:value-type="float" office:value="8205.59" calcext:value-type="float">
            <text:p>8,205.59</text:p>
          </table:table-cell>
          <table:table-cell office:value-type="float" office:value="2852.14" calcext:value-type="float">
            <text:p>2,852.14</text:p>
          </table:table-cell>
          <table:table-cell office:value-type="float" office:value="5353.45" calcext:value-type="float">
            <text:p>5,353.45</text:p>
          </table:table-cell>
          <table:table-cell table:style-name="ce20" office:value-type="float" office:value="354.46" calcext:value-type="float">
            <text:p>354.46</text:p>
          </table:table-cell>
          <table:table-cell table:style-name="ce15" office:value-type="float" office:value="8205.48" calcext:value-type="float">
            <text:p>8,205.48</text:p>
          </table:table-cell>
          <table:table-cell office:value-type="float" office:value="3721.2" calcext:value-type="float">
            <text:p>3,721.20</text:p>
          </table:table-cell>
          <table:table-cell office:value-type="float" office:value="4484.28" calcext:value-type="float">
            <text:p>4,484.2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25" calcext:value-type="float">
            <text:p>196.25</text:p>
          </table:table-cell>
          <table:table-cell office:value-type="float" office:value="14620.57" calcext:value-type="float">
            <text:p>14,620.57</text:p>
          </table:table-cell>
          <table:table-cell office:value-type="float" office:value="4075.59" calcext:value-type="float">
            <text:p>4,075.59</text:p>
          </table:table-cell>
          <table:table-cell office:value-type="float" office:value="10544.98" calcext:value-type="float">
            <text:p>10,544.98</text:p>
          </table:table-cell>
          <table:table-cell office:value-type="float" office:value="197.1" calcext:value-type="float">
            <text:p>197.10</text:p>
          </table:table-cell>
          <table:table-cell office:value-type="float" office:value="14627.55" calcext:value-type="float">
            <text:p>14,627.55</text:p>
          </table:table-cell>
          <table:table-cell office:value-type="float" office:value="3822.16" calcext:value-type="float">
            <text:p>3,822.16</text:p>
          </table:table-cell>
          <table:table-cell office:value-type="float" office:value="10805.38" calcext:value-type="float">
            <text:p>10,805.38</text:p>
          </table:table-cell>
          <table:table-cell office:value-type="float" office:value="195.1" calcext:value-type="float">
            <text:p>195.10</text:p>
          </table:table-cell>
          <table:table-cell office:value-type="float" office:value="14570.66" calcext:value-type="float">
            <text:p>14,570.66</text:p>
          </table:table-cell>
          <table:table-cell office:value-type="float" office:value="7844.45" calcext:value-type="float">
            <text:p>7,844.45</text:p>
          </table:table-cell>
          <table:table-cell office:value-type="float" office:value="6726.21" calcext:value-type="float">
            <text:p>6,726.21</text:p>
          </table:table-cell>
          <table:table-cell office:value-type="float" office:value="195.21" calcext:value-type="float">
            <text:p>195.21</text:p>
          </table:table-cell>
          <table:table-cell office:value-type="float" office:value="14577.39" calcext:value-type="float">
            <text:p>14,577.39</text:p>
          </table:table-cell>
          <table:table-cell office:value-type="float" office:value="2002.31" calcext:value-type="float">
            <text:p>2,002.31</text:p>
          </table:table-cell>
          <table:table-cell office:value-type="float" office:value="12575.08" calcext:value-type="float">
            <text:p>12,575.0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5.12" calcext:value-type="float">
            <text:p>515.12</text:p>
          </table:table-cell>
          <table:table-cell office:value-type="float" office:value="10463.05" calcext:value-type="float">
            <text:p>10,463.05</text:p>
          </table:table-cell>
          <table:table-cell office:value-type="float" office:value="10146.98" calcext:value-type="float">
            <text:p>10,146.98</text:p>
          </table:table-cell>
          <table:table-cell office:value-type="float" office:value="316.07" calcext:value-type="float">
            <text:p>316.07</text:p>
          </table:table-cell>
          <table:table-cell office:value-type="float" office:value="457.92" calcext:value-type="float">
            <text:p>457.92</text:p>
          </table:table-cell>
          <table:table-cell office:value-type="float" office:value="8996.19" calcext:value-type="float">
            <text:p>8,996.19</text:p>
          </table:table-cell>
          <table:table-cell office:value-type="float" office:value="8710.83" calcext:value-type="float">
            <text:p>8,710.83</text:p>
          </table:table-cell>
          <table:table-cell office:value-type="float" office:value="285.35" calcext:value-type="float">
            <text:p>285.35</text:p>
          </table:table-cell>
          <table:table-cell office:value-type="float" office:value="700.31" calcext:value-type="float">
            <text:p>700.31</text:p>
          </table:table-cell>
          <table:table-cell office:value-type="float" office:value="11874.62" calcext:value-type="float">
            <text:p>11,874.62</text:p>
          </table:table-cell>
          <table:table-cell office:value-type="float" office:value="11532.06" calcext:value-type="float">
            <text:p>11,532.06</text:p>
          </table:table-cell>
          <table:table-cell office:value-type="float" office:value="342.56" calcext:value-type="float">
            <text:p>342.56</text:p>
          </table:table-cell>
          <table:table-cell office:value-type="float" office:value="783.08" calcext:value-type="float">
            <text:p>783.08</text:p>
          </table:table-cell>
          <table:table-cell office:value-type="float" office:value="11109.29" calcext:value-type="float">
            <text:p>11,109.29</text:p>
          </table:table-cell>
          <table:table-cell office:value-type="float" office:value="10642.03" calcext:value-type="float">
            <text:p>10,642.03</text:p>
          </table:table-cell>
          <table:table-cell office:value-type="float" office:value="467.26" calcext:value-type="float">
            <text:p>467.26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5.2" calcext:value-type="float">
            <text:p>515.20</text:p>
          </table:table-cell>
          <table:table-cell table:style-name="ce16" office:value-type="float" office:value="10463.12" calcext:value-type="float">
            <text:p>10,463.12</text:p>
          </table:table-cell>
          <table:table-cell table:style-name="ce16" office:value-type="float" office:value="10150.9" calcext:value-type="float">
            <text:p>10,150.90</text:p>
          </table:table-cell>
          <table:table-cell table:style-name="ce19" office:value-type="float" office:value="312.23" calcext:value-type="float">
            <text:p>312.23</text:p>
          </table:table-cell>
          <table:table-cell table:style-name="ce10" office:value-type="float" office:value="458.65" calcext:value-type="float">
            <text:p>458.65</text:p>
          </table:table-cell>
          <table:table-cell table:style-name="ce16" office:value-type="float" office:value="8996.8" calcext:value-type="float">
            <text:p>8,996.80</text:p>
          </table:table-cell>
          <table:table-cell table:style-name="ce16" office:value-type="float" office:value="8722.09" calcext:value-type="float">
            <text:p>8,722.09</text:p>
          </table:table-cell>
          <table:table-cell table:style-name="ce19" office:value-type="float" office:value="274.72" calcext:value-type="float">
            <text:p>274.72</text:p>
          </table:table-cell>
          <table:table-cell table:style-name="ce10" office:value-type="float" office:value="700.75" calcext:value-type="float">
            <text:p>700.75</text:p>
          </table:table-cell>
          <table:table-cell table:style-name="ce16" office:value-type="float" office:value="11878.93" calcext:value-type="float">
            <text:p>11,878.93</text:p>
          </table:table-cell>
          <table:table-cell table:style-name="ce16" office:value-type="float" office:value="11545.09" calcext:value-type="float">
            <text:p>11,545.09</text:p>
          </table:table-cell>
          <table:table-cell table:style-name="ce19" office:value-type="float" office:value="333.84" calcext:value-type="float">
            <text:p>333.84</text:p>
          </table:table-cell>
          <table:table-cell table:style-name="ce10" office:value-type="float" office:value="783.89" calcext:value-type="float">
            <text:p>783.89</text:p>
          </table:table-cell>
          <table:table-cell table:style-name="ce16" office:value-type="float" office:value="11131.07" calcext:value-type="float">
            <text:p>11,131.07</text:p>
          </table:table-cell>
          <table:table-cell table:style-name="ce16" office:value-type="float" office:value="10668.09" calcext:value-type="float">
            <text:p>10,668.09</text:p>
          </table:table-cell>
          <table:table-cell table:style-name="ce19" office:value-type="float" office:value="462.98" calcext:value-type="float">
            <text:p>462.9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ee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76" calcext:value-type="float">
            <text:p>192.76</text:p>
          </table:table-cell>
          <table:table-cell table:style-name="ce13" office:value-type="float" office:value="13394.98" calcext:value-type="float">
            <text:p>13,394.98</text:p>
          </table:table-cell>
          <table:table-cell table:style-name="ce13" office:value-type="float" office:value="4057.12" calcext:value-type="float">
            <text:p>4,057.12</text:p>
          </table:table-cell>
          <table:table-cell table:style-name="ce17" office:value-type="float" office:value="9337.86" calcext:value-type="float">
            <text:p>9,337.86</text:p>
          </table:table-cell>
          <table:table-cell table:style-name="ce11" office:value-type="float" office:value="192.89" calcext:value-type="float">
            <text:p>192.89</text:p>
          </table:table-cell>
          <table:table-cell table:style-name="ce13" office:value-type="float" office:value="13374.01" calcext:value-type="float">
            <text:p>13,374.01</text:p>
          </table:table-cell>
          <table:table-cell table:style-name="ce13" office:value-type="float" office:value="4189.89" calcext:value-type="float">
            <text:p>4,189.89</text:p>
          </table:table-cell>
          <table:table-cell table:style-name="ce17" office:value-type="float" office:value="9184.12" calcext:value-type="float">
            <text:p>9,184.12</text:p>
          </table:table-cell>
          <table:table-cell table:style-name="ce11" office:value-type="float" office:value="192.42" calcext:value-type="float">
            <text:p>192.42</text:p>
          </table:table-cell>
          <table:table-cell table:style-name="ce13" office:value-type="float" office:value="13358.57" calcext:value-type="float">
            <text:p>13,358.57</text:p>
          </table:table-cell>
          <table:table-cell table:style-name="ce13" office:value-type="float" office:value="6994.53" calcext:value-type="float">
            <text:p>6,994.53</text:p>
          </table:table-cell>
          <table:table-cell table:style-name="ce17" office:value-type="float" office:value="6364.04" calcext:value-type="float">
            <text:p>6,364.04</text:p>
          </table:table-cell>
          <table:table-cell table:style-name="ce11" office:value-type="float" office:value="192.83" calcext:value-type="float">
            <text:p>192.83</text:p>
          </table:table-cell>
          <table:table-cell table:style-name="ce13" office:value-type="float" office:value="13398.78" calcext:value-type="float">
            <text:p>13,398.78</text:p>
          </table:table-cell>
          <table:table-cell table:style-name="ce13" office:value-type="float" office:value="2846.77" calcext:value-type="float">
            <text:p>2,846.77</text:p>
          </table:table-cell>
          <table:table-cell table:style-name="ce17" office:value-type="float" office:value="10552.01" calcext:value-type="float">
            <text:p>10,552.01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88.67" calcext:value-type="float">
            <text:p>188.67</text:p>
          </table:table-cell>
          <table:table-cell office:value-type="float" office:value="13210.3" calcext:value-type="float">
            <text:p>13,210.30</text:p>
          </table:table-cell>
          <table:table-cell office:value-type="float" office:value="3994.38" calcext:value-type="float">
            <text:p>3,994.38</text:p>
          </table:table-cell>
          <table:table-cell office:value-type="float" office:value="9215.92" calcext:value-type="float">
            <text:p>9,215.92</text:p>
          </table:table-cell>
          <table:table-cell table:style-name="ce12" office:value-type="float" office:value="188.94" calcext:value-type="float">
            <text:p>188.94</text:p>
          </table:table-cell>
          <table:table-cell office:value-type="float" office:value="13242.6" calcext:value-type="float">
            <text:p>13,242.60</text:p>
          </table:table-cell>
          <table:table-cell office:value-type="float" office:value="4172.86" calcext:value-type="float">
            <text:p>4,172.86</text:p>
          </table:table-cell>
          <table:table-cell office:value-type="float" office:value="9069.74" calcext:value-type="float">
            <text:p>9,069.74</text:p>
          </table:table-cell>
          <table:table-cell table:style-name="ce12" office:value-type="float" office:value="188.53" calcext:value-type="float">
            <text:p>188.53</text:p>
          </table:table-cell>
          <table:table-cell office:value-type="float" office:value="13187.13" calcext:value-type="float">
            <text:p>13,187.13</text:p>
          </table:table-cell>
          <table:table-cell office:value-type="float" office:value="6878.2" calcext:value-type="float">
            <text:p>6,878.20</text:p>
          </table:table-cell>
          <table:table-cell office:value-type="float" office:value="6308.93" calcext:value-type="float">
            <text:p>6,308.93</text:p>
          </table:table-cell>
          <table:table-cell table:style-name="ce12" office:value-type="float" office:value="188.8" calcext:value-type="float">
            <text:p>188.80</text:p>
          </table:table-cell>
          <table:table-cell office:value-type="float" office:value="13245.09" calcext:value-type="float">
            <text:p>13,245.09</text:p>
          </table:table-cell>
          <table:table-cell office:value-type="float" office:value="2824.4" calcext:value-type="float">
            <text:p>2,824.40</text:p>
          </table:table-cell>
          <table:table-cell office:value-type="float" office:value="10420.69" calcext:value-type="float">
            <text:p>10,420.69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14" calcext:value-type="float">
            <text:p>376.14</text:p>
          </table:table-cell>
          <table:table-cell office:value-type="float" office:value="7760.97" calcext:value-type="float">
            <text:p>7,760.97</text:p>
          </table:table-cell>
          <table:table-cell office:value-type="float" office:value="4248.6" calcext:value-type="float">
            <text:p>4,248.60</text:p>
          </table:table-cell>
          <table:table-cell office:value-type="float" office:value="3512.37" calcext:value-type="float">
            <text:p>3,512.37</text:p>
          </table:table-cell>
          <table:table-cell office:value-type="float" office:value="376.6" calcext:value-type="float">
            <text:p>376.60</text:p>
          </table:table-cell>
          <table:table-cell office:value-type="float" office:value="7761.35" calcext:value-type="float">
            <text:p>7,761.35</text:p>
          </table:table-cell>
          <table:table-cell office:value-type="float" office:value="5001.75" calcext:value-type="float">
            <text:p>5,001.75</text:p>
          </table:table-cell>
          <table:table-cell office:value-type="float" office:value="2759.61" calcext:value-type="float">
            <text:p>2,759.61</text:p>
          </table:table-cell>
          <table:table-cell office:value-type="float" office:value="376.41" calcext:value-type="float">
            <text:p>376.41</text:p>
          </table:table-cell>
          <table:table-cell office:value-type="float" office:value="7761.19" calcext:value-type="float">
            <text:p>7,761.19</text:p>
          </table:table-cell>
          <table:table-cell office:value-type="float" office:value="2614.99" calcext:value-type="float">
            <text:p>2,614.99</text:p>
          </table:table-cell>
          <table:table-cell office:value-type="float" office:value="5146.2" calcext:value-type="float">
            <text:p>5,146.20</text:p>
          </table:table-cell>
          <table:table-cell office:value-type="float" office:value="376.45" calcext:value-type="float">
            <text:p>376.45</text:p>
          </table:table-cell>
          <table:table-cell office:value-type="float" office:value="7761.23" calcext:value-type="float">
            <text:p>7,761.23</text:p>
          </table:table-cell>
          <table:table-cell office:value-type="float" office:value="3353.98" calcext:value-type="float">
            <text:p>3,353.98</text:p>
          </table:table-cell>
          <table:table-cell office:value-type="float" office:value="4407.25" calcext:value-type="float">
            <text:p>4,407.2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86" calcext:value-type="float">
            <text:p>376.86</text:p>
          </table:table-cell>
          <table:table-cell table:style-name="ce15" office:value-type="float" office:value="7757.74" calcext:value-type="float">
            <text:p>7,757.74</text:p>
          </table:table-cell>
          <table:table-cell office:value-type="float" office:value="4258.8" calcext:value-type="float">
            <text:p>4,258.80</text:p>
          </table:table-cell>
          <table:table-cell office:value-type="float" office:value="3498.94" calcext:value-type="float">
            <text:p>3,498.94</text:p>
          </table:table-cell>
          <table:table-cell table:style-name="ce20" office:value-type="float" office:value="377.36" calcext:value-type="float">
            <text:p>377.36</text:p>
          </table:table-cell>
          <table:table-cell table:style-name="ce15" office:value-type="float" office:value="7758.16" calcext:value-type="float">
            <text:p>7,758.16</text:p>
          </table:table-cell>
          <table:table-cell office:value-type="float" office:value="4986.11" calcext:value-type="float">
            <text:p>4,986.11</text:p>
          </table:table-cell>
          <table:table-cell office:value-type="float" office:value="2772.04" calcext:value-type="float">
            <text:p>2,772.04</text:p>
          </table:table-cell>
          <table:table-cell table:style-name="ce20" office:value-type="float" office:value="377.13" calcext:value-type="float">
            <text:p>377.13</text:p>
          </table:table-cell>
          <table:table-cell table:style-name="ce15" office:value-type="float" office:value="7757.96" calcext:value-type="float">
            <text:p>7,757.96</text:p>
          </table:table-cell>
          <table:table-cell office:value-type="float" office:value="2599.31" calcext:value-type="float">
            <text:p>2,599.31</text:p>
          </table:table-cell>
          <table:table-cell office:value-type="float" office:value="5158.65" calcext:value-type="float">
            <text:p>5,158.65</text:p>
          </table:table-cell>
          <table:table-cell table:style-name="ce20" office:value-type="float" office:value="377.78" calcext:value-type="float">
            <text:p>377.78</text:p>
          </table:table-cell>
          <table:table-cell table:style-name="ce15" office:value-type="float" office:value="7758.5" calcext:value-type="float">
            <text:p>7,758.50</text:p>
          </table:table-cell>
          <table:table-cell office:value-type="float" office:value="3364.74" calcext:value-type="float">
            <text:p>3,364.74</text:p>
          </table:table-cell>
          <table:table-cell office:value-type="float" office:value="4393.76" calcext:value-type="float">
            <text:p>4,393.76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89.74" calcext:value-type="float">
            <text:p>189.74</text:p>
          </table:table-cell>
          <table:table-cell office:value-type="float" office:value="13315.72" calcext:value-type="float">
            <text:p>13,315.72</text:p>
          </table:table-cell>
          <table:table-cell office:value-type="float" office:value="4047.68" calcext:value-type="float">
            <text:p>4,047.68</text:p>
          </table:table-cell>
          <table:table-cell office:value-type="float" office:value="9268.04" calcext:value-type="float">
            <text:p>9,268.04</text:p>
          </table:table-cell>
          <table:table-cell office:value-type="float" office:value="190.26" calcext:value-type="float">
            <text:p>190.26</text:p>
          </table:table-cell>
          <table:table-cell office:value-type="float" office:value="13262.92" calcext:value-type="float">
            <text:p>13,262.92</text:p>
          </table:table-cell>
          <table:table-cell office:value-type="float" office:value="4267.97" calcext:value-type="float">
            <text:p>4,267.97</text:p>
          </table:table-cell>
          <table:table-cell office:value-type="float" office:value="8994.95" calcext:value-type="float">
            <text:p>8,994.95</text:p>
          </table:table-cell>
          <table:table-cell office:value-type="float" office:value="193.16" calcext:value-type="float">
            <text:p>193.16</text:p>
          </table:table-cell>
          <table:table-cell office:value-type="float" office:value="13391.54" calcext:value-type="float">
            <text:p>13,391.54</text:p>
          </table:table-cell>
          <table:table-cell office:value-type="float" office:value="7507.69" calcext:value-type="float">
            <text:p>7,507.69</text:p>
          </table:table-cell>
          <table:table-cell office:value-type="float" office:value="5883.85" calcext:value-type="float">
            <text:p>5,883.85</text:p>
          </table:table-cell>
          <table:table-cell office:value-type="float" office:value="192.74" calcext:value-type="float">
            <text:p>192.74</text:p>
          </table:table-cell>
          <table:table-cell office:value-type="float" office:value="13331.56" calcext:value-type="float">
            <text:p>13,331.56</text:p>
          </table:table-cell>
          <table:table-cell office:value-type="float" office:value="2901.59" calcext:value-type="float">
            <text:p>2,901.59</text:p>
          </table:table-cell>
          <table:table-cell office:value-type="float" office:value="10429.97" calcext:value-type="float">
            <text:p>10,429.97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77.37" calcext:value-type="float">
            <text:p>577.37</text:p>
          </table:table-cell>
          <table:table-cell office:value-type="float" office:value="10098.37" calcext:value-type="float">
            <text:p>10,098.37</text:p>
          </table:table-cell>
          <table:table-cell office:value-type="float" office:value="9747.99" calcext:value-type="float">
            <text:p>9,747.99</text:p>
          </table:table-cell>
          <table:table-cell office:value-type="float" office:value="350.38" calcext:value-type="float">
            <text:p>350.38</text:p>
          </table:table-cell>
          <table:table-cell office:value-type="float" office:value="473.03" calcext:value-type="float">
            <text:p>473.03</text:p>
          </table:table-cell>
          <table:table-cell office:value-type="float" office:value="9169.31" calcext:value-type="float">
            <text:p>9,169.31</text:p>
          </table:table-cell>
          <table:table-cell office:value-type="float" office:value="8874.89" calcext:value-type="float">
            <text:p>8,874.89</text:p>
          </table:table-cell>
          <table:table-cell office:value-type="float" office:value="294.41" calcext:value-type="float">
            <text:p>294.41</text:p>
          </table:table-cell>
          <table:table-cell office:value-type="float" office:value="1005.4" calcext:value-type="float">
            <text:p>1,005.40</text:p>
          </table:table-cell>
          <table:table-cell office:value-type="float" office:value="10901.22" calcext:value-type="float">
            <text:p>10,901.22</text:p>
          </table:table-cell>
          <table:table-cell office:value-type="float" office:value="10377.92" calcext:value-type="float">
            <text:p>10,377.92</text:p>
          </table:table-cell>
          <table:table-cell office:value-type="float" office:value="523.3" calcext:value-type="float">
            <text:p>523.30</text:p>
          </table:table-cell>
          <table:table-cell office:value-type="float" office:value="827.56" calcext:value-type="float">
            <text:p>827.56</text:p>
          </table:table-cell>
          <table:table-cell office:value-type="float" office:value="9486.61" calcext:value-type="float">
            <text:p>9,486.61</text:p>
          </table:table-cell>
          <table:table-cell office:value-type="float" office:value="7916.16" calcext:value-type="float">
            <text:p>7,916.16</text:p>
          </table:table-cell>
          <table:table-cell office:value-type="float" office:value="1570.45" calcext:value-type="float">
            <text:p>1,570.4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77.65" calcext:value-type="float">
            <text:p>577.65</text:p>
          </table:table-cell>
          <table:table-cell table:style-name="ce16" office:value-type="float" office:value="10098.61" calcext:value-type="float">
            <text:p>10,098.61</text:p>
          </table:table-cell>
          <table:table-cell table:style-name="ce16" office:value-type="float" office:value="9750.34" calcext:value-type="float">
            <text:p>9,750.34</text:p>
          </table:table-cell>
          <table:table-cell table:style-name="ce19" office:value-type="float" office:value="348.27" calcext:value-type="float">
            <text:p>348.27</text:p>
          </table:table-cell>
          <table:table-cell table:style-name="ce10" office:value-type="float" office:value="473.61" calcext:value-type="float">
            <text:p>473.61</text:p>
          </table:table-cell>
          <table:table-cell table:style-name="ce16" office:value-type="float" office:value="9173.74" calcext:value-type="float">
            <text:p>9,173.74</text:p>
          </table:table-cell>
          <table:table-cell table:style-name="ce16" office:value-type="float" office:value="8887.92" calcext:value-type="float">
            <text:p>8,887.92</text:p>
          </table:table-cell>
          <table:table-cell table:style-name="ce19" office:value-type="float" office:value="285.82" calcext:value-type="float">
            <text:p>285.82</text:p>
          </table:table-cell>
          <table:table-cell table:style-name="ce10" office:value-type="float" office:value="1005.48" calcext:value-type="float">
            <text:p>1,005.48</text:p>
          </table:table-cell>
          <table:table-cell table:style-name="ce16" office:value-type="float" office:value="10897.35" calcext:value-type="float">
            <text:p>10,897.35</text:p>
          </table:table-cell>
          <table:table-cell table:style-name="ce16" office:value-type="float" office:value="10378.49" calcext:value-type="float">
            <text:p>10,378.49</text:p>
          </table:table-cell>
          <table:table-cell table:style-name="ce19" office:value-type="float" office:value="518.86" calcext:value-type="float">
            <text:p>518.86</text:p>
          </table:table-cell>
          <table:table-cell table:style-name="ce10" office:value-type="float" office:value="832.39" calcext:value-type="float">
            <text:p>832.39</text:p>
          </table:table-cell>
          <table:table-cell table:style-name="ce16" office:value-type="float" office:value="9494.6" calcext:value-type="float">
            <text:p>9,494.60</text:p>
          </table:table-cell>
          <table:table-cell table:style-name="ce16" office:value-type="float" office:value="7930.38" calcext:value-type="float">
            <text:p>7,930.38</text:p>
          </table:table-cell>
          <table:table-cell table:style-name="ce19" office:value-type="float" office:value="1564.22" calcext:value-type="float">
            <text:p>1,564.2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ivial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3770.06" calcext:value-type="float">
            <text:p>3,770.06</text:p>
          </table:table-cell>
          <table:table-cell table:style-name="ce17" office:value-type="float" office:value="10922.66" calcext:value-type="float">
            <text:p>10,922.66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4439.62" calcext:value-type="float">
            <text:p>4,439.62</text:p>
          </table:table-cell>
          <table:table-cell table:style-name="ce17" office:value-type="float" office:value="10253.1" calcext:value-type="float">
            <text:p>10,253.10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8247.93" calcext:value-type="float">
            <text:p>8,247.93</text:p>
          </table:table-cell>
          <table:table-cell table:style-name="ce17" office:value-type="float" office:value="6444.79" calcext:value-type="float">
            <text:p>6,444.79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3253.74" calcext:value-type="float">
            <text:p>3,253.74</text:p>
          </table:table-cell>
          <table:table-cell table:style-name="ce17"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770.06" calcext:value-type="float">
            <text:p>3,770.06</text:p>
          </table:table-cell>
          <table:table-cell office:value-type="float" office:value="10922.66" calcext:value-type="float">
            <text:p>10,922.66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8247.93" calcext:value-type="float">
            <text:p>8,247.93</text:p>
          </table:table-cell>
          <table:table-cell office:value-type="float" office:value="6444.79" calcext:value-type="float">
            <text:p>6,444.79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796.48" calcext:value-type="float">
            <text:p>3,796.48</text:p>
          </table:table-cell>
          <table:table-cell office:value-type="float" office:value="4435.19" calcext:value-type="float">
            <text:p>4,435.19</text:p>
          </table:table-cell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5260.8" calcext:value-type="float">
            <text:p>5,260.80</text:p>
          </table:table-cell>
          <table:table-cell office:value-type="float" office:value="2970.87" calcext:value-type="float">
            <text:p>2,970.87</text:p>
          </table:table-cell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063.44" calcext:value-type="float">
            <text:p>3,063.44</text:p>
          </table:table-cell>
          <table:table-cell office:value-type="float" office:value="5168.22" calcext:value-type="float">
            <text:p>5,168.22</text:p>
          </table:table-cell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972.45" calcext:value-type="float">
            <text:p>3,972.45</text:p>
          </table:table-cell>
          <table:table-cell office:value-type="float" office:value="4259.22" calcext:value-type="float">
            <text:p>4,259.22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806.55" calcext:value-type="float">
            <text:p>3,806.55</text:p>
          </table:table-cell>
          <table:table-cell office:value-type="float" office:value="4417.29" calcext:value-type="float">
            <text:p>4,417.29</text:p>
          </table:table-cell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5232.8" calcext:value-type="float">
            <text:p>5,232.80</text:p>
          </table:table-cell>
          <table:table-cell office:value-type="float" office:value="2991.04" calcext:value-type="float">
            <text:p>2,991.04</text:p>
          </table:table-cell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073.48" calcext:value-type="float">
            <text:p>3,073.48</text:p>
          </table:table-cell>
          <table:table-cell office:value-type="float" office:value="5150.36" calcext:value-type="float">
            <text:p>5,150.36</text:p>
          </table:table-cell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954.55" calcext:value-type="float">
            <text:p>3,954.55</text:p>
          </table:table-cell>
          <table:table-cell office:value-type="float" office:value="4269.29" calcext:value-type="float">
            <text:p>4,269.29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762.64" calcext:value-type="float">
            <text:p>3,762.64</text:p>
          </table:table-cell>
          <table:table-cell office:value-type="float" office:value="10930.08" calcext:value-type="float">
            <text:p>10,930.08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8244.21" calcext:value-type="float">
            <text:p>8,244.21</text:p>
          </table:table-cell>
          <table:table-cell office:value-type="float" office:value="6448.51" calcext:value-type="float">
            <text:p>6,448.51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308.3" calcext:value-type="float">
            <text:p>308.30</text:p>
          </table:table-cell>
          <table:table-cell office:value-type="float" office:value="13483.09" calcext:value-type="float">
            <text:p>13,483.09</text:p>
          </table:table-cell>
          <table:table-cell office:value-type="float" office:value="5629.1" calcext:value-type="float">
            <text:p>5,629.10</text:p>
          </table:table-cell>
          <table:table-cell office:value-type="float" office:value="7854" calcext:value-type="float">
            <text:p>7,854.00</text:p>
          </table:table-cell>
          <table:table-cell office:value-type="float" office:value="778.69" calcext:value-type="float">
            <text:p>778.69</text:p>
          </table:table-cell>
          <table:table-cell office:value-type="float" office:value="8995.82" calcext:value-type="float">
            <text:p>8,995.82</text:p>
          </table:table-cell>
          <table:table-cell office:value-type="float" office:value="8186.14" calcext:value-type="float">
            <text:p>8,186.14</text:p>
          </table:table-cell>
          <table:table-cell office:value-type="float" office:value="809.68" calcext:value-type="float">
            <text:p>809.68</text:p>
          </table:table-cell>
          <table:table-cell office:value-type="float" office:value="760.16" calcext:value-type="float">
            <text:p>760.16</text:p>
          </table:table-cell>
          <table:table-cell office:value-type="float" office:value="11660.96" calcext:value-type="float">
            <text:p>11,660.96</text:p>
          </table:table-cell>
          <table:table-cell office:value-type="float" office:value="7530.1" calcext:value-type="float">
            <text:p>7,530.10</text:p>
          </table:table-cell>
          <table:table-cell office:value-type="float" office:value="4130.86" calcext:value-type="float">
            <text:p>4,130.86</text:p>
          </table:table-cell>
          <table:table-cell office:value-type="float" office:value="957.26" calcext:value-type="float">
            <text:p>957.26</text:p>
          </table:table-cell>
          <table:table-cell office:value-type="float" office:value="10287.49" calcext:value-type="float">
            <text:p>10,287.49</text:p>
          </table:table-cell>
          <table:table-cell office:value-type="float" office:value="6526.93" calcext:value-type="float">
            <text:p>6,526.93</text:p>
          </table:table-cell>
          <table:table-cell office:value-type="float" office:value="3760.56" calcext:value-type="float">
            <text:p>3,760.56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909.08" calcext:value-type="float">
            <text:p>909.08</text:p>
          </table:table-cell>
          <table:table-cell table:style-name="ce16" office:value-type="float" office:value="10881.54" calcext:value-type="float">
            <text:p>10,881.54</text:p>
          </table:table-cell>
          <table:table-cell table:style-name="ce16" office:value-type="float" office:value="9285.42" calcext:value-type="float">
            <text:p>9,285.42</text:p>
          </table:table-cell>
          <table:table-cell table:style-name="ce19" office:value-type="float" office:value="1596.12" calcext:value-type="float">
            <text:p>1,596.12</text:p>
          </table:table-cell>
          <table:table-cell table:style-name="ce10" office:value-type="float" office:value="788.75" calcext:value-type="float">
            <text:p>788.75</text:p>
          </table:table-cell>
          <table:table-cell table:style-name="ce16" office:value-type="float" office:value="9004.25" calcext:value-type="float">
            <text:p>9,004.25</text:p>
          </table:table-cell>
          <table:table-cell table:style-name="ce16" office:value-type="float" office:value="8201.91" calcext:value-type="float">
            <text:p>8,201.91</text:p>
          </table:table-cell>
          <table:table-cell table:style-name="ce19" office:value-type="float" office:value="802.34" calcext:value-type="float">
            <text:p>802.34</text:p>
          </table:table-cell>
          <table:table-cell table:style-name="ce10" office:value-type="float" office:value="764.99" calcext:value-type="float">
            <text:p>764.99</text:p>
          </table:table-cell>
          <table:table-cell table:style-name="ce16" office:value-type="float" office:value="11668.95" calcext:value-type="float">
            <text:p>11,668.95</text:p>
          </table:table-cell>
          <table:table-cell table:style-name="ce16" office:value-type="float" office:value="7541.92" calcext:value-type="float">
            <text:p>7,541.92</text:p>
          </table:table-cell>
          <table:table-cell table:style-name="ce19" office:value-type="float" office:value="4127.04" calcext:value-type="float">
            <text:p>4,127.04</text:p>
          </table:table-cell>
          <table:table-cell table:style-name="ce10" office:value-type="float" office:value="967.33" calcext:value-type="float">
            <text:p>967.33</text:p>
          </table:table-cell>
          <table:table-cell table:style-name="ce16" office:value-type="float" office:value="10295.92" calcext:value-type="float">
            <text:p>10,295.92</text:p>
          </table:table-cell>
          <table:table-cell table:style-name="ce16" office:value-type="float" office:value="6537.5" calcext:value-type="float">
            <text:p>6,537.50</text:p>
          </table:table-cell>
          <table:table-cell table:style-name="ce19" office:value-type="float" office:value="3758.42" calcext:value-type="float">
            <text:p>3,758.42</text:p>
          </table:table-cell>
        </table:table-row>
      </table:table>
      <table:table table:name="auxiliar" table:style-name="ta1">
        <table:table-column table:style-name="co7" table:number-columns-repeated="2" table:default-cell-style-name="Default"/>
        <table:table-column table:style-name="co7" table:default-cell-style-name="ce9"/>
        <table:table-column table:style-name="co7" table:number-columns-repeated="2" table:default-cell-style-name="ce14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7" table:default-cell-style-name="ce9"/>
        <table:table-column table:style-name="co7" table:number-columns-repeated="2" table:default-cell-style-name="ce14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7" table:default-cell-style-name="ce9"/>
        <table:table-column table:style-name="co7" table:number-columns-repeated="2" table:default-cell-style-name="ce14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7" table:default-cell-style-name="ce9"/>
        <table:table-column table:style-name="co7" table:number-columns-repeated="2" table:default-cell-style-name="ce14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Experimento 1</text:p>
          </table:table-cell>
          <table:covered-table-cell table:number-columns-repeated="3" table:style-name="Default"/>
          <table:table-cell table:style-name="Default" table:number-columns-repeated="2"/>
          <table:table-cell table:style-name="ce7" office:value-type="string" calcext:value-type="string" table:number-columns-spanned="4" table:number-rows-spanned="1">
            <text:p>Experimento 2</text:p>
          </table:table-cell>
          <table:covered-table-cell table:number-columns-repeated="3" table:style-name="Default"/>
          <table:table-cell table:style-name="Default" table:number-columns-repeated="2"/>
          <table:table-cell table:style-name="ce7" office:value-type="string" calcext:value-type="string" table:number-columns-spanned="4" table:number-rows-spanned="1">
            <text:p>Experimento 3</text:p>
          </table:table-cell>
          <table:covered-table-cell table:number-columns-repeated="3" table:style-name="Default"/>
          <table:table-cell table:style-name="Default" table:number-columns-repeated="2"/>
          <table:table-cell table:style-name="ce7" office:value-type="string" calcext:value-type="string" table:number-columns-spanned="4" table:number-rows-spanned="1">
            <text:p>Experimento 4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ce17" office:value-type="string" calcext:value-type="string">
            <text:p>Aumento de makespan </text:p>
          </table:table-cell>
          <table:table-cell table:style-name="ce17" office:value-type="string" calcext:value-type="string">
            <text:p>Economia de energia marrom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ce17" office:value-type="string" calcext:value-type="string">
            <text:p>Aumento de makespan </text:p>
          </table:table-cell>
          <table:table-cell table:style-name="ce17" office:value-type="string" calcext:value-type="string">
            <text:p>Economia de energia marrom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ce17" office:value-type="string" calcext:value-type="string">
            <text:p>Aumento de makespan </text:p>
          </table:table-cell>
          <table:table-cell table:style-name="ce17" office:value-type="string" calcext:value-type="string">
            <text:p>Economia de energia marrom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Total (Kj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ce17" office:value-type="string" calcext:value-type="string">
            <text:p>Aumento de makespan </text:p>
          </table:table-cell>
          <table:table-cell table:style-name="ce17" office:value-type="string" calcext:value-type="string">
            <text:p>Economia de energia marrom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do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596.71" calcext:value-type="float">
            <text:p>596.71</text:p>
          </table:table-cell>
          <table:table-cell table:style-name="ce17" office:value-type="float" office:value="2438.31" calcext:value-type="float">
            <text:p>2,438.31</text:p>
          </table:table-cell>
          <table:table-cell table:style-name="ce17" table:number-columns-repeated="2"/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788.27" calcext:value-type="float">
            <text:p>788.27</text:p>
          </table:table-cell>
          <table:table-cell table:style-name="ce17" office:value-type="float" office:value="2246.75" calcext:value-type="float">
            <text:p>2,246.75</text:p>
          </table:table-cell>
          <table:table-cell table:style-name="ce17" table:number-columns-repeated="2"/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1891.95" calcext:value-type="float">
            <text:p>1,891.95</text:p>
          </table:table-cell>
          <table:table-cell table:style-name="ce17" office:value-type="float" office:value="1143.07" calcext:value-type="float">
            <text:p>1,143.07</text:p>
          </table:table-cell>
          <table:table-cell table:style-name="ce17" table:number-columns-repeated="2"/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035.02" calcext:value-type="float">
            <text:p>3,035.02</text:p>
          </table:table-cell>
          <table:table-cell table:style-name="ce13" office:value-type="float" office:value="320.25" calcext:value-type="float">
            <text:p>320.25</text:p>
          </table:table-cell>
          <table:table-cell table:style-name="ce17" office:value-type="float" office:value="2714.77" calcext:value-type="float">
            <text:p>2,714.77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667.98" calcext:value-type="float">
            <text:p>667.98</text:p>
          </table:table-cell>
          <table:table-cell office:value-type="float" office:value="2408.8" calcext:value-type="float">
            <text:p>2,408.80</text:p>
          </table:table-cell>
          <table:table-cell table:number-columns-repeated="2"/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820.48" calcext:value-type="float">
            <text:p>820.48</text:p>
          </table:table-cell>
          <table:table-cell office:value-type="float" office:value="2256.3" calcext:value-type="float">
            <text:p>2,256.30</text:p>
          </table:table-cell>
          <table:table-cell table:number-columns-repeated="2"/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1891.33" calcext:value-type="float">
            <text:p>1,891.33</text:p>
          </table:table-cell>
          <table:table-cell office:value-type="float" office:value="1185.45" calcext:value-type="float">
            <text:p>1,185.45</text:p>
          </table:table-cell>
          <table:table-cell table:number-columns-repeated="2"/>
          <table:table-cell office:value-type="float" office:value="62.49" calcext:value-type="float">
            <text:p>62.49</text:p>
          </table:table-cell>
          <table:table-cell office:value-type="float" office:value="3076.78" calcext:value-type="float">
            <text:p>3,076.78</text:p>
          </table:table-cell>
          <table:table-cell office:value-type="float" office:value="295.64" calcext:value-type="float">
            <text:p>295.64</text:p>
          </table:table-cell>
          <table:table-cell office:value-type="float" office:value="2781.14" calcext:value-type="float">
            <text:p>2,781.1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409.56" calcext:value-type="float">
            <text:p>409.56</text:p>
          </table:table-cell>
          <table:table-cell office:value-type="float" office:value="1112.09" calcext:value-type="float">
            <text:p>1,112.09</text:p>
          </table:table-cell>
          <table:table-cell table:number-columns-repeated="2"/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1117.42" calcext:value-type="float">
            <text:p>1,117.42</text:p>
          </table:table-cell>
          <table:table-cell office:value-type="float" office:value="404.22" calcext:value-type="float">
            <text:p>404.22</text:p>
          </table:table-cell>
          <table:table-cell table:number-columns-repeated="2"/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449.57" calcext:value-type="float">
            <text:p>449.57</text:p>
          </table:table-cell>
          <table:table-cell office:value-type="float" office:value="1072.07" calcext:value-type="float">
            <text:p>1,072.07</text:p>
          </table:table-cell>
          <table:table-cell table:number-columns-repeated="2"/>
          <table:table-cell office:value-type="float" office:value="100.37" calcext:value-type="float">
            <text:p>100.37</text:p>
          </table:table-cell>
          <table:table-cell office:value-type="float" office:value="1521.64" calcext:value-type="float">
            <text:p>1,521.64</text:p>
          </table:table-cell>
          <table:table-cell office:value-type="float" office:value="892.26" calcext:value-type="float">
            <text:p>892.26</text:p>
          </table:table-cell>
          <table:table-cell office:value-type="float" office:value="629.38" calcext:value-type="float">
            <text:p>629.3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388.83" calcext:value-type="float">
            <text:p>388.83</text:p>
          </table:table-cell>
          <table:table-cell office:value-type="float" office:value="1116.2" calcext:value-type="float">
            <text:p>1,116.20</text:p>
          </table:table-cell>
          <table:table-cell table:number-columns-repeated="2"/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1105.78" calcext:value-type="float">
            <text:p>1,105.78</text:p>
          </table:table-cell>
          <table:table-cell office:value-type="float" office:value="399.25" calcext:value-type="float">
            <text:p>399.25</text:p>
          </table:table-cell>
          <table:table-cell table:number-columns-repeated="2"/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442.64" calcext:value-type="float">
            <text:p>442.64</text:p>
          </table:table-cell>
          <table:table-cell office:value-type="float" office:value="1062.39" calcext:value-type="float">
            <text:p>1,062.39</text:p>
          </table:table-cell>
          <table:table-cell table:number-columns-repeated="2"/>
          <table:table-cell table:style-name="ce20" office:value-type="float" office:value="102.34" calcext:value-type="float">
            <text:p>102.34</text:p>
          </table:table-cell>
          <table:table-cell table:style-name="ce15" office:value-type="float" office:value="1505.03" calcext:value-type="float">
            <text:p>1,505.03</text:p>
          </table:table-cell>
          <table:table-cell office:value-type="float" office:value="905.88" calcext:value-type="float">
            <text:p>905.88</text:p>
          </table:table-cell>
          <table:table-cell office:value-type="float" office:value="599.15" calcext:value-type="float">
            <text:p>599.1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63.11" calcext:value-type="float">
            <text:p>63.11</text:p>
          </table:table-cell>
          <table:table-cell office:value-type="float" office:value="3125.24" calcext:value-type="float">
            <text:p>3,125.24</text:p>
          </table:table-cell>
          <table:table-cell office:value-type="float" office:value="663.25" calcext:value-type="float">
            <text:p>663.25</text:p>
          </table:table-cell>
          <table:table-cell office:value-type="float" office:value="2461.99" calcext:value-type="float">
            <text:p>2,461.99</text:p>
          </table:table-cell>
          <table:table-cell table:number-columns-repeated="2"/>
          <table:table-cell office:value-type="float" office:value="60.51" calcext:value-type="float">
            <text:p>60.51</text:p>
          </table:table-cell>
          <table:table-cell office:value-type="float" office:value="3000.31" calcext:value-type="float">
            <text:p>3,000.31</text:p>
          </table:table-cell>
          <table:table-cell office:value-type="float" office:value="820.17" calcext:value-type="float">
            <text:p>820.17</text:p>
          </table:table-cell>
          <table:table-cell office:value-type="float" office:value="2180.14" calcext:value-type="float">
            <text:p>2,180.14</text:p>
          </table:table-cell>
          <table:table-cell table:number-columns-repeated="2"/>
          <table:table-cell office:value-type="float" office:value="60.49" calcext:value-type="float">
            <text:p>60.49</text:p>
          </table:table-cell>
          <table:table-cell office:value-type="float" office:value="3064.03" calcext:value-type="float">
            <text:p>3,064.03</text:p>
          </table:table-cell>
          <table:table-cell office:value-type="float" office:value="2113.17" calcext:value-type="float">
            <text:p>2,113.17</text:p>
          </table:table-cell>
          <table:table-cell office:value-type="float" office:value="950.86" calcext:value-type="float">
            <text:p>950.86</text:p>
          </table:table-cell>
          <table:table-cell table:number-columns-repeated="2"/>
          <table:table-cell office:value-type="float" office:value="61.18" calcext:value-type="float">
            <text:p>61.18</text:p>
          </table:table-cell>
          <table:table-cell office:value-type="float" office:value="3097.31" calcext:value-type="float">
            <text:p>3,097.31</text:p>
          </table:table-cell>
          <table:table-cell office:value-type="float" office:value="335" calcext:value-type="float">
            <text:p>335.00</text:p>
          </table:table-cell>
          <table:table-cell office:value-type="float" office:value="2762.31" calcext:value-type="float">
            <text:p>2,762.3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9" calcext:value-type="float">
            <text:p>159.00</text:p>
          </table:table-cell>
          <table:table-cell office:value-type="float" office:value="2644.97" calcext:value-type="float">
            <text:p>2,644.97</text:p>
          </table:table-cell>
          <table:table-cell office:value-type="float" office:value="2507.56" calcext:value-type="float">
            <text:p>2,507.56</text:p>
          </table:table-cell>
          <table:table-cell office:value-type="float" office:value="137.41" calcext:value-type="float">
            <text:p>137.41</text:p>
          </table:table-cell>
          <table:table-cell table:number-columns-repeated="2"/>
          <table:table-cell office:value-type="float" office:value="110.62" calcext:value-type="float">
            <text:p>110.62</text:p>
          </table:table-cell>
          <table:table-cell office:value-type="float" office:value="1767.5" calcext:value-type="float">
            <text:p>1,767.50</text:p>
          </table:table-cell>
          <table:table-cell office:value-type="float" office:value="1695.66" calcext:value-type="float">
            <text:p>1,695.66</text:p>
          </table:table-cell>
          <table:table-cell office:value-type="float" office:value="71.84" calcext:value-type="float">
            <text:p>71.84</text:p>
          </table:table-cell>
          <table:table-cell table:number-columns-repeated="2"/>
          <table:table-cell office:value-type="float" office:value="184.63" calcext:value-type="float">
            <text:p>184.63</text:p>
          </table:table-cell>
          <table:table-cell office:value-type="float" office:value="1736.04" calcext:value-type="float">
            <text:p>1,736.04</text:p>
          </table:table-cell>
          <table:table-cell office:value-type="float" office:value="1696.57" calcext:value-type="float">
            <text:p>1,696.57</text:p>
          </table:table-cell>
          <table:table-cell office:value-type="float" office:value="39.47" calcext:value-type="float">
            <text:p>39.47</text:p>
          </table:table-cell>
          <table:table-cell table:number-columns-repeated="2"/>
          <table:table-cell office:value-type="float" office:value="140.67" calcext:value-type="float">
            <text:p>140.67</text:p>
          </table:table-cell>
          <table:table-cell office:value-type="float" office:value="1544.93" calcext:value-type="float">
            <text:p>1,544.93</text:p>
          </table:table-cell>
          <table:table-cell office:value-type="float" office:value="1436.58" calcext:value-type="float">
            <text:p>1,436.58</text:p>
          </table:table-cell>
          <table:table-cell office:value-type="float" office:value="108.36" calcext:value-type="float">
            <text:p>108.3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159.42" calcext:value-type="float">
            <text:p>159.42</text:p>
          </table:table-cell>
          <table:table-cell table:style-name="ce16" office:value-type="float" office:value="2622.98" calcext:value-type="float">
            <text:p>2,622.98</text:p>
          </table:table-cell>
          <table:table-cell table:style-name="ce16" office:value-type="float" office:value="2517.68" calcext:value-type="float">
            <text:p>2,517.68</text:p>
          </table:table-cell>
          <table:table-cell table:style-name="ce19" office:value-type="float" office:value="105.3" calcext:value-type="float">
            <text:p>105.30</text:p>
          </table:table-cell>
          <table:table-cell table:style-name="ce21" table:formula="of:=[.C9]/[.C3]" office:value-type="percentage" office:value="2.68338663524659" calcext:value-type="percentage">
            <text:p>268.34%</text:p>
          </table:table-cell>
          <table:table-cell table:style-name="ce21" table:formula="of:=([.F3]-[.F9])/[.F3]" office:value-type="percentage" office:value="0.956814350923385" calcext:value-type="percentage">
            <text:p>95.68%</text:p>
          </table:table-cell>
          <table:table-cell table:style-name="ce10" office:value-type="float" office:value="112.66" calcext:value-type="float">
            <text:p>112.66</text:p>
          </table:table-cell>
          <table:table-cell table:style-name="ce16" office:value-type="float" office:value="1750.87" calcext:value-type="float">
            <text:p>1,750.87</text:p>
          </table:table-cell>
          <table:table-cell table:style-name="ce16" office:value-type="float" office:value="1685.35" calcext:value-type="float">
            <text:p>1,685.35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21" table:formula="of:=[.I9]/[.I3]" office:value-type="percentage" office:value="1.89631375189362" calcext:value-type="percentage">
            <text:p>189.63%</text:p>
          </table:table-cell>
          <table:table-cell table:style-name="ce21" table:formula="of:=([.L3]-[.L9])/[.L3]" office:value-type="percentage" office:value="0.970837876933348" calcext:value-type="percentage">
            <text:p>97.08%</text:p>
          </table:table-cell>
          <table:table-cell table:style-name="ce10" office:value-type="float" office:value="186.59" calcext:value-type="float">
            <text:p>186.59</text:p>
          </table:table-cell>
          <table:table-cell table:style-name="ce16" office:value-type="float" office:value="1719.42" calcext:value-type="float">
            <text:p>1,719.42</text:p>
          </table:table-cell>
          <table:table-cell table:style-name="ce16" office:value-type="float" office:value="1685.51" calcext:value-type="float">
            <text:p>1,685.51</text:p>
          </table:table-cell>
          <table:table-cell table:style-name="ce19" office:value-type="float" office:value="33.91" calcext:value-type="float">
            <text:p>33.91</text:p>
          </table:table-cell>
          <table:table-cell table:style-name="ce21" table:formula="of:=[.O9]/[.O3]" office:value-type="percentage" office:value="3.14071705100151" calcext:value-type="percentage">
            <text:p>314.07%</text:p>
          </table:table-cell>
          <table:table-cell table:style-name="ce21" table:formula="of:=([.R3]-[.R9])/[.R3]" office:value-type="percentage" office:value="0.970334275241236" calcext:value-type="percentage">
            <text:p>97.03%</text:p>
          </table:table-cell>
          <table:table-cell table:style-name="ce10" office:value-type="float" office:value="140.67" calcext:value-type="float">
            <text:p>140.67</text:p>
          </table:table-cell>
          <table:table-cell table:style-name="ce16" office:value-type="float" office:value="1544.94" calcext:value-type="float">
            <text:p>1,544.94</text:p>
          </table:table-cell>
          <table:table-cell table:style-name="ce16" office:value-type="float" office:value="1437.16" calcext:value-type="float">
            <text:p>1,437.16</text:p>
          </table:table-cell>
          <table:table-cell table:style-name="ce19" office:value-type="float" office:value="107.77" calcext:value-type="float">
            <text:p>107.77</text:p>
          </table:table-cell>
          <table:table-cell table:style-name="ce21" table:formula="of:=[.U9]/[.U3]" office:value-type="percentage" office:value="2.36778320148123" calcext:value-type="percentage">
            <text:p>236.78%</text:p>
          </table:table-cell>
          <table:table-cell table:style-name="ce21" table:formula="of:=([.X3]-[.X9])/[.X3]" office:value-type="percentage" office:value="0.960302346055098" calcext:value-type="percentage">
            <text:p>96.03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fft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97" calcext:value-type="float">
            <text:p>192.97</text:p>
          </table:table-cell>
          <table:table-cell table:style-name="ce13" office:value-type="float" office:value="14532.85" calcext:value-type="float">
            <text:p>14,532.85</text:p>
          </table:table-cell>
          <table:table-cell table:style-name="ce13" office:value-type="float" office:value="3775.61" calcext:value-type="float">
            <text:p>3,775.61</text:p>
          </table:table-cell>
          <table:table-cell table:style-name="ce17" office:value-type="float" office:value="10757.24" calcext:value-type="float">
            <text:p>10,757.24</text:p>
          </table:table-cell>
          <table:table-cell table:style-name="ce17" table:number-columns-repeated="2"/>
          <table:table-cell table:style-name="ce8" office:value-type="float" office:value="193.13" calcext:value-type="float">
            <text:p>193.13</text:p>
          </table:table-cell>
          <table:table-cell table:style-name="ce13" office:value-type="float" office:value="14527.11" calcext:value-type="float">
            <text:p>14,527.11</text:p>
          </table:table-cell>
          <table:table-cell table:style-name="ce13" office:value-type="float" office:value="3727.78" calcext:value-type="float">
            <text:p>3,727.78</text:p>
          </table:table-cell>
          <table:table-cell table:style-name="ce17" office:value-type="float" office:value="10799.32" calcext:value-type="float">
            <text:p>10,799.32</text:p>
          </table:table-cell>
          <table:table-cell table:style-name="ce17" table:number-columns-repeated="2"/>
          <table:table-cell table:style-name="ce11" office:value-type="float" office:value="193.93" calcext:value-type="float">
            <text:p>193.93</text:p>
          </table:table-cell>
          <table:table-cell table:style-name="ce13" office:value-type="float" office:value="14527.06" calcext:value-type="float">
            <text:p>14,527.06</text:p>
          </table:table-cell>
          <table:table-cell table:style-name="ce13" office:value-type="float" office:value="7863.38" calcext:value-type="float">
            <text:p>7,863.38</text:p>
          </table:table-cell>
          <table:table-cell table:style-name="ce17" office:value-type="float" office:value="6663.68" calcext:value-type="float">
            <text:p>6,663.68</text:p>
          </table:table-cell>
          <table:table-cell table:style-name="ce17" table:number-columns-repeated="2"/>
          <table:table-cell table:style-name="ce8" office:value-type="float" office:value="192.97" calcext:value-type="float">
            <text:p>192.97</text:p>
          </table:table-cell>
          <table:table-cell table:style-name="ce13" office:value-type="float" office:value="14532.85" calcext:value-type="float">
            <text:p>14,532.85</text:p>
          </table:table-cell>
          <table:table-cell table:style-name="ce13" office:value-type="float" office:value="2091.58" calcext:value-type="float">
            <text:p>2,091.58</text:p>
          </table:table-cell>
          <table:table-cell table:style-name="ce17" office:value-type="float" office:value="12441.26" calcext:value-type="float">
            <text:p>12,441.26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2.78" calcext:value-type="float">
            <text:p>192.78</text:p>
          </table:table-cell>
          <table:table-cell office:value-type="float" office:value="14470.24" calcext:value-type="float">
            <text:p>14,470.24</text:p>
          </table:table-cell>
          <table:table-cell office:value-type="float" office:value="3774.74" calcext:value-type="float">
            <text:p>3,774.74</text:p>
          </table:table-cell>
          <table:table-cell office:value-type="float" office:value="10695.51" calcext:value-type="float">
            <text:p>10,695.51</text:p>
          </table:table-cell>
          <table:table-cell table:number-columns-repeated="2"/>
          <table:table-cell office:value-type="float" office:value="193.23" calcext:value-type="float">
            <text:p>193.23</text:p>
          </table:table-cell>
          <table:table-cell office:value-type="float" office:value="14506.15" calcext:value-type="float">
            <text:p>14,506.15</text:p>
          </table:table-cell>
          <table:table-cell office:value-type="float" office:value="3739.3" calcext:value-type="float">
            <text:p>3,739.30</text:p>
          </table:table-cell>
          <table:table-cell office:value-type="float" office:value="10766.85" calcext:value-type="float">
            <text:p>10,766.85</text:p>
          </table:table-cell>
          <table:table-cell table:number-columns-repeated="2"/>
          <table:table-cell table:style-name="ce12" office:value-type="float" office:value="192.98" calcext:value-type="float">
            <text:p>192.98</text:p>
          </table:table-cell>
          <table:table-cell office:value-type="float" office:value="14529.17" calcext:value-type="float">
            <text:p>14,529.17</text:p>
          </table:table-cell>
          <table:table-cell office:value-type="float" office:value="7862.27" calcext:value-type="float">
            <text:p>7,862.27</text:p>
          </table:table-cell>
          <table:table-cell office:value-type="float" office:value="6666.9" calcext:value-type="float">
            <text:p>6,666.90</text:p>
          </table:table-cell>
          <table:table-cell table:number-columns-repeated="2"/>
          <table:table-cell office:value-type="float" office:value="193.71" calcext:value-type="float">
            <text:p>193.71</text:p>
          </table:table-cell>
          <table:table-cell office:value-type="float" office:value="14528.3" calcext:value-type="float">
            <text:p>14,528.30</text:p>
          </table:table-cell>
          <table:table-cell office:value-type="float" office:value="2086.99" calcext:value-type="float">
            <text:p>2,086.99</text:p>
          </table:table-cell>
          <table:table-cell office:value-type="float" office:value="12441.31" calcext:value-type="float">
            <text:p>12,441.31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13" calcext:value-type="float">
            <text:p>347.13</text:p>
          </table:table-cell>
          <table:table-cell office:value-type="float" office:value="8112.6" calcext:value-type="float">
            <text:p>8,112.60</text:p>
          </table:table-cell>
          <table:table-cell office:value-type="float" office:value="3981.07" calcext:value-type="float">
            <text:p>3,981.07</text:p>
          </table:table-cell>
          <table:table-cell office:value-type="float" office:value="4131.53" calcext:value-type="float">
            <text:p>4,131.53</text:p>
          </table:table-cell>
          <table:table-cell table:number-columns-repeated="2"/>
          <table:table-cell office:value-type="float" office:value="345.35" calcext:value-type="float">
            <text:p>345.35</text:p>
          </table:table-cell>
          <table:table-cell office:value-type="float" office:value="8103.04" calcext:value-type="float">
            <text:p>8,103.04</text:p>
          </table:table-cell>
          <table:table-cell office:value-type="float" office:value="5254.14" calcext:value-type="float">
            <text:p>5,254.14</text:p>
          </table:table-cell>
          <table:table-cell office:value-type="float" office:value="2848.9" calcext:value-type="float">
            <text:p>2,848.90</text:p>
          </table:table-cell>
          <table:table-cell table:number-columns-repeated="2"/>
          <table:table-cell office:value-type="float" office:value="347.66" calcext:value-type="float">
            <text:p>347.66</text:p>
          </table:table-cell>
          <table:table-cell office:value-type="float" office:value="8113.66" calcext:value-type="float">
            <text:p>8,113.66</text:p>
          </table:table-cell>
          <table:table-cell office:value-type="float" office:value="2852.85" calcext:value-type="float">
            <text:p>2,852.85</text:p>
          </table:table-cell>
          <table:table-cell office:value-type="float" office:value="5260.82" calcext:value-type="float">
            <text:p>5,260.82</text:p>
          </table:table-cell>
          <table:table-cell table:number-columns-repeated="2"/>
          <table:table-cell office:value-type="float" office:value="346.22" calcext:value-type="float">
            <text:p>346.22</text:p>
          </table:table-cell>
          <table:table-cell office:value-type="float" office:value="8111.03" calcext:value-type="float">
            <text:p>8,111.03</text:p>
          </table:table-cell>
          <table:table-cell office:value-type="float" office:value="3761.88" calcext:value-type="float">
            <text:p>3,761.88</text:p>
          </table:table-cell>
          <table:table-cell office:value-type="float" office:value="4349.15" calcext:value-type="float">
            <text:p>4,349.1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3" calcext:value-type="float">
            <text:p>347.30</text:p>
          </table:table-cell>
          <table:table-cell table:style-name="ce15" office:value-type="float" office:value="8108.72" calcext:value-type="float">
            <text:p>8,108.72</text:p>
          </table:table-cell>
          <table:table-cell office:value-type="float" office:value="3992.01" calcext:value-type="float">
            <text:p>3,992.01</text:p>
          </table:table-cell>
          <table:table-cell office:value-type="float" office:value="4116.72" calcext:value-type="float">
            <text:p>4,116.72</text:p>
          </table:table-cell>
          <table:table-cell table:number-columns-repeated="2"/>
          <table:table-cell table:style-name="ce20" office:value-type="float" office:value="345.94" calcext:value-type="float">
            <text:p>345.94</text:p>
          </table:table-cell>
          <table:table-cell table:style-name="ce15" office:value-type="float" office:value="8099.69" calcext:value-type="float">
            <text:p>8,099.69</text:p>
          </table:table-cell>
          <table:table-cell office:value-type="float" office:value="5246.13" calcext:value-type="float">
            <text:p>5,246.13</text:p>
          </table:table-cell>
          <table:table-cell office:value-type="float" office:value="2853.56" calcext:value-type="float">
            <text:p>2,853.56</text:p>
          </table:table-cell>
          <table:table-cell table:number-columns-repeated="2"/>
          <table:table-cell table:style-name="ce20" office:value-type="float" office:value="347.82" calcext:value-type="float">
            <text:p>347.82</text:p>
          </table:table-cell>
          <table:table-cell table:style-name="ce15" office:value-type="float" office:value="8109.78" calcext:value-type="float">
            <text:p>8,109.78</text:p>
          </table:table-cell>
          <table:table-cell office:value-type="float" office:value="2855.97" calcext:value-type="float">
            <text:p>2,855.97</text:p>
          </table:table-cell>
          <table:table-cell office:value-type="float" office:value="5253.8" calcext:value-type="float">
            <text:p>5,253.80</text:p>
          </table:table-cell>
          <table:table-cell table:number-columns-repeated="2"/>
          <table:table-cell table:style-name="ce20" office:value-type="float" office:value="346.57" calcext:value-type="float">
            <text:p>346.57</text:p>
          </table:table-cell>
          <table:table-cell table:style-name="ce15" office:value-type="float" office:value="8107.48" calcext:value-type="float">
            <text:p>8,107.48</text:p>
          </table:table-cell>
          <table:table-cell office:value-type="float" office:value="3753.83" calcext:value-type="float">
            <text:p>3,753.83</text:p>
          </table:table-cell>
          <table:table-cell office:value-type="float" office:value="4353.66" calcext:value-type="float">
            <text:p>4,353.6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3.37" calcext:value-type="float">
            <text:p>193.37</text:p>
          </table:table-cell>
          <table:table-cell office:value-type="float" office:value="14535.03" calcext:value-type="float">
            <text:p>14,535.03</text:p>
          </table:table-cell>
          <table:table-cell office:value-type="float" office:value="4031.69" calcext:value-type="float">
            <text:p>4,031.69</text:p>
          </table:table-cell>
          <table:table-cell office:value-type="float" office:value="10503.34" calcext:value-type="float">
            <text:p>10,503.34</text:p>
          </table:table-cell>
          <table:table-cell table:number-columns-repeated="2"/>
          <table:table-cell office:value-type="float" office:value="193.91" calcext:value-type="float">
            <text:p>193.91</text:p>
          </table:table-cell>
          <table:table-cell office:value-type="float" office:value="14539.22" calcext:value-type="float">
            <text:p>14,539.22</text:p>
          </table:table-cell>
          <table:table-cell office:value-type="float" office:value="3890.51" calcext:value-type="float">
            <text:p>3,890.51</text:p>
          </table:table-cell>
          <table:table-cell office:value-type="float" office:value="10648.7" calcext:value-type="float">
            <text:p>10,648.70</text:p>
          </table:table-cell>
          <table:table-cell table:number-columns-repeated="2"/>
          <table:table-cell office:value-type="float" office:value="194.39" calcext:value-type="float">
            <text:p>194.39</text:p>
          </table:table-cell>
          <table:table-cell office:value-type="float" office:value="14570.49" calcext:value-type="float">
            <text:p>14,570.49</text:p>
          </table:table-cell>
          <table:table-cell office:value-type="float" office:value="7861.83" calcext:value-type="float">
            <text:p>7,861.83</text:p>
          </table:table-cell>
          <table:table-cell office:value-type="float" office:value="6708.66" calcext:value-type="float">
            <text:p>6,708.66</text:p>
          </table:table-cell>
          <table:table-cell table:number-columns-repeated="2"/>
          <table:table-cell office:value-type="float" office:value="194.08" calcext:value-type="float">
            <text:p>194.08</text:p>
          </table:table-cell>
          <table:table-cell office:value-type="float" office:value="14527.58" calcext:value-type="float">
            <text:p>14,527.58</text:p>
          </table:table-cell>
          <table:table-cell office:value-type="float" office:value="2077.52" calcext:value-type="float">
            <text:p>2,077.52</text:p>
          </table:table-cell>
          <table:table-cell office:value-type="float" office:value="12450.06" calcext:value-type="float">
            <text:p>12,450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01" calcext:value-type="float">
            <text:p>510.01</text:p>
          </table:table-cell>
          <table:table-cell office:value-type="float" office:value="10479.22" calcext:value-type="float">
            <text:p>10,479.22</text:p>
          </table:table-cell>
          <table:table-cell office:value-type="float" office:value="10163.63" calcext:value-type="float">
            <text:p>10,163.63</text:p>
          </table:table-cell>
          <table:table-cell office:value-type="float" office:value="315.59" calcext:value-type="float">
            <text:p>315.59</text:p>
          </table:table-cell>
          <table:table-cell table:number-columns-repeated="2"/>
          <table:table-cell office:value-type="float" office:value="448.76" calcext:value-type="float">
            <text:p>448.76</text:p>
          </table:table-cell>
          <table:table-cell office:value-type="float" office:value="8978.86" calcext:value-type="float">
            <text:p>8,978.86</text:p>
          </table:table-cell>
          <table:table-cell office:value-type="float" office:value="8700.27" calcext:value-type="float">
            <text:p>8,700.27</text:p>
          </table:table-cell>
          <table:table-cell office:value-type="float" office:value="278.59" calcext:value-type="float">
            <text:p>278.59</text:p>
          </table:table-cell>
          <table:table-cell table:number-columns-repeated="2"/>
          <table:table-cell office:value-type="float" office:value="720.32" calcext:value-type="float">
            <text:p>720.32</text:p>
          </table:table-cell>
          <table:table-cell office:value-type="float" office:value="11629.39" calcext:value-type="float">
            <text:p>11,629.39</text:p>
          </table:table-cell>
          <table:table-cell office:value-type="float" office:value="11272.91" calcext:value-type="float">
            <text:p>11,272.91</text:p>
          </table:table-cell>
          <table:table-cell office:value-type="float" office:value="356.48" calcext:value-type="float">
            <text:p>356.48</text:p>
          </table:table-cell>
          <table:table-cell table:number-columns-repeated="2"/>
          <table:table-cell office:value-type="float" office:value="764.43" calcext:value-type="float">
            <text:p>764.43</text:p>
          </table:table-cell>
          <table:table-cell office:value-type="float" office:value="10885.28" calcext:value-type="float">
            <text:p>10,885.28</text:p>
          </table:table-cell>
          <table:table-cell office:value-type="float" office:value="10453.99" calcext:value-type="float">
            <text:p>10,453.99</text:p>
          </table:table-cell>
          <table:table-cell office:value-type="float" office:value="431.29" calcext:value-type="float">
            <text:p>431.2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0.15" calcext:value-type="float">
            <text:p>510.15</text:p>
          </table:table-cell>
          <table:table-cell table:style-name="ce16" office:value-type="float" office:value="10479.86" calcext:value-type="float">
            <text:p>10,479.86</text:p>
          </table:table-cell>
          <table:table-cell table:style-name="ce16" office:value-type="float" office:value="10168.66" calcext:value-type="float">
            <text:p>10,168.66</text:p>
          </table:table-cell>
          <table:table-cell table:style-name="ce19" office:value-type="float" office:value="311.2" calcext:value-type="float">
            <text:p>311.20</text:p>
          </table:table-cell>
          <table:table-cell table:style-name="ce21" table:formula="of:=[.C16]/[.C10]" office:value-type="percentage" office:value="2.64367518267088" calcext:value-type="percentage">
            <text:p>264.37%</text:p>
          </table:table-cell>
          <table:table-cell table:style-name="ce21" table:formula="of:=([.F10]-[.F16])/[.F10]" office:value-type="percentage" office:value="0.971070646373977" calcext:value-type="percentage">
            <text:p>97.11%</text:p>
          </table:table-cell>
          <table:table-cell table:style-name="ce10" office:value-type="float" office:value="451.23" calcext:value-type="float">
            <text:p>451.23</text:p>
          </table:table-cell>
          <table:table-cell table:style-name="ce16" office:value-type="float" office:value="8980.93" calcext:value-type="float">
            <text:p>8,980.93</text:p>
          </table:table-cell>
          <table:table-cell table:style-name="ce16" office:value-type="float" office:value="8709.72" calcext:value-type="float">
            <text:p>8,709.72</text:p>
          </table:table-cell>
          <table:table-cell table:style-name="ce19" office:value-type="float" office:value="271.2" calcext:value-type="float">
            <text:p>271.20</text:p>
          </table:table-cell>
          <table:table-cell table:style-name="ce21" table:formula="of:=[.I16]/[.I10]" office:value-type="percentage" office:value="2.33640552995392" calcext:value-type="percentage">
            <text:p>233.64%</text:p>
          </table:table-cell>
          <table:table-cell table:style-name="ce21" table:formula="of:=([.L10]-[.L16])/[.L10]" office:value-type="percentage" office:value="0.974887307719375" calcext:value-type="percentage">
            <text:p>97.49%</text:p>
          </table:table-cell>
          <table:table-cell table:style-name="ce10" office:value-type="float" office:value="720.69" calcext:value-type="float">
            <text:p>720.69</text:p>
          </table:table-cell>
          <table:table-cell table:style-name="ce16" office:value-type="float" office:value="11633.64" calcext:value-type="float">
            <text:p>11,633.64</text:p>
          </table:table-cell>
          <table:table-cell table:style-name="ce16" office:value-type="float" office:value="11285.92" calcext:value-type="float">
            <text:p>11,285.92</text:p>
          </table:table-cell>
          <table:table-cell table:style-name="ce19" office:value-type="float" office:value="347.72" calcext:value-type="float">
            <text:p>347.72</text:p>
          </table:table-cell>
          <table:table-cell table:style-name="ce21" table:formula="of:=[.O16]/[.O10]" office:value-type="percentage" office:value="3.7162378177693" calcext:value-type="percentage">
            <text:p>371.62%</text:p>
          </table:table-cell>
          <table:table-cell table:style-name="ce21" table:formula="of:=([.R10]-[.R16])/[.R10]" office:value-type="percentage" office:value="0.947818622742989" calcext:value-type="percentage">
            <text:p>94.78%</text:p>
          </table:table-cell>
          <table:table-cell table:style-name="ce10" office:value-type="float" office:value="766.91" calcext:value-type="float">
            <text:p>766.91</text:p>
          </table:table-cell>
          <table:table-cell table:style-name="ce16" office:value-type="float" office:value="10916.45" calcext:value-type="float">
            <text:p>10,916.45</text:p>
          </table:table-cell>
          <table:table-cell table:style-name="ce16" office:value-type="float" office:value="10486.28" calcext:value-type="float">
            <text:p>10,486.28</text:p>
          </table:table-cell>
          <table:table-cell table:style-name="ce19" office:value-type="float" office:value="430.17" calcext:value-type="float">
            <text:p>430.17</text:p>
          </table:table-cell>
          <table:table-cell table:style-name="ce21" table:formula="of:=[.U16]/[.U10]" office:value-type="percentage" office:value="3.9742447012489" calcext:value-type="percentage">
            <text:p>397.42%</text:p>
          </table:table-cell>
          <table:table-cell table:style-name="ce21" table:formula="of:=([.X10]-[.X16])/[.X10]" office:value-type="percentage" office:value="0.965423920085265" calcext:value-type="percentage">
            <text:p>96.54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no_com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3892.51" calcext:value-type="float">
            <text:p>3,892.51</text:p>
          </table:table-cell>
          <table:table-cell table:style-name="ce17" office:value-type="float" office:value="10736.66" calcext:value-type="float">
            <text:p>10,736.66</text:p>
          </table:table-cell>
          <table:table-cell table:style-name="ce17" table:number-columns-repeated="2"/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3721.68" calcext:value-type="float">
            <text:p>3,721.68</text:p>
          </table:table-cell>
          <table:table-cell table:style-name="ce17" office:value-type="float" office:value="10907.49" calcext:value-type="float">
            <text:p>10,907.49</text:p>
          </table:table-cell>
          <table:table-cell table:style-name="ce17" table:number-columns-repeated="2"/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7856.74" calcext:value-type="float">
            <text:p>7,856.74</text:p>
          </table:table-cell>
          <table:table-cell table:style-name="ce17" office:value-type="float" office:value="6772.43" calcext:value-type="float">
            <text:p>6,772.43</text:p>
          </table:table-cell>
          <table:table-cell table:style-name="ce17" table:number-columns-repeated="2"/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4629.17" calcext:value-type="float">
            <text:p>14,629.17</text:p>
          </table:table-cell>
          <table:table-cell table:style-name="ce13" office:value-type="float" office:value="1988.01" calcext:value-type="float">
            <text:p>1,988.01</text:p>
          </table:table-cell>
          <table:table-cell table:style-name="ce17" office:value-type="float" office:value="12641.16" calcext:value-type="float">
            <text:p>12,641.16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205.07" calcext:value-type="float">
            <text:p>205.07</text:p>
          </table:table-cell>
          <table:table-cell office:value-type="float" office:value="14628.54" calcext:value-type="float">
            <text:p>14,628.54</text:p>
          </table:table-cell>
          <table:table-cell office:value-type="float" office:value="3988.73" calcext:value-type="float">
            <text:p>3,988.73</text:p>
          </table:table-cell>
          <table:table-cell office:value-type="float" office:value="10639.81" calcext:value-type="float">
            <text:p>10,639.81</text:p>
          </table:table-cell>
          <table:table-cell table:number-columns-repeated="2"/>
          <table:table-cell office:value-type="float" office:value="204.51" calcext:value-type="float">
            <text:p>204.51</text:p>
          </table:table-cell>
          <table:table-cell office:value-type="float" office:value="14536.75" calcext:value-type="float">
            <text:p>14,536.75</text:p>
          </table:table-cell>
          <table:table-cell office:value-type="float" office:value="3691.35" calcext:value-type="float">
            <text:p>3,691.35</text:p>
          </table:table-cell>
          <table:table-cell office:value-type="float" office:value="10845.41" calcext:value-type="float">
            <text:p>10,845.41</text:p>
          </table:table-cell>
          <table:table-cell table:number-columns-repeated="2"/>
          <table:table-cell office:value-type="float" office:value="206.39" calcext:value-type="float">
            <text:p>206.39</text:p>
          </table:table-cell>
          <table:table-cell office:value-type="float" office:value="14578.74" calcext:value-type="float">
            <text:p>14,578.74</text:p>
          </table:table-cell>
          <table:table-cell office:value-type="float" office:value="7715.77" calcext:value-type="float">
            <text:p>7,715.77</text:p>
          </table:table-cell>
          <table:table-cell office:value-type="float" office:value="6862.96" calcext:value-type="float">
            <text:p>6,862.96</text:p>
          </table:table-cell>
          <table:table-cell table:number-columns-repeated="2"/>
          <table:table-cell office:value-type="float" office:value="206.09" calcext:value-type="float">
            <text:p>206.09</text:p>
          </table:table-cell>
          <table:table-cell office:value-type="float" office:value="14591.1" calcext:value-type="float">
            <text:p>14,591.10</text:p>
          </table:table-cell>
          <table:table-cell office:value-type="float" office:value="1957.94" calcext:value-type="float">
            <text:p>1,957.94</text:p>
          </table:table-cell>
          <table:table-cell office:value-type="float" office:value="12633.15" calcext:value-type="float">
            <text:p>12,633.1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7.97" calcext:value-type="float">
            <text:p>357.97</text:p>
          </table:table-cell>
          <table:table-cell office:value-type="float" office:value="8221.25" calcext:value-type="float">
            <text:p>8,221.25</text:p>
          </table:table-cell>
          <table:table-cell office:value-type="float" office:value="4111.37" calcext:value-type="float">
            <text:p>4,111.37</text:p>
          </table:table-cell>
          <table:table-cell office:value-type="float" office:value="4109.88" calcext:value-type="float">
            <text:p>4,109.88</text:p>
          </table:table-cell>
          <table:table-cell table:number-columns-repeated="2"/>
          <table:table-cell office:value-type="float" office:value="360.84" calcext:value-type="float">
            <text:p>360.84</text:p>
          </table:table-cell>
          <table:table-cell office:value-type="float" office:value="8224.28" calcext:value-type="float">
            <text:p>8,224.28</text:p>
          </table:table-cell>
          <table:table-cell office:value-type="float" office:value="5364.07" calcext:value-type="float">
            <text:p>5,364.07</text:p>
          </table:table-cell>
          <table:table-cell office:value-type="float" office:value="2860.22" calcext:value-type="float">
            <text:p>2,860.22</text:p>
          </table:table-cell>
          <table:table-cell table:number-columns-repeated="2"/>
          <table:table-cell office:value-type="float" office:value="358.58" calcext:value-type="float">
            <text:p>358.58</text:p>
          </table:table-cell>
          <table:table-cell office:value-type="float" office:value="8222.37" calcext:value-type="float">
            <text:p>8,222.37</text:p>
          </table:table-cell>
          <table:table-cell office:value-type="float" office:value="2682.03" calcext:value-type="float">
            <text:p>2,682.03</text:p>
          </table:table-cell>
          <table:table-cell office:value-type="float" office:value="5540.35" calcext:value-type="float">
            <text:p>5,540.35</text:p>
          </table:table-cell>
          <table:table-cell table:number-columns-repeated="2"/>
          <table:table-cell office:value-type="float" office:value="359.23" calcext:value-type="float">
            <text:p>359.23</text:p>
          </table:table-cell>
          <table:table-cell office:value-type="float" office:value="8223.55" calcext:value-type="float">
            <text:p>8,223.55</text:p>
          </table:table-cell>
          <table:table-cell office:value-type="float" office:value="3700.36" calcext:value-type="float">
            <text:p>3,700.36</text:p>
          </table:table-cell>
          <table:table-cell office:value-type="float" office:value="4523.2" calcext:value-type="float">
            <text:p>4,523.2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8.21" calcext:value-type="float">
            <text:p>358.21</text:p>
          </table:table-cell>
          <table:table-cell table:style-name="ce15" office:value-type="float" office:value="8217.44" calcext:value-type="float">
            <text:p>8,217.44</text:p>
          </table:table-cell>
          <table:table-cell office:value-type="float" office:value="4121.44" calcext:value-type="float">
            <text:p>4,121.44</text:p>
          </table:table-cell>
          <table:table-cell office:value-type="float" office:value="4095.99" calcext:value-type="float">
            <text:p>4,095.99</text:p>
          </table:table-cell>
          <table:table-cell table:number-columns-repeated="2"/>
          <table:table-cell table:style-name="ce20" office:value-type="float" office:value="360.9" calcext:value-type="float">
            <text:p>360.90</text:p>
          </table:table-cell>
          <table:table-cell table:style-name="ce15" office:value-type="float" office:value="8220.31" calcext:value-type="float">
            <text:p>8,220.31</text:p>
          </table:table-cell>
          <table:table-cell office:value-type="float" office:value="5374.08" calcext:value-type="float">
            <text:p>5,374.08</text:p>
          </table:table-cell>
          <table:table-cell office:value-type="float" office:value="2846.23" calcext:value-type="float">
            <text:p>2,846.23</text:p>
          </table:table-cell>
          <table:table-cell table:number-columns-repeated="2"/>
          <table:table-cell table:style-name="ce20" office:value-type="float" office:value="358.64" calcext:value-type="float">
            <text:p>358.64</text:p>
          </table:table-cell>
          <table:table-cell table:style-name="ce15" office:value-type="float" office:value="8218.42" calcext:value-type="float">
            <text:p>8,218.42</text:p>
          </table:table-cell>
          <table:table-cell office:value-type="float" office:value="2678.02" calcext:value-type="float">
            <text:p>2,678.02</text:p>
          </table:table-cell>
          <table:table-cell office:value-type="float" office:value="5540.4" calcext:value-type="float">
            <text:p>5,540.40</text:p>
          </table:table-cell>
          <table:table-cell table:number-columns-repeated="2"/>
          <table:table-cell table:style-name="ce20" office:value-type="float" office:value="359.3" calcext:value-type="float">
            <text:p>359.30</text:p>
          </table:table-cell>
          <table:table-cell table:style-name="ce15" office:value-type="float" office:value="8219.59" calcext:value-type="float">
            <text:p>8,219.59</text:p>
          </table:table-cell>
          <table:table-cell office:value-type="float" office:value="3686.37" calcext:value-type="float">
            <text:p>3,686.37</text:p>
          </table:table-cell>
          <table:table-cell office:value-type="float" office:value="4533.22" calcext:value-type="float">
            <text:p>4,533.2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201.66" calcext:value-type="float">
            <text:p>201.66</text:p>
          </table:table-cell>
          <table:table-cell office:value-type="float" office:value="14709.66" calcext:value-type="float">
            <text:p>14,709.66</text:p>
          </table:table-cell>
          <table:table-cell office:value-type="float" office:value="4202.78" calcext:value-type="float">
            <text:p>4,202.78</text:p>
          </table:table-cell>
          <table:table-cell office:value-type="float" office:value="10506.89" calcext:value-type="float">
            <text:p>10,506.89</text:p>
          </table:table-cell>
          <table:table-cell table:number-columns-repeated="2"/>
          <table:table-cell office:value-type="float" office:value="195.78" calcext:value-type="float">
            <text:p>195.78</text:p>
          </table:table-cell>
          <table:table-cell office:value-type="float" office:value="14628.23" calcext:value-type="float">
            <text:p>14,628.23</text:p>
          </table:table-cell>
          <table:table-cell office:value-type="float" office:value="3781.77" calcext:value-type="float">
            <text:p>3,781.77</text:p>
          </table:table-cell>
          <table:table-cell office:value-type="float" office:value="10846.47" calcext:value-type="float">
            <text:p>10,846.47</text:p>
          </table:table-cell>
          <table:table-cell table:number-columns-repeated="2"/>
          <table:table-cell office:value-type="float" office:value="197.03" calcext:value-type="float">
            <text:p>197.03</text:p>
          </table:table-cell>
          <table:table-cell office:value-type="float" office:value="14670.35" calcext:value-type="float">
            <text:p>14,670.35</text:p>
          </table:table-cell>
          <table:table-cell office:value-type="float" office:value="7897.55" calcext:value-type="float">
            <text:p>7,897.55</text:p>
          </table:table-cell>
          <table:table-cell office:value-type="float" office:value="6772.8" calcext:value-type="float">
            <text:p>6,772.80</text:p>
          </table:table-cell>
          <table:table-cell table:number-columns-repeated="2"/>
          <table:table-cell office:value-type="float" office:value="198" calcext:value-type="float">
            <text:p>198.00</text:p>
          </table:table-cell>
          <table:table-cell office:value-type="float" office:value="14550.87" calcext:value-type="float">
            <text:p>14,550.87</text:p>
          </table:table-cell>
          <table:table-cell office:value-type="float" office:value="1993.8" calcext:value-type="float">
            <text:p>1,993.80</text:p>
          </table:table-cell>
          <table:table-cell office:value-type="float" office:value="12557.07" calcext:value-type="float">
            <text:p>12,557.0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1.07" calcext:value-type="float">
            <text:p>511.07</text:p>
          </table:table-cell>
          <table:table-cell office:value-type="float" office:value="10667.57" calcext:value-type="float">
            <text:p>10,667.57</text:p>
          </table:table-cell>
          <table:table-cell office:value-type="float" office:value="10352" calcext:value-type="float">
            <text:p>10,352.00</text:p>
          </table:table-cell>
          <table:table-cell office:value-type="float" office:value="315.57" calcext:value-type="float">
            <text:p>315.57</text:p>
          </table:table-cell>
          <table:table-cell table:number-columns-repeated="2"/>
          <table:table-cell office:value-type="float" office:value="445.98" calcext:value-type="float">
            <text:p>445.98</text:p>
          </table:table-cell>
          <table:table-cell office:value-type="float" office:value="9087.76" calcext:value-type="float">
            <text:p>9,087.76</text:p>
          </table:table-cell>
          <table:table-cell office:value-type="float" office:value="8811.75" calcext:value-type="float">
            <text:p>8,811.75</text:p>
          </table:table-cell>
          <table:table-cell office:value-type="float" office:value="276.02" calcext:value-type="float">
            <text:p>276.02</text:p>
          </table:table-cell>
          <table:table-cell table:number-columns-repeated="2"/>
          <table:table-cell office:value-type="float" office:value="706.65" calcext:value-type="float">
            <text:p>706.65</text:p>
          </table:table-cell>
          <table:table-cell office:value-type="float" office:value="11810.97" calcext:value-type="float">
            <text:p>11,810.97</text:p>
          </table:table-cell>
          <table:table-cell office:value-type="float" office:value="11464.99" calcext:value-type="float">
            <text:p>11,464.99</text:p>
          </table:table-cell>
          <table:table-cell office:value-type="float" office:value="345.98" calcext:value-type="float">
            <text:p>345.98</text:p>
          </table:table-cell>
          <table:table-cell table:number-columns-repeated="2"/>
          <table:table-cell office:value-type="float" office:value="763.42" calcext:value-type="float">
            <text:p>763.42</text:p>
          </table:table-cell>
          <table:table-cell office:value-type="float" office:value="10938.14" calcext:value-type="float">
            <text:p>10,938.14</text:p>
          </table:table-cell>
          <table:table-cell office:value-type="float" office:value="10451.36" calcext:value-type="float">
            <text:p>10,451.36</text:p>
          </table:table-cell>
          <table:table-cell office:value-type="float" office:value="486.78" calcext:value-type="float">
            <text:p>486.7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88" calcext:value-type="float">
            <text:p>511.88</text:p>
          </table:table-cell>
          <table:table-cell table:style-name="ce16" office:value-type="float" office:value="10664.48" calcext:value-type="float">
            <text:p>10,664.48</text:p>
          </table:table-cell>
          <table:table-cell table:style-name="ce16" office:value-type="float" office:value="10351.94" calcext:value-type="float">
            <text:p>10,351.94</text:p>
          </table:table-cell>
          <table:table-cell table:style-name="ce19" office:value-type="float" office:value="312.54" calcext:value-type="float">
            <text:p>312.54</text:p>
          </table:table-cell>
          <table:table-cell table:style-name="ce21" table:formula="of:=[.C23]/[.C17]" office:value-type="percentage" office:value="2.63299213003446" calcext:value-type="percentage">
            <text:p>263.30%</text:p>
          </table:table-cell>
          <table:table-cell table:style-name="ce21" table:formula="of:=([.F17]-[.F23])/[.F17]" office:value-type="percentage" office:value="0.970890388631101" calcext:value-type="percentage">
            <text:p>97.09%</text:p>
          </table:table-cell>
          <table:table-cell table:style-name="ce10" office:value-type="float" office:value="446.89" calcext:value-type="float">
            <text:p>446.89</text:p>
          </table:table-cell>
          <table:table-cell table:style-name="ce16" office:value-type="float" office:value="9088.53" calcext:value-type="float">
            <text:p>9,088.53</text:p>
          </table:table-cell>
          <table:table-cell table:style-name="ce16" office:value-type="float" office:value="8820.89" calcext:value-type="float">
            <text:p>8,820.89</text:p>
          </table:table-cell>
          <table:table-cell table:style-name="ce19" office:value-type="float" office:value="267.63" calcext:value-type="float">
            <text:p>267.63</text:p>
          </table:table-cell>
          <table:table-cell table:style-name="ce21" table:formula="of:=[.I23]/[.I17]" office:value-type="percentage" office:value="2.29869862661386" calcext:value-type="percentage">
            <text:p>229.87%</text:p>
          </table:table-cell>
          <table:table-cell table:style-name="ce21" table:formula="of:=([.L17]-[.L23])/[.L17]" office:value-type="percentage" office:value="0.975463649290533" calcext:value-type="percentage">
            <text:p>97.55%</text:p>
          </table:table-cell>
          <table:table-cell table:style-name="ce10" office:value-type="float" office:value="709.58" calcext:value-type="float">
            <text:p>709.58</text:p>
          </table:table-cell>
          <table:table-cell table:style-name="ce16" office:value-type="float" office:value="11838.37" calcext:value-type="float">
            <text:p>11,838.37</text:p>
          </table:table-cell>
          <table:table-cell table:style-name="ce16" office:value-type="float" office:value="11499.69" calcext:value-type="float">
            <text:p>11,499.69</text:p>
          </table:table-cell>
          <table:table-cell table:style-name="ce19" office:value-type="float" office:value="338.68" calcext:value-type="float">
            <text:p>338.68</text:p>
          </table:table-cell>
          <table:table-cell table:style-name="ce21" table:formula="of:=[.O23]/[.O17]" office:value-type="percentage" office:value="3.64991512782264" calcext:value-type="percentage">
            <text:p>364.99%</text:p>
          </table:table-cell>
          <table:table-cell table:style-name="ce21" table:formula="of:=([.R17]-[.R23])/[.R17]" office:value-type="percentage" office:value="0.949991362036965" calcext:value-type="percentage">
            <text:p>95.00%</text:p>
          </table:table-cell>
          <table:table-cell table:style-name="ce10" office:value-type="float" office:value="763.85" calcext:value-type="float">
            <text:p>763.85</text:p>
          </table:table-cell>
          <table:table-cell table:style-name="ce16" office:value-type="float" office:value="10942.45" calcext:value-type="float">
            <text:p>10,942.45</text:p>
          </table:table-cell>
          <table:table-cell table:style-name="ce16" office:value-type="float" office:value="10464.34" calcext:value-type="float">
            <text:p>10,464.34</text:p>
          </table:table-cell>
          <table:table-cell table:style-name="ce19" office:value-type="float" office:value="478.12" calcext:value-type="float">
            <text:p>478.12</text:p>
          </table:table-cell>
          <table:table-cell table:style-name="ce21" table:formula="of:=[.U23]/[.U17]" office:value-type="percentage" office:value="3.92906743480274" calcext:value-type="percentage">
            <text:p>392.91%</text:p>
          </table:table-cell>
          <table:table-cell table:style-name="ce21" table:formula="of:=([.X17]-[.X23])/[.X17]" office:value-type="percentage" office:value="0.962177521683137" calcext:value-type="percentage">
            <text:p>96.22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pread -period 2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14651.77" calcext:value-type="float">
            <text:p>14,651.77</text:p>
          </table:table-cell>
          <table:table-cell table:style-name="ce13" office:value-type="float" office:value="3864.6" calcext:value-type="float">
            <text:p>3,864.60</text:p>
          </table:table-cell>
          <table:table-cell table:style-name="ce17" office:value-type="float" office:value="10787.17" calcext:value-type="float">
            <text:p>10,787.17</text:p>
          </table:table-cell>
          <table:table-cell table:style-name="ce17" table:number-columns-repeated="2"/>
          <table:table-cell table:style-name="ce8" office:value-type="float" office:value="194.94" calcext:value-type="float">
            <text:p>194.94</text:p>
          </table:table-cell>
          <table:table-cell table:style-name="ce13" office:value-type="float" office:value="14597.21" calcext:value-type="float">
            <text:p>14,597.21</text:p>
          </table:table-cell>
          <table:table-cell table:style-name="ce13" office:value-type="float" office:value="3701.06" calcext:value-type="float">
            <text:p>3,701.06</text:p>
          </table:table-cell>
          <table:table-cell table:style-name="ce17" office:value-type="float" office:value="10896.15" calcext:value-type="float">
            <text:p>10,896.15</text:p>
          </table:table-cell>
          <table:table-cell table:style-name="ce17" table:number-columns-repeated="2"/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14651.77" calcext:value-type="float">
            <text:p>14,651.77</text:p>
          </table:table-cell>
          <table:table-cell table:style-name="ce13" office:value-type="float" office:value="7907.38" calcext:value-type="float">
            <text:p>7,907.38</text:p>
          </table:table-cell>
          <table:table-cell table:style-name="ce17" office:value-type="float" office:value="6744.39" calcext:value-type="float">
            <text:p>6,744.39</text:p>
          </table:table-cell>
          <table:table-cell table:style-name="ce17" table:number-columns-repeated="2"/>
          <table:table-cell table:style-name="ce8" office:value-type="float" office:value="194.69" calcext:value-type="float">
            <text:p>194.69</text:p>
          </table:table-cell>
          <table:table-cell table:style-name="ce13" office:value-type="float" office:value="14585.79" calcext:value-type="float">
            <text:p>14,585.79</text:p>
          </table:table-cell>
          <table:table-cell table:style-name="ce13" office:value-type="float" office:value="1980.24" calcext:value-type="float">
            <text:p>1,980.24</text:p>
          </table:table-cell>
          <table:table-cell table:style-name="ce17" office:value-type="float" office:value="12605.55" calcext:value-type="float">
            <text:p>12,605.55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5.06" calcext:value-type="float">
            <text:p>195.06</text:p>
          </table:table-cell>
          <table:table-cell office:value-type="float" office:value="14578.79" calcext:value-type="float">
            <text:p>14,578.79</text:p>
          </table:table-cell>
          <table:table-cell office:value-type="float" office:value="3884.13" calcext:value-type="float">
            <text:p>3,884.13</text:p>
          </table:table-cell>
          <table:table-cell office:value-type="float" office:value="10694.67" calcext:value-type="float">
            <text:p>10,694.67</text:p>
          </table:table-cell>
          <table:table-cell table:number-columns-repeated="2"/>
          <table:table-cell office:value-type="float" office:value="195.94" calcext:value-type="float">
            <text:p>195.94</text:p>
          </table:table-cell>
          <table:table-cell office:value-type="float" office:value="14583.88" calcext:value-type="float">
            <text:p>14,583.88</text:p>
          </table:table-cell>
          <table:table-cell office:value-type="float" office:value="3703.43" calcext:value-type="float">
            <text:p>3,703.43</text:p>
          </table:table-cell>
          <table:table-cell office:value-type="float" office:value="10880.46" calcext:value-type="float">
            <text:p>10,880.46</text:p>
          </table:table-cell>
          <table:table-cell table:number-columns-repeated="2"/>
          <table:table-cell table:style-name="ce12" office:value-type="float" office:value="194.95" calcext:value-type="float">
            <text:p>194.95</text:p>
          </table:table-cell>
          <table:table-cell office:value-type="float" office:value="14554.58" calcext:value-type="float">
            <text:p>14,554.58</text:p>
          </table:table-cell>
          <table:table-cell office:value-type="float" office:value="7843.27" calcext:value-type="float">
            <text:p>7,843.27</text:p>
          </table:table-cell>
          <table:table-cell office:value-type="float" office:value="6711.31" calcext:value-type="float">
            <text:p>6,711.31</text:p>
          </table:table-cell>
          <table:table-cell table:number-columns-repeated="2"/>
          <table:table-cell office:value-type="float" office:value="196.13" calcext:value-type="float">
            <text:p>196.13</text:p>
          </table:table-cell>
          <table:table-cell office:value-type="float" office:value="14634.49" calcext:value-type="float">
            <text:p>14,634.49</text:p>
          </table:table-cell>
          <table:table-cell office:value-type="float" office:value="2001.43" calcext:value-type="float">
            <text:p>2,001.43</text:p>
          </table:table-cell>
          <table:table-cell office:value-type="float" office:value="12633.06" calcext:value-type="float">
            <text:p>12,633.0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35" calcext:value-type="float">
            <text:p>348.35</text:p>
          </table:table-cell>
          <table:table-cell office:value-type="float" office:value="8213.34" calcext:value-type="float">
            <text:p>8,213.34</text:p>
          </table:table-cell>
          <table:table-cell office:value-type="float" office:value="4056.36" calcext:value-type="float">
            <text:p>4,056.36</text:p>
          </table:table-cell>
          <table:table-cell office:value-type="float" office:value="4156.99" calcext:value-type="float">
            <text:p>4,156.99</text:p>
          </table:table-cell>
          <table:table-cell table:number-columns-repeated="2"/>
          <table:table-cell office:value-type="float" office:value="348.35" calcext:value-type="float">
            <text:p>348.35</text:p>
          </table:table-cell>
          <table:table-cell office:value-type="float" office:value="8213.34" calcext:value-type="float">
            <text:p>8,213.34</text:p>
          </table:table-cell>
          <table:table-cell office:value-type="float" office:value="5263.05" calcext:value-type="float">
            <text:p>5,263.05</text:p>
          </table:table-cell>
          <table:table-cell office:value-type="float" office:value="2950.29" calcext:value-type="float">
            <text:p>2,950.29</text:p>
          </table:table-cell>
          <table:table-cell table:number-columns-repeated="2"/>
          <table:table-cell office:value-type="float" office:value="346.58" calcext:value-type="float">
            <text:p>346.58</text:p>
          </table:table-cell>
          <table:table-cell office:value-type="float" office:value="8177.15" calcext:value-type="float">
            <text:p>8,177.15</text:p>
          </table:table-cell>
          <table:table-cell office:value-type="float" office:value="2811.73" calcext:value-type="float">
            <text:p>2,811.73</text:p>
          </table:table-cell>
          <table:table-cell office:value-type="float" office:value="5365.42" calcext:value-type="float">
            <text:p>5,365.42</text:p>
          </table:table-cell>
          <table:table-cell table:number-columns-repeated="2"/>
          <table:table-cell office:value-type="float" office:value="347.55" calcext:value-type="float">
            <text:p>347.55</text:p>
          </table:table-cell>
          <table:table-cell office:value-type="float" office:value="8177.97" calcext:value-type="float">
            <text:p>8,177.97</text:p>
          </table:table-cell>
          <table:table-cell office:value-type="float" office:value="3730.76" calcext:value-type="float">
            <text:p>3,730.76</text:p>
          </table:table-cell>
          <table:table-cell office:value-type="float" office:value="4447.2" calcext:value-type="float">
            <text:p>4,447.2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93" calcext:value-type="float">
            <text:p>348.93</text:p>
          </table:table-cell>
          <table:table-cell table:style-name="ce15" office:value-type="float" office:value="8175.9" calcext:value-type="float">
            <text:p>8,175.90</text:p>
          </table:table-cell>
          <table:table-cell office:value-type="float" office:value="4025.04" calcext:value-type="float">
            <text:p>4,025.04</text:p>
          </table:table-cell>
          <table:table-cell office:value-type="float" office:value="4150.86" calcext:value-type="float">
            <text:p>4,150.86</text:p>
          </table:table-cell>
          <table:table-cell table:number-columns-repeated="2"/>
          <table:table-cell table:style-name="ce20" office:value-type="float" office:value="348.93" calcext:value-type="float">
            <text:p>348.93</text:p>
          </table:table-cell>
          <table:table-cell table:style-name="ce15" office:value-type="float" office:value="8175.9" calcext:value-type="float">
            <text:p>8,175.90</text:p>
          </table:table-cell>
          <table:table-cell office:value-type="float" office:value="5288.19" calcext:value-type="float">
            <text:p>5,288.19</text:p>
          </table:table-cell>
          <table:table-cell office:value-type="float" office:value="2887.71" calcext:value-type="float">
            <text:p>2,887.71</text:p>
          </table:table-cell>
          <table:table-cell table:number-columns-repeated="2"/>
          <table:table-cell table:style-name="ce20" office:value-type="float" office:value="347.22" calcext:value-type="float">
            <text:p>347.22</text:p>
          </table:table-cell>
          <table:table-cell table:style-name="ce15" office:value-type="float" office:value="8173.84" calcext:value-type="float">
            <text:p>8,173.84</text:p>
          </table:table-cell>
          <table:table-cell office:value-type="float" office:value="2824.8" calcext:value-type="float">
            <text:p>2,824.80</text:p>
          </table:table-cell>
          <table:table-cell office:value-type="float" office:value="5349.04" calcext:value-type="float">
            <text:p>5,349.04</text:p>
          </table:table-cell>
          <table:table-cell table:number-columns-repeated="2"/>
          <table:table-cell table:style-name="ce20" office:value-type="float" office:value="347.79" calcext:value-type="float">
            <text:p>347.79</text:p>
          </table:table-cell>
          <table:table-cell table:style-name="ce15" office:value-type="float" office:value="8174.33" calcext:value-type="float">
            <text:p>8,174.33</text:p>
          </table:table-cell>
          <table:table-cell office:value-type="float" office:value="3733.24" calcext:value-type="float">
            <text:p>3,733.24</text:p>
          </table:table-cell>
          <table:table-cell office:value-type="float" office:value="4441.08" calcext:value-type="float">
            <text:p>4,441.0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5.86" calcext:value-type="float">
            <text:p>195.86</text:p>
          </table:table-cell>
          <table:table-cell office:value-type="float" office:value="14653.71" calcext:value-type="float">
            <text:p>14,653.71</text:p>
          </table:table-cell>
          <table:table-cell office:value-type="float" office:value="4068.02" calcext:value-type="float">
            <text:p>4,068.02</text:p>
          </table:table-cell>
          <table:table-cell office:value-type="float" office:value="10585.69" calcext:value-type="float">
            <text:p>10,585.69</text:p>
          </table:table-cell>
          <table:table-cell table:number-columns-repeated="2"/>
          <table:table-cell office:value-type="float" office:value="196.75" calcext:value-type="float">
            <text:p>196.75</text:p>
          </table:table-cell>
          <table:table-cell office:value-type="float" office:value="14675.37" calcext:value-type="float">
            <text:p>14,675.37</text:p>
          </table:table-cell>
          <table:table-cell office:value-type="float" office:value="3794.27" calcext:value-type="float">
            <text:p>3,794.27</text:p>
          </table:table-cell>
          <table:table-cell office:value-type="float" office:value="10881.09" calcext:value-type="float">
            <text:p>10,881.09</text:p>
          </table:table-cell>
          <table:table-cell table:number-columns-repeated="2"/>
          <table:table-cell office:value-type="float" office:value="195.35" calcext:value-type="float">
            <text:p>195.35</text:p>
          </table:table-cell>
          <table:table-cell office:value-type="float" office:value="14599.91" calcext:value-type="float">
            <text:p>14,599.91</text:p>
          </table:table-cell>
          <table:table-cell office:value-type="float" office:value="7851.45" calcext:value-type="float">
            <text:p>7,851.45</text:p>
          </table:table-cell>
          <table:table-cell office:value-type="float" office:value="6748.46" calcext:value-type="float">
            <text:p>6,748.46</text:p>
          </table:table-cell>
          <table:table-cell table:number-columns-repeated="2"/>
          <table:table-cell office:value-type="float" office:value="195.39" calcext:value-type="float">
            <text:p>195.39</text:p>
          </table:table-cell>
          <table:table-cell office:value-type="float" office:value="14572.03" calcext:value-type="float">
            <text:p>14,572.03</text:p>
          </table:table-cell>
          <table:table-cell office:value-type="float" office:value="1974.83" calcext:value-type="float">
            <text:p>1,974.83</text:p>
          </table:table-cell>
          <table:table-cell office:value-type="float" office:value="12597.2" calcext:value-type="float">
            <text:p>12,597.20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03.9" calcext:value-type="float">
            <text:p>503.90</text:p>
          </table:table-cell>
          <table:table-cell office:value-type="float" office:value="10532.21" calcext:value-type="float">
            <text:p>10,532.21</text:p>
          </table:table-cell>
          <table:table-cell office:value-type="float" office:value="10216.33" calcext:value-type="float">
            <text:p>10,216.33</text:p>
          </table:table-cell>
          <table:table-cell office:value-type="float" office:value="315.88" calcext:value-type="float">
            <text:p>315.88</text:p>
          </table:table-cell>
          <table:table-cell table:number-columns-repeated="2"/>
          <table:table-cell office:value-type="float" office:value="453.74" calcext:value-type="float">
            <text:p>453.74</text:p>
          </table:table-cell>
          <table:table-cell office:value-type="float" office:value="9032.9" calcext:value-type="float">
            <text:p>9,032.90</text:p>
          </table:table-cell>
          <table:table-cell office:value-type="float" office:value="8748.36" calcext:value-type="float">
            <text:p>8,748.36</text:p>
          </table:table-cell>
          <table:table-cell office:value-type="float" office:value="284.54" calcext:value-type="float">
            <text:p>284.54</text:p>
          </table:table-cell>
          <table:table-cell table:number-columns-repeated="2"/>
          <table:table-cell office:value-type="float" office:value="708.74" calcext:value-type="float">
            <text:p>708.74</text:p>
          </table:table-cell>
          <table:table-cell office:value-type="float" office:value="11787.04" calcext:value-type="float">
            <text:p>11,787.04</text:p>
          </table:table-cell>
          <table:table-cell office:value-type="float" office:value="11435.26" calcext:value-type="float">
            <text:p>11,435.26</text:p>
          </table:table-cell>
          <table:table-cell office:value-type="float" office:value="351.78" calcext:value-type="float">
            <text:p>351.78</text:p>
          </table:table-cell>
          <table:table-cell table:number-columns-repeated="2"/>
          <table:table-cell office:value-type="float" office:value="747.91" calcext:value-type="float">
            <text:p>747.91</text:p>
          </table:table-cell>
          <table:table-cell office:value-type="float" office:value="10690.08" calcext:value-type="float">
            <text:p>10,690.08</text:p>
          </table:table-cell>
          <table:table-cell office:value-type="float" office:value="10236.04" calcext:value-type="float">
            <text:p>10,236.04</text:p>
          </table:table-cell>
          <table:table-cell office:value-type="float" office:value="454.04" calcext:value-type="float">
            <text:p>454.0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07.98" calcext:value-type="float">
            <text:p>507.98</text:p>
          </table:table-cell>
          <table:table-cell table:style-name="ce16" office:value-type="float" office:value="10540.27" calcext:value-type="float">
            <text:p>10,540.27</text:p>
          </table:table-cell>
          <table:table-cell table:style-name="ce16" office:value-type="float" office:value="10226.7" calcext:value-type="float">
            <text:p>10,226.70</text:p>
          </table:table-cell>
          <table:table-cell table:style-name="ce19" office:value-type="float" office:value="313.57" calcext:value-type="float">
            <text:p>313.57</text:p>
          </table:table-cell>
          <table:table-cell table:style-name="ce21" table:formula="of:=[.C30]/[.C24]" office:value-type="percentage" office:value="2.59530986563123" calcext:value-type="percentage">
            <text:p>259.53%</text:p>
          </table:table-cell>
          <table:table-cell table:style-name="ce21" table:formula="of:=([.F24]-[.F30])/[.F24]" office:value-type="percentage" office:value="0.970931208092577" calcext:value-type="percentage">
            <text:p>97.09%</text:p>
          </table:table-cell>
          <table:table-cell table:style-name="ce10" office:value-type="float" office:value="456.34" calcext:value-type="float">
            <text:p>456.34</text:p>
          </table:table-cell>
          <table:table-cell table:style-name="ce16" office:value-type="float" office:value="9035.07" calcext:value-type="float">
            <text:p>9,035.07</text:p>
          </table:table-cell>
          <table:table-cell table:style-name="ce16" office:value-type="float" office:value="8761.39" calcext:value-type="float">
            <text:p>8,761.39</text:p>
          </table:table-cell>
          <table:table-cell table:style-name="ce19" office:value-type="float" office:value="273.68" calcext:value-type="float">
            <text:p>273.68</text:p>
          </table:table-cell>
          <table:table-cell table:style-name="ce21" table:formula="of:=[.I30]/[.I24]" office:value-type="percentage" office:value="2.34092541294757" calcext:value-type="percentage">
            <text:p>234.09%</text:p>
          </table:table-cell>
          <table:table-cell table:style-name="ce21" table:formula="of:=([.L24]-[.L30])/[.L24]" office:value-type="percentage" office:value="0.974882871472951" calcext:value-type="percentage">
            <text:p>97.49%</text:p>
          </table:table-cell>
          <table:table-cell table:style-name="ce10" office:value-type="float" office:value="710.12" calcext:value-type="float">
            <text:p>710.12</text:p>
          </table:table-cell>
          <table:table-cell table:style-name="ce16" office:value-type="float" office:value="11788.82" calcext:value-type="float">
            <text:p>11,788.82</text:p>
          </table:table-cell>
          <table:table-cell table:style-name="ce16" office:value-type="float" office:value="11448.77" calcext:value-type="float">
            <text:p>11,448.77</text:p>
          </table:table-cell>
          <table:table-cell table:style-name="ce19" office:value-type="float" office:value="340.05" calcext:value-type="float">
            <text:p>340.05</text:p>
          </table:table-cell>
          <table:table-cell table:style-name="ce21" table:formula="of:=[.O30]/[.O24]" office:value-type="percentage" office:value="3.62805906095131" calcext:value-type="percentage">
            <text:p>362.81%</text:p>
          </table:table-cell>
          <table:table-cell table:style-name="ce21" table:formula="of:=([.R24]-[.R30])/[.R24]" office:value-type="percentage" office:value="0.94958031786418" calcext:value-type="percentage">
            <text:p>94.96%</text:p>
          </table:table-cell>
          <table:table-cell table:style-name="ce10" office:value-type="float" office:value="750.18" calcext:value-type="float">
            <text:p>750.18</text:p>
          </table:table-cell>
          <table:table-cell table:style-name="ce16" office:value-type="float" office:value="10719.08" calcext:value-type="float">
            <text:p>10,719.08</text:p>
          </table:table-cell>
          <table:table-cell table:style-name="ce16" office:value-type="float" office:value="10271.72" calcext:value-type="float">
            <text:p>10,271.72</text:p>
          </table:table-cell>
          <table:table-cell table:style-name="ce19" office:value-type="float" office:value="447.36" calcext:value-type="float">
            <text:p>447.36</text:p>
          </table:table-cell>
          <table:table-cell table:style-name="ce21" table:formula="of:=[.U30]/[.U24]" office:value-type="percentage" office:value="3.85320252709435" calcext:value-type="percentage">
            <text:p>385.32%</text:p>
          </table:table-cell>
          <table:table-cell table:style-name="ce21" table:formula="of:=([.X24]-[.X30])/[.X24]" office:value-type="percentage" office:value="0.96451087021193" calcext:value-type="percentage">
            <text:p>96.45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3826.64" calcext:value-type="float">
            <text:p>3,826.64</text:p>
          </table:table-cell>
          <table:table-cell table:style-name="ce17" office:value-type="float" office:value="10717.97" calcext:value-type="float">
            <text:p>10,717.97</text:p>
          </table:table-cell>
          <table:table-cell table:style-name="ce17" table:number-columns-repeated="2"/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3708.34" calcext:value-type="float">
            <text:p>3,708.34</text:p>
          </table:table-cell>
          <table:table-cell table:style-name="ce17" office:value-type="float" office:value="10836.27" calcext:value-type="float">
            <text:p>10,836.27</text:p>
          </table:table-cell>
          <table:table-cell table:style-name="ce17" table:number-columns-repeated="2"/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14544.61" calcext:value-type="float">
            <text:p>14,544.61</text:p>
          </table:table-cell>
          <table:table-cell table:style-name="ce13" office:value-type="float" office:value="7820.33" calcext:value-type="float">
            <text:p>7,820.33</text:p>
          </table:table-cell>
          <table:table-cell table:style-name="ce17" office:value-type="float" office:value="6724.28" calcext:value-type="float">
            <text:p>6,724.28</text:p>
          </table:table-cell>
          <table:table-cell table:style-name="ce17" table:number-columns-repeated="2"/>
          <table:table-cell table:style-name="ce11" office:value-type="float" office:value="196.29" calcext:value-type="float">
            <text:p>196.29</text:p>
          </table:table-cell>
          <table:table-cell table:style-name="ce13" office:value-type="float" office:value="14679.66" calcext:value-type="float">
            <text:p>14,679.66</text:p>
          </table:table-cell>
          <table:table-cell table:style-name="ce13" office:value-type="float" office:value="1978.87" calcext:value-type="float">
            <text:p>1,978.87</text:p>
          </table:table-cell>
          <table:table-cell table:style-name="ce17" office:value-type="float" office:value="12700.79" calcext:value-type="float">
            <text:p>12,700.79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4.8" calcext:value-type="float">
            <text:p>194.80</text:p>
          </table:table-cell>
          <table:table-cell office:value-type="float" office:value="14551.77" calcext:value-type="float">
            <text:p>14,551.77</text:p>
          </table:table-cell>
          <table:table-cell office:value-type="float" office:value="3860.44" calcext:value-type="float">
            <text:p>3,860.44</text:p>
          </table:table-cell>
          <table:table-cell office:value-type="float" office:value="10691.33" calcext:value-type="float">
            <text:p>10,691.33</text:p>
          </table:table-cell>
          <table:table-cell table:number-columns-repeated="2"/>
          <table:table-cell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3687.86" calcext:value-type="float">
            <text:p>3,687.86</text:p>
          </table:table-cell>
          <table:table-cell office:value-type="float" office:value="10940.35" calcext:value-type="float">
            <text:p>10,940.35</text:p>
          </table:table-cell>
          <table:table-cell table:number-columns-repeated="2"/>
          <table:table-cell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7868.63" calcext:value-type="float">
            <text:p>7,868.63</text:p>
          </table:table-cell>
          <table:table-cell office:value-type="float" office:value="6759.58" calcext:value-type="float">
            <text:p>6,759.58</text:p>
          </table:table-cell>
          <table:table-cell table:number-columns-repeated="2"/>
          <table:table-cell table:style-name="ce12" office:value-type="float" office:value="195.5" calcext:value-type="float">
            <text:p>195.50</text:p>
          </table:table-cell>
          <table:table-cell office:value-type="float" office:value="14628.21" calcext:value-type="float">
            <text:p>14,628.21</text:p>
          </table:table-cell>
          <table:table-cell office:value-type="float" office:value="1988.43" calcext:value-type="float">
            <text:p>1,988.43</text:p>
          </table:table-cell>
          <table:table-cell office:value-type="float" office:value="12639.78" calcext:value-type="float">
            <text:p>12,639.7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15" calcext:value-type="float">
            <text:p>348.15</text:p>
          </table:table-cell>
          <table:table-cell office:value-type="float" office:value="8109.63" calcext:value-type="float">
            <text:p>8,109.63</text:p>
          </table:table-cell>
          <table:table-cell office:value-type="float" office:value="3991.72" calcext:value-type="float">
            <text:p>3,991.72</text:p>
          </table:table-cell>
          <table:table-cell office:value-type="float" office:value="4117.9" calcext:value-type="float">
            <text:p>4,117.90</text:p>
          </table:table-cell>
          <table:table-cell table:number-columns-repeated="2"/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5267.42" calcext:value-type="float">
            <text:p>5,267.42</text:p>
          </table:table-cell>
          <table:table-cell office:value-type="float" office:value="2839.34" calcext:value-type="float">
            <text:p>2,839.34</text:p>
          </table:table-cell>
          <table:table-cell table:number-columns-repeated="2"/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2877.17" calcext:value-type="float">
            <text:p>2,877.17</text:p>
          </table:table-cell>
          <table:table-cell office:value-type="float" office:value="5229.59" calcext:value-type="float">
            <text:p>5,229.59</text:p>
          </table:table-cell>
          <table:table-cell table:number-columns-repeated="2"/>
          <table:table-cell office:value-type="float" office:value="348.69" calcext:value-type="float">
            <text:p>348.69</text:p>
          </table:table-cell>
          <table:table-cell office:value-type="float" office:value="8106.76" calcext:value-type="float">
            <text:p>8,106.76</text:p>
          </table:table-cell>
          <table:table-cell office:value-type="float" office:value="3715.52" calcext:value-type="float">
            <text:p>3,715.52</text:p>
          </table:table-cell>
          <table:table-cell office:value-type="float" office:value="4391.24" calcext:value-type="float">
            <text:p>4,391.2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0.19" calcext:value-type="float">
            <text:p>350.19</text:p>
          </table:table-cell>
          <table:table-cell table:style-name="ce15" office:value-type="float" office:value="8108.74" calcext:value-type="float">
            <text:p>8,108.74</text:p>
          </table:table-cell>
          <table:table-cell office:value-type="float" office:value="3987.58" calcext:value-type="float">
            <text:p>3,987.58</text:p>
          </table:table-cell>
          <table:table-cell office:value-type="float" office:value="4121.16" calcext:value-type="float">
            <text:p>4,121.16</text:p>
          </table:table-cell>
          <table:table-cell table:number-columns-repeated="2"/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5261.88" calcext:value-type="float">
            <text:p>5,261.88</text:p>
          </table:table-cell>
          <table:table-cell office:value-type="float" office:value="2842.04" calcext:value-type="float">
            <text:p>2,842.04</text:p>
          </table:table-cell>
          <table:table-cell table:number-columns-repeated="2"/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2877.34" calcext:value-type="float">
            <text:p>2,877.34</text:p>
          </table:table-cell>
          <table:table-cell office:value-type="float" office:value="5226.57" calcext:value-type="float">
            <text:p>5,226.57</text:p>
          </table:table-cell>
          <table:table-cell table:number-columns-repeated="2"/>
          <table:table-cell table:style-name="ce20" office:value-type="float" office:value="349.88" calcext:value-type="float">
            <text:p>349.88</text:p>
          </table:table-cell>
          <table:table-cell table:style-name="ce15" office:value-type="float" office:value="8103.92" calcext:value-type="float">
            <text:p>8,103.92</text:p>
          </table:table-cell>
          <table:table-cell office:value-type="float" office:value="3702.35" calcext:value-type="float">
            <text:p>3,702.35</text:p>
          </table:table-cell>
          <table:table-cell office:value-type="float" office:value="4401.57" calcext:value-type="float">
            <text:p>4,401.57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76" calcext:value-type="float">
            <text:p>196.76</text:p>
          </table:table-cell>
          <table:table-cell office:value-type="float" office:value="14671.05" calcext:value-type="float">
            <text:p>14,671.05</text:p>
          </table:table-cell>
          <table:table-cell office:value-type="float" office:value="4117.13" calcext:value-type="float">
            <text:p>4,117.13</text:p>
          </table:table-cell>
          <table:table-cell office:value-type="float" office:value="10553.92" calcext:value-type="float">
            <text:p>10,553.92</text:p>
          </table:table-cell>
          <table:table-cell table:number-columns-repeated="2"/>
          <table:table-cell office:value-type="float" office:value="196.96" calcext:value-type="float">
            <text:p>196.96</text:p>
          </table:table-cell>
          <table:table-cell office:value-type="float" office:value="14671.22" calcext:value-type="float">
            <text:p>14,671.22</text:p>
          </table:table-cell>
          <table:table-cell office:value-type="float" office:value="3831.26" calcext:value-type="float">
            <text:p>3,831.26</text:p>
          </table:table-cell>
          <table:table-cell office:value-type="float" office:value="10839.96" calcext:value-type="float">
            <text:p>10,839.96</text:p>
          </table:table-cell>
          <table:table-cell table:number-columns-repeated="2"/>
          <table:table-cell office:value-type="float" office:value="197.64" calcext:value-type="float">
            <text:p>197.64</text:p>
          </table:table-cell>
          <table:table-cell office:value-type="float" office:value="14688.34" calcext:value-type="float">
            <text:p>14,688.34</text:p>
          </table:table-cell>
          <table:table-cell office:value-type="float" office:value="7898.55" calcext:value-type="float">
            <text:p>7,898.55</text:p>
          </table:table-cell>
          <table:table-cell office:value-type="float" office:value="6789.79" calcext:value-type="float">
            <text:p>6,789.79</text:p>
          </table:table-cell>
          <table:table-cell table:number-columns-repeated="2"/>
          <table:table-cell office:value-type="float" office:value="196.36" calcext:value-type="float">
            <text:p>196.36</text:p>
          </table:table-cell>
          <table:table-cell office:value-type="float" office:value="14605.68" calcext:value-type="float">
            <text:p>14,605.68</text:p>
          </table:table-cell>
          <table:table-cell office:value-type="float" office:value="1994.7" calcext:value-type="float">
            <text:p>1,994.70</text:p>
          </table:table-cell>
          <table:table-cell office:value-type="float" office:value="12610.98" calcext:value-type="float">
            <text:p>12,610.9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12" calcext:value-type="float">
            <text:p>510.12</text:p>
          </table:table-cell>
          <table:table-cell office:value-type="float" office:value="10480.78" calcext:value-type="float">
            <text:p>10,480.78</text:p>
          </table:table-cell>
          <table:table-cell office:value-type="float" office:value="10165.25" calcext:value-type="float">
            <text:p>10,165.25</text:p>
          </table:table-cell>
          <table:table-cell office:value-type="float" office:value="315.53" calcext:value-type="float">
            <text:p>315.53</text:p>
          </table:table-cell>
          <table:table-cell table:number-columns-repeated="2"/>
          <table:table-cell office:value-type="float" office:value="455.26" calcext:value-type="float">
            <text:p>455.26</text:p>
          </table:table-cell>
          <table:table-cell office:value-type="float" office:value="8919.06" calcext:value-type="float">
            <text:p>8,919.06</text:p>
          </table:table-cell>
          <table:table-cell office:value-type="float" office:value="8636.73" calcext:value-type="float">
            <text:p>8,636.73</text:p>
          </table:table-cell>
          <table:table-cell office:value-type="float" office:value="282.33" calcext:value-type="float">
            <text:p>282.33</text:p>
          </table:table-cell>
          <table:table-cell table:number-columns-repeated="2"/>
          <table:table-cell office:value-type="float" office:value="692.97" calcext:value-type="float">
            <text:p>692.97</text:p>
          </table:table-cell>
          <table:table-cell office:value-type="float" office:value="11703.01" calcext:value-type="float">
            <text:p>11,703.01</text:p>
          </table:table-cell>
          <table:table-cell office:value-type="float" office:value="11367.76" calcext:value-type="float">
            <text:p>11,367.76</text:p>
          </table:table-cell>
          <table:table-cell office:value-type="float" office:value="335.25" calcext:value-type="float">
            <text:p>335.25</text:p>
          </table:table-cell>
          <table:table-cell table:number-columns-repeated="2"/>
          <table:table-cell office:value-type="float" office:value="746.54" calcext:value-type="float">
            <text:p>746.54</text:p>
          </table:table-cell>
          <table:table-cell office:value-type="float" office:value="10645.25" calcext:value-type="float">
            <text:p>10,645.25</text:p>
          </table:table-cell>
          <table:table-cell office:value-type="float" office:value="10225.62" calcext:value-type="float">
            <text:p>10,225.62</text:p>
          </table:table-cell>
          <table:table-cell office:value-type="float" office:value="419.63" calcext:value-type="float">
            <text:p>419.63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52" calcext:value-type="float">
            <text:p>511.52</text:p>
          </table:table-cell>
          <table:table-cell table:style-name="ce16" office:value-type="float" office:value="10491.48" calcext:value-type="float">
            <text:p>10,491.48</text:p>
          </table:table-cell>
          <table:table-cell table:style-name="ce16" office:value-type="float" office:value="10179.6" calcext:value-type="float">
            <text:p>10,179.60</text:p>
          </table:table-cell>
          <table:table-cell table:style-name="ce19" office:value-type="float" office:value="311.88" calcext:value-type="float">
            <text:p>311.88</text:p>
          </table:table-cell>
          <table:table-cell table:style-name="ce21" table:formula="of:=[.C37]/[.C31]" office:value-type="percentage" office:value="2.63670103092783" calcext:value-type="percentage">
            <text:p>263.67%</text:p>
          </table:table-cell>
          <table:table-cell table:style-name="ce21" table:formula="of:=([.F31]-[.F37])/[.F31]" office:value-type="percentage" office:value="0.970901206105261" calcext:value-type="percentage">
            <text:p>97.09%</text:p>
          </table:table-cell>
          <table:table-cell table:style-name="ce10" office:value-type="float" office:value="455.29" calcext:value-type="float">
            <text:p>455.29</text:p>
          </table:table-cell>
          <table:table-cell table:style-name="ce16" office:value-type="float" office:value="8919.1" calcext:value-type="float">
            <text:p>8,919.10</text:p>
          </table:table-cell>
          <table:table-cell table:style-name="ce16" office:value-type="float" office:value="8645.71" calcext:value-type="float">
            <text:p>8,645.71</text:p>
          </table:table-cell>
          <table:table-cell table:style-name="ce19" office:value-type="float" office:value="273.39" calcext:value-type="float">
            <text:p>273.39</text:p>
          </table:table-cell>
          <table:table-cell table:style-name="ce21" table:formula="of:=[.I37]/[.I31]" office:value-type="percentage" office:value="2.34685567010309" calcext:value-type="percentage">
            <text:p>234.69%</text:p>
          </table:table-cell>
          <table:table-cell table:style-name="ce21" table:formula="of:=([.L31]-[.L37])/[.L31]" office:value-type="percentage" office:value="0.974770839043324" calcext:value-type="percentage">
            <text:p>97.48%</text:p>
          </table:table-cell>
          <table:table-cell table:style-name="ce10" office:value-type="float" office:value="693.53" calcext:value-type="float">
            <text:p>693.53</text:p>
          </table:table-cell>
          <table:table-cell table:style-name="ce16" office:value-type="float" office:value="11726.39" calcext:value-type="float">
            <text:p>11,726.39</text:p>
          </table:table-cell>
          <table:table-cell table:style-name="ce16" office:value-type="float" office:value="11399.79" calcext:value-type="float">
            <text:p>11,399.79</text:p>
          </table:table-cell>
          <table:table-cell table:style-name="ce19" office:value-type="float" office:value="326.6" calcext:value-type="float">
            <text:p>326.60</text:p>
          </table:table-cell>
          <table:table-cell table:style-name="ce21" table:formula="of:=[.O37]/[.O31]" office:value-type="percentage" office:value="3.57489690721649" calcext:value-type="percentage">
            <text:p>357.49%</text:p>
          </table:table-cell>
          <table:table-cell table:style-name="ce21" table:formula="of:=([.R31]-[.R37])/[.R31]" office:value-type="percentage" office:value="0.951429744151047" calcext:value-type="percentage">
            <text:p>95.14%</text:p>
          </table:table-cell>
          <table:table-cell table:style-name="ce10" office:value-type="float" office:value="747.73" calcext:value-type="float">
            <text:p>747.73</text:p>
          </table:table-cell>
          <table:table-cell table:style-name="ce16" office:value-type="float" office:value="10645.18" calcext:value-type="float">
            <text:p>10,645.18</text:p>
          </table:table-cell>
          <table:table-cell table:style-name="ce16" office:value-type="float" office:value="10229.01" calcext:value-type="float">
            <text:p>10,229.01</text:p>
          </table:table-cell>
          <table:table-cell table:style-name="ce19" office:value-type="float" office:value="416.17" calcext:value-type="float">
            <text:p>416.17</text:p>
          </table:table-cell>
          <table:table-cell table:style-name="ce21" table:formula="of:=[.U37]/[.U31]" office:value-type="percentage" office:value="3.80931275154109" calcext:value-type="percentage">
            <text:p>380.93%</text:p>
          </table:table-cell>
          <table:table-cell table:style-name="ce21" table:formula="of:=([.X31]-[.X37])/[.X31]" office:value-type="percentage" office:value="0.967232746939363" calcext:value-type="percentage">
            <text:p>96.72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_periodic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14555.24" calcext:value-type="float">
            <text:p>14,555.24</text:p>
          </table:table-cell>
          <table:table-cell table:style-name="ce13" office:value-type="float" office:value="3834.46" calcext:value-type="float">
            <text:p>3,834.46</text:p>
          </table:table-cell>
          <table:table-cell table:style-name="ce17" office:value-type="float" office:value="10720.77" calcext:value-type="float">
            <text:p>10,720.77</text:p>
          </table:table-cell>
          <table:table-cell table:style-name="ce17" table:number-columns-repeated="2"/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14555.29" calcext:value-type="float">
            <text:p>14,555.29</text:p>
          </table:table-cell>
          <table:table-cell table:style-name="ce13" office:value-type="float" office:value="3689.64" calcext:value-type="float">
            <text:p>3,689.64</text:p>
          </table:table-cell>
          <table:table-cell table:style-name="ce17" office:value-type="float" office:value="10865.64" calcext:value-type="float">
            <text:p>10,865.64</text:p>
          </table:table-cell>
          <table:table-cell table:style-name="ce17" table:number-columns-repeated="2"/>
          <table:table-cell table:style-name="ce8" office:value-type="float" office:value="194.35" calcext:value-type="float">
            <text:p>194.35</text:p>
          </table:table-cell>
          <table:table-cell table:style-name="ce13" office:value-type="float" office:value="14576.36" calcext:value-type="float">
            <text:p>14,576.36</text:p>
          </table:table-cell>
          <table:table-cell table:style-name="ce13" office:value-type="float" office:value="7872.84" calcext:value-type="float">
            <text:p>7,872.84</text:p>
          </table:table-cell>
          <table:table-cell table:style-name="ce17" office:value-type="float" office:value="6703.52" calcext:value-type="float">
            <text:p>6,703.52</text:p>
          </table:table-cell>
          <table:table-cell table:style-name="ce17" table:number-columns-repeated="2"/>
          <table:table-cell table:style-name="ce8" office:value-type="float" office:value="193.89" calcext:value-type="float">
            <text:p>193.89</text:p>
          </table:table-cell>
          <table:table-cell table:style-name="ce13" office:value-type="float" office:value="14557.23" calcext:value-type="float">
            <text:p>14,557.23</text:p>
          </table:table-cell>
          <table:table-cell table:style-name="ce13" office:value-type="float" office:value="2012.25" calcext:value-type="float">
            <text:p>2,012.25</text:p>
          </table:table-cell>
          <table:table-cell table:style-name="ce17" office:value-type="float" office:value="12544.98" calcext:value-type="float">
            <text:p>12,544.98</text:p>
          </table:table-cell>
          <table:table-cell table:style-name="ce17"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6.09" calcext:value-type="float">
            <text:p>196.09</text:p>
          </table:table-cell>
          <table:table-cell office:value-type="float" office:value="14586.32" calcext:value-type="float">
            <text:p>14,586.32</text:p>
          </table:table-cell>
          <table:table-cell office:value-type="float" office:value="3870.33" calcext:value-type="float">
            <text:p>3,870.33</text:p>
          </table:table-cell>
          <table:table-cell office:value-type="float" office:value="10715.99" calcext:value-type="float">
            <text:p>10,715.99</text:p>
          </table:table-cell>
          <table:table-cell table:number-columns-repeated="2"/>
          <table:table-cell office:value-type="float" office:value="196.15" calcext:value-type="float">
            <text:p>196.15</text:p>
          </table:table-cell>
          <table:table-cell office:value-type="float" office:value="14606.1" calcext:value-type="float">
            <text:p>14,606.10</text:p>
          </table:table-cell>
          <table:table-cell office:value-type="float" office:value="3696.87" calcext:value-type="float">
            <text:p>3,696.87</text:p>
          </table:table-cell>
          <table:table-cell office:value-type="float" office:value="10909.23" calcext:value-type="float">
            <text:p>10,909.23</text:p>
          </table:table-cell>
          <table:table-cell table:number-columns-repeated="2"/>
          <table:table-cell office:value-type="float" office:value="198.3" calcext:value-type="float">
            <text:p>198.30</text:p>
          </table:table-cell>
          <table:table-cell office:value-type="float" office:value="14661.02" calcext:value-type="float">
            <text:p>14,661.02</text:p>
          </table:table-cell>
          <table:table-cell office:value-type="float" office:value="7838.96" calcext:value-type="float">
            <text:p>7,838.96</text:p>
          </table:table-cell>
          <table:table-cell office:value-type="float" office:value="6822.05" calcext:value-type="float">
            <text:p>6,822.05</text:p>
          </table:table-cell>
          <table:table-cell table:number-columns-repeated="2"/>
          <table:table-cell office:value-type="float" office:value="196.09" calcext:value-type="float">
            <text:p>196.09</text:p>
          </table:table-cell>
          <table:table-cell office:value-type="float" office:value="14585.31" calcext:value-type="float">
            <text:p>14,585.31</text:p>
          </table:table-cell>
          <table:table-cell office:value-type="float" office:value="2001.97" calcext:value-type="float">
            <text:p>2,001.97</text:p>
          </table:table-cell>
          <table:table-cell office:value-type="float" office:value="12583.34" calcext:value-type="float">
            <text:p>12,583.3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3.93" calcext:value-type="float">
            <text:p>353.93</text:p>
          </table:table-cell>
          <table:table-cell office:value-type="float" office:value="8208.25" calcext:value-type="float">
            <text:p>8,208.25</text:p>
          </table:table-cell>
          <table:table-cell office:value-type="float" office:value="4073.87" calcext:value-type="float">
            <text:p>4,073.87</text:p>
          </table:table-cell>
          <table:table-cell office:value-type="float" office:value="4134.37" calcext:value-type="float">
            <text:p>4,134.37</text:p>
          </table:table-cell>
          <table:table-cell table:number-columns-repeated="2"/>
          <table:table-cell office:value-type="float" office:value="353.8" calcext:value-type="float">
            <text:p>353.80</text:p>
          </table:table-cell>
          <table:table-cell office:value-type="float" office:value="8222.64" calcext:value-type="float">
            <text:p>8,222.64</text:p>
          </table:table-cell>
          <table:table-cell office:value-type="float" office:value="5318.28" calcext:value-type="float">
            <text:p>5,318.28</text:p>
          </table:table-cell>
          <table:table-cell office:value-type="float" office:value="2904.36" calcext:value-type="float">
            <text:p>2,904.36</text:p>
          </table:table-cell>
          <table:table-cell table:number-columns-repeated="2"/>
          <table:table-cell office:value-type="float" office:value="354.15" calcext:value-type="float">
            <text:p>354.15</text:p>
          </table:table-cell>
          <table:table-cell office:value-type="float" office:value="8209.06" calcext:value-type="float">
            <text:p>8,209.06</text:p>
          </table:table-cell>
          <table:table-cell office:value-type="float" office:value="2852.08" calcext:value-type="float">
            <text:p>2,852.08</text:p>
          </table:table-cell>
          <table:table-cell office:value-type="float" office:value="5356.99" calcext:value-type="float">
            <text:p>5,356.99</text:p>
          </table:table-cell>
          <table:table-cell table:number-columns-repeated="2"/>
          <table:table-cell office:value-type="float" office:value="354.01" calcext:value-type="float">
            <text:p>354.01</text:p>
          </table:table-cell>
          <table:table-cell office:value-type="float" office:value="8208.95" calcext:value-type="float">
            <text:p>8,208.95</text:p>
          </table:table-cell>
          <table:table-cell office:value-type="float" office:value="3751.31" calcext:value-type="float">
            <text:p>3,751.31</text:p>
          </table:table-cell>
          <table:table-cell office:value-type="float" office:value="4457.64" calcext:value-type="float">
            <text:p>4,457.64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4.6" calcext:value-type="float">
            <text:p>354.60</text:p>
          </table:table-cell>
          <table:table-cell table:style-name="ce15" office:value-type="float" office:value="8204.98" calcext:value-type="float">
            <text:p>8,204.98</text:p>
          </table:table-cell>
          <table:table-cell office:value-type="float" office:value="4056.22" calcext:value-type="float">
            <text:p>4,056.22</text:p>
          </table:table-cell>
          <table:table-cell office:value-type="float" office:value="4148.76" calcext:value-type="float">
            <text:p>4,148.76</text:p>
          </table:table-cell>
          <table:table-cell table:number-columns-repeated="2"/>
          <table:table-cell table:style-name="ce20" office:value-type="float" office:value="353.9" calcext:value-type="float">
            <text:p>353.90</text:p>
          </table:table-cell>
          <table:table-cell table:style-name="ce15" office:value-type="float" office:value="8203.77" calcext:value-type="float">
            <text:p>8,203.77</text:p>
          </table:table-cell>
          <table:table-cell office:value-type="float" office:value="5330.81" calcext:value-type="float">
            <text:p>5,330.81</text:p>
          </table:table-cell>
          <table:table-cell office:value-type="float" office:value="2872.96" calcext:value-type="float">
            <text:p>2,872.96</text:p>
          </table:table-cell>
          <table:table-cell table:number-columns-repeated="2"/>
          <table:table-cell table:style-name="ce20" office:value-type="float" office:value="354.58" calcext:value-type="float">
            <text:p>354.58</text:p>
          </table:table-cell>
          <table:table-cell table:style-name="ce15" office:value-type="float" office:value="8205.59" calcext:value-type="float">
            <text:p>8,205.59</text:p>
          </table:table-cell>
          <table:table-cell office:value-type="float" office:value="2852.14" calcext:value-type="float">
            <text:p>2,852.14</text:p>
          </table:table-cell>
          <table:table-cell office:value-type="float" office:value="5353.45" calcext:value-type="float">
            <text:p>5,353.45</text:p>
          </table:table-cell>
          <table:table-cell table:number-columns-repeated="2"/>
          <table:table-cell table:style-name="ce20" office:value-type="float" office:value="354.46" calcext:value-type="float">
            <text:p>354.46</text:p>
          </table:table-cell>
          <table:table-cell table:style-name="ce15" office:value-type="float" office:value="8205.48" calcext:value-type="float">
            <text:p>8,205.48</text:p>
          </table:table-cell>
          <table:table-cell office:value-type="float" office:value="3721.2" calcext:value-type="float">
            <text:p>3,721.20</text:p>
          </table:table-cell>
          <table:table-cell office:value-type="float" office:value="4484.28" calcext:value-type="float">
            <text:p>4,484.2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25" calcext:value-type="float">
            <text:p>196.25</text:p>
          </table:table-cell>
          <table:table-cell office:value-type="float" office:value="14620.57" calcext:value-type="float">
            <text:p>14,620.57</text:p>
          </table:table-cell>
          <table:table-cell office:value-type="float" office:value="4075.59" calcext:value-type="float">
            <text:p>4,075.59</text:p>
          </table:table-cell>
          <table:table-cell office:value-type="float" office:value="10544.98" calcext:value-type="float">
            <text:p>10,544.98</text:p>
          </table:table-cell>
          <table:table-cell table:number-columns-repeated="2"/>
          <table:table-cell office:value-type="float" office:value="197.1" calcext:value-type="float">
            <text:p>197.10</text:p>
          </table:table-cell>
          <table:table-cell office:value-type="float" office:value="14627.55" calcext:value-type="float">
            <text:p>14,627.55</text:p>
          </table:table-cell>
          <table:table-cell office:value-type="float" office:value="3822.16" calcext:value-type="float">
            <text:p>3,822.16</text:p>
          </table:table-cell>
          <table:table-cell office:value-type="float" office:value="10805.38" calcext:value-type="float">
            <text:p>10,805.38</text:p>
          </table:table-cell>
          <table:table-cell table:number-columns-repeated="2"/>
          <table:table-cell office:value-type="float" office:value="195.1" calcext:value-type="float">
            <text:p>195.10</text:p>
          </table:table-cell>
          <table:table-cell office:value-type="float" office:value="14570.66" calcext:value-type="float">
            <text:p>14,570.66</text:p>
          </table:table-cell>
          <table:table-cell office:value-type="float" office:value="7844.45" calcext:value-type="float">
            <text:p>7,844.45</text:p>
          </table:table-cell>
          <table:table-cell office:value-type="float" office:value="6726.21" calcext:value-type="float">
            <text:p>6,726.21</text:p>
          </table:table-cell>
          <table:table-cell table:number-columns-repeated="2"/>
          <table:table-cell office:value-type="float" office:value="195.21" calcext:value-type="float">
            <text:p>195.21</text:p>
          </table:table-cell>
          <table:table-cell office:value-type="float" office:value="14577.39" calcext:value-type="float">
            <text:p>14,577.39</text:p>
          </table:table-cell>
          <table:table-cell office:value-type="float" office:value="2002.31" calcext:value-type="float">
            <text:p>2,002.31</text:p>
          </table:table-cell>
          <table:table-cell office:value-type="float" office:value="12575.08" calcext:value-type="float">
            <text:p>12,575.0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5.12" calcext:value-type="float">
            <text:p>515.12</text:p>
          </table:table-cell>
          <table:table-cell office:value-type="float" office:value="10463.05" calcext:value-type="float">
            <text:p>10,463.05</text:p>
          </table:table-cell>
          <table:table-cell office:value-type="float" office:value="10146.98" calcext:value-type="float">
            <text:p>10,146.98</text:p>
          </table:table-cell>
          <table:table-cell office:value-type="float" office:value="316.07" calcext:value-type="float">
            <text:p>316.07</text:p>
          </table:table-cell>
          <table:table-cell table:number-columns-repeated="2"/>
          <table:table-cell office:value-type="float" office:value="457.92" calcext:value-type="float">
            <text:p>457.92</text:p>
          </table:table-cell>
          <table:table-cell office:value-type="float" office:value="8996.19" calcext:value-type="float">
            <text:p>8,996.19</text:p>
          </table:table-cell>
          <table:table-cell office:value-type="float" office:value="8710.83" calcext:value-type="float">
            <text:p>8,710.83</text:p>
          </table:table-cell>
          <table:table-cell office:value-type="float" office:value="285.35" calcext:value-type="float">
            <text:p>285.35</text:p>
          </table:table-cell>
          <table:table-cell table:number-columns-repeated="2"/>
          <table:table-cell office:value-type="float" office:value="700.31" calcext:value-type="float">
            <text:p>700.31</text:p>
          </table:table-cell>
          <table:table-cell office:value-type="float" office:value="11874.62" calcext:value-type="float">
            <text:p>11,874.62</text:p>
          </table:table-cell>
          <table:table-cell office:value-type="float" office:value="11532.06" calcext:value-type="float">
            <text:p>11,532.06</text:p>
          </table:table-cell>
          <table:table-cell office:value-type="float" office:value="342.56" calcext:value-type="float">
            <text:p>342.56</text:p>
          </table:table-cell>
          <table:table-cell table:number-columns-repeated="2"/>
          <table:table-cell office:value-type="float" office:value="783.08" calcext:value-type="float">
            <text:p>783.08</text:p>
          </table:table-cell>
          <table:table-cell office:value-type="float" office:value="11109.29" calcext:value-type="float">
            <text:p>11,109.29</text:p>
          </table:table-cell>
          <table:table-cell office:value-type="float" office:value="10642.03" calcext:value-type="float">
            <text:p>10,642.03</text:p>
          </table:table-cell>
          <table:table-cell office:value-type="float" office:value="467.26" calcext:value-type="float">
            <text:p>467.2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5.2" calcext:value-type="float">
            <text:p>515.20</text:p>
          </table:table-cell>
          <table:table-cell table:style-name="ce16" office:value-type="float" office:value="10463.12" calcext:value-type="float">
            <text:p>10,463.12</text:p>
          </table:table-cell>
          <table:table-cell table:style-name="ce16" office:value-type="float" office:value="10150.9" calcext:value-type="float">
            <text:p>10,150.90</text:p>
          </table:table-cell>
          <table:table-cell table:style-name="ce19" office:value-type="float" office:value="312.23" calcext:value-type="float">
            <text:p>312.23</text:p>
          </table:table-cell>
          <table:table-cell table:style-name="ce21" table:formula="of:=[.C44]/[.C38]" office:value-type="percentage" office:value="2.65703971119134" calcext:value-type="percentage">
            <text:p>265.70%</text:p>
          </table:table-cell>
          <table:table-cell table:style-name="ce21" table:formula="of:=([.F38]-[.F44])/[.F38]" office:value-type="percentage" office:value="0.970876159081857" calcext:value-type="percentage">
            <text:p>97.09%</text:p>
          </table:table-cell>
          <table:table-cell table:style-name="ce10" office:value-type="float" office:value="458.65" calcext:value-type="float">
            <text:p>458.65</text:p>
          </table:table-cell>
          <table:table-cell table:style-name="ce16" office:value-type="float" office:value="8996.8" calcext:value-type="float">
            <text:p>8,996.80</text:p>
          </table:table-cell>
          <table:table-cell table:style-name="ce16" office:value-type="float" office:value="8722.09" calcext:value-type="float">
            <text:p>8,722.09</text:p>
          </table:table-cell>
          <table:table-cell table:style-name="ce19" office:value-type="float" office:value="274.72" calcext:value-type="float">
            <text:p>274.72</text:p>
          </table:table-cell>
          <table:table-cell table:style-name="ce21" table:formula="of:=[.I44]/[.I38]" office:value-type="percentage" office:value="2.36539453326457" calcext:value-type="percentage">
            <text:p>236.54%</text:p>
          </table:table-cell>
          <table:table-cell table:style-name="ce21" table:formula="of:=([.L38]-[.L44])/[.L38]" office:value-type="percentage" office:value="0.974716629669306" calcext:value-type="percentage">
            <text:p>97.47%</text:p>
          </table:table-cell>
          <table:table-cell table:style-name="ce10" office:value-type="float" office:value="700.75" calcext:value-type="float">
            <text:p>700.75</text:p>
          </table:table-cell>
          <table:table-cell table:style-name="ce16" office:value-type="float" office:value="11878.93" calcext:value-type="float">
            <text:p>11,878.93</text:p>
          </table:table-cell>
          <table:table-cell table:style-name="ce16" office:value-type="float" office:value="11545.09" calcext:value-type="float">
            <text:p>11,545.09</text:p>
          </table:table-cell>
          <table:table-cell table:style-name="ce19" office:value-type="float" office:value="333.84" calcext:value-type="float">
            <text:p>333.84</text:p>
          </table:table-cell>
          <table:table-cell table:style-name="ce21" table:formula="of:=[.O44]/[.O38]" office:value-type="percentage" office:value="3.60560843838436" calcext:value-type="percentage">
            <text:p>360.56%</text:p>
          </table:table-cell>
          <table:table-cell table:style-name="ce21" table:formula="of:=([.R38]-[.R44])/[.R38]" office:value-type="percentage" office:value="0.950199298279113" calcext:value-type="percentage">
            <text:p>95.02%</text:p>
          </table:table-cell>
          <table:table-cell table:style-name="ce10" office:value-type="float" office:value="783.89" calcext:value-type="float">
            <text:p>783.89</text:p>
          </table:table-cell>
          <table:table-cell table:style-name="ce16" office:value-type="float" office:value="11131.07" calcext:value-type="float">
            <text:p>11,131.07</text:p>
          </table:table-cell>
          <table:table-cell table:style-name="ce16" office:value-type="float" office:value="10668.09" calcext:value-type="float">
            <text:p>10,668.09</text:p>
          </table:table-cell>
          <table:table-cell table:style-name="ce19" office:value-type="float" office:value="462.98" calcext:value-type="float">
            <text:p>462.98</text:p>
          </table:table-cell>
          <table:table-cell table:style-name="ce21" table:formula="of:=[.U44]/[.U38]" office:value-type="percentage" office:value="4.04296250451287" calcext:value-type="percentage">
            <text:p>404.30%</text:p>
          </table:table-cell>
          <table:table-cell table:style-name="ce21" table:formula="of:=([.X38]-[.X44])/[.X38]" office:value-type="percentage" office:value="0.963094401107056" calcext:value-type="percentage">
            <text:p>96.31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ee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76" calcext:value-type="float">
            <text:p>192.76</text:p>
          </table:table-cell>
          <table:table-cell table:style-name="ce13" office:value-type="float" office:value="13394.98" calcext:value-type="float">
            <text:p>13,394.98</text:p>
          </table:table-cell>
          <table:table-cell table:style-name="ce13" office:value-type="float" office:value="4057.12" calcext:value-type="float">
            <text:p>4,057.12</text:p>
          </table:table-cell>
          <table:table-cell table:style-name="ce17" office:value-type="float" office:value="9337.86" calcext:value-type="float">
            <text:p>9,337.86</text:p>
          </table:table-cell>
          <table:table-cell table:style-name="ce17"/>
          <table:table-cell/>
          <table:table-cell table:style-name="ce11" office:value-type="float" office:value="192.89" calcext:value-type="float">
            <text:p>192.89</text:p>
          </table:table-cell>
          <table:table-cell table:style-name="ce13" office:value-type="float" office:value="13374.01" calcext:value-type="float">
            <text:p>13,374.01</text:p>
          </table:table-cell>
          <table:table-cell table:style-name="ce13" office:value-type="float" office:value="4189.89" calcext:value-type="float">
            <text:p>4,189.89</text:p>
          </table:table-cell>
          <table:table-cell table:style-name="ce17" office:value-type="float" office:value="9184.12" calcext:value-type="float">
            <text:p>9,184.12</text:p>
          </table:table-cell>
          <table:table-cell table:style-name="ce17"/>
          <table:table-cell/>
          <table:table-cell table:style-name="ce11" office:value-type="float" office:value="192.42" calcext:value-type="float">
            <text:p>192.42</text:p>
          </table:table-cell>
          <table:table-cell table:style-name="ce13" office:value-type="float" office:value="13358.57" calcext:value-type="float">
            <text:p>13,358.57</text:p>
          </table:table-cell>
          <table:table-cell table:style-name="ce13" office:value-type="float" office:value="6994.53" calcext:value-type="float">
            <text:p>6,994.53</text:p>
          </table:table-cell>
          <table:table-cell table:style-name="ce17" office:value-type="float" office:value="6364.04" calcext:value-type="float">
            <text:p>6,364.04</text:p>
          </table:table-cell>
          <table:table-cell table:style-name="ce17"/>
          <table:table-cell/>
          <table:table-cell table:style-name="ce11" office:value-type="float" office:value="192.83" calcext:value-type="float">
            <text:p>192.83</text:p>
          </table:table-cell>
          <table:table-cell table:style-name="ce13" office:value-type="float" office:value="13398.78" calcext:value-type="float">
            <text:p>13,398.78</text:p>
          </table:table-cell>
          <table:table-cell table:style-name="ce13" office:value-type="float" office:value="2846.77" calcext:value-type="float">
            <text:p>2,846.77</text:p>
          </table:table-cell>
          <table:table-cell table:style-name="ce17" office:value-type="float" office:value="10552.01" calcext:value-type="float">
            <text:p>10,552.01</text:p>
          </table:table-cell>
          <table:table-cell table:style-name="ce17"/>
          <table:table-cell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88.67" calcext:value-type="float">
            <text:p>188.67</text:p>
          </table:table-cell>
          <table:table-cell office:value-type="float" office:value="13210.3" calcext:value-type="float">
            <text:p>13,210.30</text:p>
          </table:table-cell>
          <table:table-cell office:value-type="float" office:value="3994.38" calcext:value-type="float">
            <text:p>3,994.38</text:p>
          </table:table-cell>
          <table:table-cell office:value-type="float" office:value="9215.92" calcext:value-type="float">
            <text:p>9,215.92</text:p>
          </table:table-cell>
          <table:table-cell table:number-columns-repeated="2"/>
          <table:table-cell table:style-name="ce12" office:value-type="float" office:value="188.94" calcext:value-type="float">
            <text:p>188.94</text:p>
          </table:table-cell>
          <table:table-cell office:value-type="float" office:value="13242.6" calcext:value-type="float">
            <text:p>13,242.60</text:p>
          </table:table-cell>
          <table:table-cell office:value-type="float" office:value="4172.86" calcext:value-type="float">
            <text:p>4,172.86</text:p>
          </table:table-cell>
          <table:table-cell office:value-type="float" office:value="9069.74" calcext:value-type="float">
            <text:p>9,069.74</text:p>
          </table:table-cell>
          <table:table-cell table:number-columns-repeated="2"/>
          <table:table-cell table:style-name="ce12" office:value-type="float" office:value="188.53" calcext:value-type="float">
            <text:p>188.53</text:p>
          </table:table-cell>
          <table:table-cell office:value-type="float" office:value="13187.13" calcext:value-type="float">
            <text:p>13,187.13</text:p>
          </table:table-cell>
          <table:table-cell office:value-type="float" office:value="6878.2" calcext:value-type="float">
            <text:p>6,878.20</text:p>
          </table:table-cell>
          <table:table-cell office:value-type="float" office:value="6308.93" calcext:value-type="float">
            <text:p>6,308.93</text:p>
          </table:table-cell>
          <table:table-cell table:number-columns-repeated="2"/>
          <table:table-cell table:style-name="ce12" office:value-type="float" office:value="188.8" calcext:value-type="float">
            <text:p>188.80</text:p>
          </table:table-cell>
          <table:table-cell office:value-type="float" office:value="13245.09" calcext:value-type="float">
            <text:p>13,245.09</text:p>
          </table:table-cell>
          <table:table-cell office:value-type="float" office:value="2824.4" calcext:value-type="float">
            <text:p>2,824.40</text:p>
          </table:table-cell>
          <table:table-cell office:value-type="float" office:value="10420.69" calcext:value-type="float">
            <text:p>10,420.69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14" calcext:value-type="float">
            <text:p>376.14</text:p>
          </table:table-cell>
          <table:table-cell office:value-type="float" office:value="7760.97" calcext:value-type="float">
            <text:p>7,760.97</text:p>
          </table:table-cell>
          <table:table-cell office:value-type="float" office:value="4248.6" calcext:value-type="float">
            <text:p>4,248.60</text:p>
          </table:table-cell>
          <table:table-cell office:value-type="float" office:value="3512.37" calcext:value-type="float">
            <text:p>3,512.37</text:p>
          </table:table-cell>
          <table:table-cell table:number-columns-repeated="2"/>
          <table:table-cell office:value-type="float" office:value="376.6" calcext:value-type="float">
            <text:p>376.60</text:p>
          </table:table-cell>
          <table:table-cell office:value-type="float" office:value="7761.35" calcext:value-type="float">
            <text:p>7,761.35</text:p>
          </table:table-cell>
          <table:table-cell office:value-type="float" office:value="5001.75" calcext:value-type="float">
            <text:p>5,001.75</text:p>
          </table:table-cell>
          <table:table-cell office:value-type="float" office:value="2759.61" calcext:value-type="float">
            <text:p>2,759.61</text:p>
          </table:table-cell>
          <table:table-cell table:number-columns-repeated="2"/>
          <table:table-cell office:value-type="float" office:value="376.41" calcext:value-type="float">
            <text:p>376.41</text:p>
          </table:table-cell>
          <table:table-cell office:value-type="float" office:value="7761.19" calcext:value-type="float">
            <text:p>7,761.19</text:p>
          </table:table-cell>
          <table:table-cell office:value-type="float" office:value="2614.99" calcext:value-type="float">
            <text:p>2,614.99</text:p>
          </table:table-cell>
          <table:table-cell office:value-type="float" office:value="5146.2" calcext:value-type="float">
            <text:p>5,146.20</text:p>
          </table:table-cell>
          <table:table-cell table:number-columns-repeated="2"/>
          <table:table-cell office:value-type="float" office:value="376.45" calcext:value-type="float">
            <text:p>376.45</text:p>
          </table:table-cell>
          <table:table-cell office:value-type="float" office:value="7761.23" calcext:value-type="float">
            <text:p>7,761.23</text:p>
          </table:table-cell>
          <table:table-cell office:value-type="float" office:value="3353.98" calcext:value-type="float">
            <text:p>3,353.98</text:p>
          </table:table-cell>
          <table:table-cell office:value-type="float" office:value="4407.25" calcext:value-type="float">
            <text:p>4,407.2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86" calcext:value-type="float">
            <text:p>376.86</text:p>
          </table:table-cell>
          <table:table-cell table:style-name="ce15" office:value-type="float" office:value="7757.74" calcext:value-type="float">
            <text:p>7,757.74</text:p>
          </table:table-cell>
          <table:table-cell office:value-type="float" office:value="4258.8" calcext:value-type="float">
            <text:p>4,258.80</text:p>
          </table:table-cell>
          <table:table-cell office:value-type="float" office:value="3498.94" calcext:value-type="float">
            <text:p>3,498.94</text:p>
          </table:table-cell>
          <table:table-cell/>
          <table:table-cell table:style-name="ce17"/>
          <table:table-cell table:style-name="ce20" office:value-type="float" office:value="377.36" calcext:value-type="float">
            <text:p>377.36</text:p>
          </table:table-cell>
          <table:table-cell table:style-name="ce15" office:value-type="float" office:value="7758.16" calcext:value-type="float">
            <text:p>7,758.16</text:p>
          </table:table-cell>
          <table:table-cell office:value-type="float" office:value="4986.11" calcext:value-type="float">
            <text:p>4,986.11</text:p>
          </table:table-cell>
          <table:table-cell office:value-type="float" office:value="2772.04" calcext:value-type="float">
            <text:p>2,772.04</text:p>
          </table:table-cell>
          <table:table-cell/>
          <table:table-cell table:style-name="ce17"/>
          <table:table-cell table:style-name="ce20" office:value-type="float" office:value="377.13" calcext:value-type="float">
            <text:p>377.13</text:p>
          </table:table-cell>
          <table:table-cell table:style-name="ce15" office:value-type="float" office:value="7757.96" calcext:value-type="float">
            <text:p>7,757.96</text:p>
          </table:table-cell>
          <table:table-cell office:value-type="float" office:value="2599.31" calcext:value-type="float">
            <text:p>2,599.31</text:p>
          </table:table-cell>
          <table:table-cell office:value-type="float" office:value="5158.65" calcext:value-type="float">
            <text:p>5,158.65</text:p>
          </table:table-cell>
          <table:table-cell/>
          <table:table-cell table:style-name="ce17"/>
          <table:table-cell table:style-name="ce20" office:value-type="float" office:value="377.78" calcext:value-type="float">
            <text:p>377.78</text:p>
          </table:table-cell>
          <table:table-cell table:style-name="ce15" office:value-type="float" office:value="7758.5" calcext:value-type="float">
            <text:p>7,758.50</text:p>
          </table:table-cell>
          <table:table-cell office:value-type="float" office:value="3364.74" calcext:value-type="float">
            <text:p>3,364.74</text:p>
          </table:table-cell>
          <table:table-cell office:value-type="float" office:value="4393.76" calcext:value-type="float">
            <text:p>4,393.76</text:p>
          </table:table-cell>
          <table:table-cell/>
          <table:table-cell table:style-name="ce17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89.74" calcext:value-type="float">
            <text:p>189.74</text:p>
          </table:table-cell>
          <table:table-cell office:value-type="float" office:value="13315.72" calcext:value-type="float">
            <text:p>13,315.72</text:p>
          </table:table-cell>
          <table:table-cell office:value-type="float" office:value="4047.68" calcext:value-type="float">
            <text:p>4,047.68</text:p>
          </table:table-cell>
          <table:table-cell office:value-type="float" office:value="9268.04" calcext:value-type="float">
            <text:p>9,268.04</text:p>
          </table:table-cell>
          <table:table-cell/>
          <table:table-cell table:style-name="ce17"/>
          <table:table-cell office:value-type="float" office:value="190.26" calcext:value-type="float">
            <text:p>190.26</text:p>
          </table:table-cell>
          <table:table-cell office:value-type="float" office:value="13262.92" calcext:value-type="float">
            <text:p>13,262.92</text:p>
          </table:table-cell>
          <table:table-cell office:value-type="float" office:value="4267.97" calcext:value-type="float">
            <text:p>4,267.97</text:p>
          </table:table-cell>
          <table:table-cell office:value-type="float" office:value="8994.95" calcext:value-type="float">
            <text:p>8,994.95</text:p>
          </table:table-cell>
          <table:table-cell/>
          <table:table-cell table:style-name="ce17"/>
          <table:table-cell office:value-type="float" office:value="193.16" calcext:value-type="float">
            <text:p>193.16</text:p>
          </table:table-cell>
          <table:table-cell office:value-type="float" office:value="13391.54" calcext:value-type="float">
            <text:p>13,391.54</text:p>
          </table:table-cell>
          <table:table-cell office:value-type="float" office:value="7507.69" calcext:value-type="float">
            <text:p>7,507.69</text:p>
          </table:table-cell>
          <table:table-cell office:value-type="float" office:value="5883.85" calcext:value-type="float">
            <text:p>5,883.85</text:p>
          </table:table-cell>
          <table:table-cell/>
          <table:table-cell table:style-name="ce17"/>
          <table:table-cell office:value-type="float" office:value="192.74" calcext:value-type="float">
            <text:p>192.74</text:p>
          </table:table-cell>
          <table:table-cell office:value-type="float" office:value="13331.56" calcext:value-type="float">
            <text:p>13,331.56</text:p>
          </table:table-cell>
          <table:table-cell office:value-type="float" office:value="2901.59" calcext:value-type="float">
            <text:p>2,901.59</text:p>
          </table:table-cell>
          <table:table-cell office:value-type="float" office:value="10429.97" calcext:value-type="float">
            <text:p>10,429.97</text:p>
          </table:table-cell>
          <table:table-cell/>
          <table:table-cell table:style-name="ce17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77.37" calcext:value-type="float">
            <text:p>577.37</text:p>
          </table:table-cell>
          <table:table-cell office:value-type="float" office:value="10098.37" calcext:value-type="float">
            <text:p>10,098.37</text:p>
          </table:table-cell>
          <table:table-cell office:value-type="float" office:value="9747.99" calcext:value-type="float">
            <text:p>9,747.99</text:p>
          </table:table-cell>
          <table:table-cell office:value-type="float" office:value="350.38" calcext:value-type="float">
            <text:p>350.38</text:p>
          </table:table-cell>
          <table:table-cell table:number-columns-repeated="2"/>
          <table:table-cell office:value-type="float" office:value="473.03" calcext:value-type="float">
            <text:p>473.03</text:p>
          </table:table-cell>
          <table:table-cell office:value-type="float" office:value="9169.31" calcext:value-type="float">
            <text:p>9,169.31</text:p>
          </table:table-cell>
          <table:table-cell office:value-type="float" office:value="8874.89" calcext:value-type="float">
            <text:p>8,874.89</text:p>
          </table:table-cell>
          <table:table-cell office:value-type="float" office:value="294.41" calcext:value-type="float">
            <text:p>294.41</text:p>
          </table:table-cell>
          <table:table-cell table:number-columns-repeated="2"/>
          <table:table-cell office:value-type="float" office:value="1005.4" calcext:value-type="float">
            <text:p>1,005.40</text:p>
          </table:table-cell>
          <table:table-cell office:value-type="float" office:value="10901.22" calcext:value-type="float">
            <text:p>10,901.22</text:p>
          </table:table-cell>
          <table:table-cell office:value-type="float" office:value="10377.92" calcext:value-type="float">
            <text:p>10,377.92</text:p>
          </table:table-cell>
          <table:table-cell office:value-type="float" office:value="523.3" calcext:value-type="float">
            <text:p>523.30</text:p>
          </table:table-cell>
          <table:table-cell table:number-columns-repeated="2"/>
          <table:table-cell office:value-type="float" office:value="827.56" calcext:value-type="float">
            <text:p>827.56</text:p>
          </table:table-cell>
          <table:table-cell office:value-type="float" office:value="9486.61" calcext:value-type="float">
            <text:p>9,486.61</text:p>
          </table:table-cell>
          <table:table-cell office:value-type="float" office:value="7916.16" calcext:value-type="float">
            <text:p>7,916.16</text:p>
          </table:table-cell>
          <table:table-cell office:value-type="float" office:value="1570.45" calcext:value-type="float">
            <text:p>1,570.4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77.65" calcext:value-type="float">
            <text:p>577.65</text:p>
          </table:table-cell>
          <table:table-cell table:style-name="ce16" office:value-type="float" office:value="10098.61" calcext:value-type="float">
            <text:p>10,098.61</text:p>
          </table:table-cell>
          <table:table-cell table:style-name="ce16" office:value-type="float" office:value="9750.34" calcext:value-type="float">
            <text:p>9,750.34</text:p>
          </table:table-cell>
          <table:table-cell table:style-name="ce19" office:value-type="float" office:value="348.27" calcext:value-type="float">
            <text:p>348.27</text:p>
          </table:table-cell>
          <table:table-cell table:style-name="ce21" table:formula="of:=[.C51]/[.C45]" office:value-type="percentage" office:value="2.99673168707201" calcext:value-type="percentage">
            <text:p>299.67%</text:p>
          </table:table-cell>
          <table:table-cell table:style-name="ce21" table:formula="of:=([.F45]-[.F51])/[.F45]" office:value-type="percentage" office:value="0.962703445971561" calcext:value-type="percentage">
            <text:p>96.27%</text:p>
          </table:table-cell>
          <table:table-cell table:style-name="ce10" office:value-type="float" office:value="473.61" calcext:value-type="float">
            <text:p>473.61</text:p>
          </table:table-cell>
          <table:table-cell table:style-name="ce16" office:value-type="float" office:value="9173.74" calcext:value-type="float">
            <text:p>9,173.74</text:p>
          </table:table-cell>
          <table:table-cell table:style-name="ce16" office:value-type="float" office:value="8887.92" calcext:value-type="float">
            <text:p>8,887.92</text:p>
          </table:table-cell>
          <table:table-cell table:style-name="ce19" office:value-type="float" office:value="285.82" calcext:value-type="float">
            <text:p>285.82</text:p>
          </table:table-cell>
          <table:table-cell table:style-name="ce21" table:formula="of:=[.I51]/[.I45]" office:value-type="percentage" office:value="2.45533723884079" calcext:value-type="percentage">
            <text:p>245.53%</text:p>
          </table:table-cell>
          <table:table-cell table:style-name="ce21" table:formula="of:=([.L45]-[.L51])/[.L45]" office:value-type="percentage" office:value="0.968878890955258" calcext:value-type="percentage">
            <text:p>96.89%</text:p>
          </table:table-cell>
          <table:table-cell table:style-name="ce10" office:value-type="float" office:value="1005.48" calcext:value-type="float">
            <text:p>1,005.48</text:p>
          </table:table-cell>
          <table:table-cell table:style-name="ce16" office:value-type="float" office:value="10897.35" calcext:value-type="float">
            <text:p>10,897.35</text:p>
          </table:table-cell>
          <table:table-cell table:style-name="ce16" office:value-type="float" office:value="10378.49" calcext:value-type="float">
            <text:p>10,378.49</text:p>
          </table:table-cell>
          <table:table-cell table:style-name="ce19" office:value-type="float" office:value="518.86" calcext:value-type="float">
            <text:p>518.86</text:p>
          </table:table-cell>
          <table:table-cell table:style-name="ce21" table:formula="of:=[.O51]/[.O45]" office:value-type="percentage" office:value="5.22544434050515" calcext:value-type="percentage">
            <text:p>522.54%</text:p>
          </table:table-cell>
          <table:table-cell table:style-name="ce21" table:formula="of:=([.R45]-[.R51])/[.R45]" office:value-type="percentage" office:value="0.91847002847248" calcext:value-type="percentage">
            <text:p>91.85%</text:p>
          </table:table-cell>
          <table:table-cell table:style-name="ce10" office:value-type="float" office:value="832.39" calcext:value-type="float">
            <text:p>832.39</text:p>
          </table:table-cell>
          <table:table-cell table:style-name="ce16" office:value-type="float" office:value="9494.6" calcext:value-type="float">
            <text:p>9,494.60</text:p>
          </table:table-cell>
          <table:table-cell table:style-name="ce16" office:value-type="float" office:value="7930.38" calcext:value-type="float">
            <text:p>7,930.38</text:p>
          </table:table-cell>
          <table:table-cell table:style-name="ce19" office:value-type="float" office:value="1564.22" calcext:value-type="float">
            <text:p>1,564.22</text:p>
          </table:table-cell>
          <table:table-cell table:style-name="ce21" table:formula="of:=[.U51]/[.U45]" office:value-type="percentage" office:value="4.31670383239123" calcext:value-type="percentage">
            <text:p>431.67%</text:p>
          </table:table-cell>
          <table:table-cell table:style-name="ce21" table:formula="of:=([.X45]-[.X51])/[.X45]" office:value-type="percentage" office:value="0.851760944123442" calcext:value-type="percentage">
            <text:p>85.18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ivial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3770.06" calcext:value-type="float">
            <text:p>3,770.06</text:p>
          </table:table-cell>
          <table:table-cell table:style-name="ce17" office:value-type="float" office:value="10922.66" calcext:value-type="float">
            <text:p>10,922.66</text:p>
          </table:table-cell>
          <table:table-cell table:style-name="ce17"/>
          <table:table-cell/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4439.62" calcext:value-type="float">
            <text:p>4,439.62</text:p>
          </table:table-cell>
          <table:table-cell table:style-name="ce17" office:value-type="float" office:value="10253.1" calcext:value-type="float">
            <text:p>10,253.10</text:p>
          </table:table-cell>
          <table:table-cell table:style-name="ce17"/>
          <table:table-cell/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8247.93" calcext:value-type="float">
            <text:p>8,247.93</text:p>
          </table:table-cell>
          <table:table-cell table:style-name="ce17" office:value-type="float" office:value="6444.79" calcext:value-type="float">
            <text:p>6,444.79</text:p>
          </table:table-cell>
          <table:table-cell table:style-name="ce17"/>
          <table:table-cell/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14692.72" calcext:value-type="float">
            <text:p>14,692.72</text:p>
          </table:table-cell>
          <table:table-cell table:style-name="ce13" office:value-type="float" office:value="3253.74" calcext:value-type="float">
            <text:p>3,253.74</text:p>
          </table:table-cell>
          <table:table-cell table:style-name="ce17" office:value-type="float" office:value="11438.98" calcext:value-type="float">
            <text:p>11,438.98</text:p>
          </table:table-cell>
          <table:table-cell table:style-name="ce17"/>
          <table:table-cell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770.06" calcext:value-type="float">
            <text:p>3,770.06</text:p>
          </table:table-cell>
          <table:table-cell office:value-type="float" office:value="10922.66" calcext:value-type="float">
            <text:p>10,922.66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8247.93" calcext:value-type="float">
            <text:p>8,247.93</text:p>
          </table:table-cell>
          <table:table-cell office:value-type="float" office:value="6444.79" calcext:value-type="float">
            <text:p>6,444.79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796.48" calcext:value-type="float">
            <text:p>3,796.48</text:p>
          </table:table-cell>
          <table:table-cell office:value-type="float" office:value="4435.19" calcext:value-type="float">
            <text:p>4,435.19</text:p>
          </table:table-cell>
          <table:table-cell table:number-columns-repeated="2"/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5260.8" calcext:value-type="float">
            <text:p>5,260.80</text:p>
          </table:table-cell>
          <table:table-cell office:value-type="float" office:value="2970.87" calcext:value-type="float">
            <text:p>2,970.87</text:p>
          </table:table-cell>
          <table:table-cell table:number-columns-repeated="2"/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063.44" calcext:value-type="float">
            <text:p>3,063.44</text:p>
          </table:table-cell>
          <table:table-cell office:value-type="float" office:value="5168.22" calcext:value-type="float">
            <text:p>5,168.22</text:p>
          </table:table-cell>
          <table:table-cell table:number-columns-repeated="2"/>
          <table:table-cell office:value-type="float" office:value="344.33" calcext:value-type="float">
            <text:p>344.33</text:p>
          </table:table-cell>
          <table:table-cell office:value-type="float" office:value="8231.67" calcext:value-type="float">
            <text:p>8,231.67</text:p>
          </table:table-cell>
          <table:table-cell office:value-type="float" office:value="3972.45" calcext:value-type="float">
            <text:p>3,972.45</text:p>
          </table:table-cell>
          <table:table-cell office:value-type="float" office:value="4259.22" calcext:value-type="float">
            <text:p>4,259.2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806.55" calcext:value-type="float">
            <text:p>3,806.55</text:p>
          </table:table-cell>
          <table:table-cell office:value-type="float" office:value="4417.29" calcext:value-type="float">
            <text:p>4,417.29</text:p>
          </table:table-cell>
          <table:table-cell/>
          <table:table-cell table:style-name="ce17"/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5232.8" calcext:value-type="float">
            <text:p>5,232.80</text:p>
          </table:table-cell>
          <table:table-cell office:value-type="float" office:value="2991.04" calcext:value-type="float">
            <text:p>2,991.04</text:p>
          </table:table-cell>
          <table:table-cell/>
          <table:table-cell table:style-name="ce17"/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073.48" calcext:value-type="float">
            <text:p>3,073.48</text:p>
          </table:table-cell>
          <table:table-cell office:value-type="float" office:value="5150.36" calcext:value-type="float">
            <text:p>5,150.36</text:p>
          </table:table-cell>
          <table:table-cell/>
          <table:table-cell table:style-name="ce17"/>
          <table:table-cell table:style-name="ce20" office:value-type="float" office:value="344.58" calcext:value-type="float">
            <text:p>344.58</text:p>
          </table:table-cell>
          <table:table-cell table:style-name="ce15" office:value-type="float" office:value="8223.84" calcext:value-type="float">
            <text:p>8,223.84</text:p>
          </table:table-cell>
          <table:table-cell office:value-type="float" office:value="3954.55" calcext:value-type="float">
            <text:p>3,954.55</text:p>
          </table:table-cell>
          <table:table-cell office:value-type="float" office:value="4269.29" calcext:value-type="float">
            <text:p>4,269.29</text:p>
          </table:table-cell>
          <table:table-cell/>
          <table:table-cell table:style-name="ce17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762.64" calcext:value-type="float">
            <text:p>3,762.64</text:p>
          </table:table-cell>
          <table:table-cell office:value-type="float" office:value="10930.08" calcext:value-type="float">
            <text:p>10,930.08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8244.21" calcext:value-type="float">
            <text:p>8,244.21</text:p>
          </table:table-cell>
          <table:table-cell office:value-type="float" office:value="6448.51" calcext:value-type="float">
            <text:p>6,448.51</text:p>
          </table:table-cell>
          <table:table-cell table:number-columns-repeated="2"/>
          <table:table-cell table:style-name="ce12" office:value-type="float" office:value="176.24" calcext:value-type="float">
            <text:p>176.24</text:p>
          </table:table-cell>
          <table:table-cell office:value-type="float" office:value="14692.72" calcext:value-type="float">
            <text:p>14,692.72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308.3" calcext:value-type="float">
            <text:p>308.30</text:p>
          </table:table-cell>
          <table:table-cell office:value-type="float" office:value="13483.09" calcext:value-type="float">
            <text:p>13,483.09</text:p>
          </table:table-cell>
          <table:table-cell office:value-type="float" office:value="5629.1" calcext:value-type="float">
            <text:p>5,629.10</text:p>
          </table:table-cell>
          <table:table-cell office:value-type="float" office:value="7854" calcext:value-type="float">
            <text:p>7,854.00</text:p>
          </table:table-cell>
          <table:table-cell table:number-columns-repeated="2"/>
          <table:table-cell office:value-type="float" office:value="778.69" calcext:value-type="float">
            <text:p>778.69</text:p>
          </table:table-cell>
          <table:table-cell office:value-type="float" office:value="8995.82" calcext:value-type="float">
            <text:p>8,995.82</text:p>
          </table:table-cell>
          <table:table-cell office:value-type="float" office:value="8186.14" calcext:value-type="float">
            <text:p>8,186.14</text:p>
          </table:table-cell>
          <table:table-cell office:value-type="float" office:value="809.68" calcext:value-type="float">
            <text:p>809.68</text:p>
          </table:table-cell>
          <table:table-cell table:number-columns-repeated="2"/>
          <table:table-cell office:value-type="float" office:value="760.16" calcext:value-type="float">
            <text:p>760.16</text:p>
          </table:table-cell>
          <table:table-cell office:value-type="float" office:value="11660.96" calcext:value-type="float">
            <text:p>11,660.96</text:p>
          </table:table-cell>
          <table:table-cell office:value-type="float" office:value="7530.1" calcext:value-type="float">
            <text:p>7,530.10</text:p>
          </table:table-cell>
          <table:table-cell office:value-type="float" office:value="4130.86" calcext:value-type="float">
            <text:p>4,130.86</text:p>
          </table:table-cell>
          <table:table-cell table:number-columns-repeated="2"/>
          <table:table-cell office:value-type="float" office:value="957.26" calcext:value-type="float">
            <text:p>957.26</text:p>
          </table:table-cell>
          <table:table-cell office:value-type="float" office:value="10287.49" calcext:value-type="float">
            <text:p>10,287.49</text:p>
          </table:table-cell>
          <table:table-cell office:value-type="float" office:value="6526.93" calcext:value-type="float">
            <text:p>6,526.93</text:p>
          </table:table-cell>
          <table:table-cell office:value-type="float" office:value="3760.56" calcext:value-type="float">
            <text:p>3,760.56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909.08" calcext:value-type="float">
            <text:p>909.08</text:p>
          </table:table-cell>
          <table:table-cell table:style-name="ce16" office:value-type="float" office:value="10881.54" calcext:value-type="float">
            <text:p>10,881.54</text:p>
          </table:table-cell>
          <table:table-cell table:style-name="ce16" office:value-type="float" office:value="9285.42" calcext:value-type="float">
            <text:p>9,285.42</text:p>
          </table:table-cell>
          <table:table-cell table:style-name="ce19" office:value-type="float" office:value="1596.12" calcext:value-type="float">
            <text:p>1,596.12</text:p>
          </table:table-cell>
          <table:table-cell table:style-name="ce21" table:formula="of:=[.C58]/[.C52]" office:value-type="percentage" office:value="5.15819337267363" calcext:value-type="percentage">
            <text:p>515.82%</text:p>
          </table:table-cell>
          <table:table-cell table:style-name="ce21" table:formula="of:=([.F52]-[.F58])/[.F52]" office:value-type="percentage" office:value="0.853870760419165" calcext:value-type="percentage">
            <text:p>85.39%</text:p>
          </table:table-cell>
          <table:table-cell table:style-name="ce10" office:value-type="float" office:value="788.75" calcext:value-type="float">
            <text:p>788.75</text:p>
          </table:table-cell>
          <table:table-cell table:style-name="ce16" office:value-type="float" office:value="9004.25" calcext:value-type="float">
            <text:p>9,004.25</text:p>
          </table:table-cell>
          <table:table-cell table:style-name="ce16" office:value-type="float" office:value="8201.91" calcext:value-type="float">
            <text:p>8,201.91</text:p>
          </table:table-cell>
          <table:table-cell table:style-name="ce19" office:value-type="float" office:value="802.34" calcext:value-type="float">
            <text:p>802.34</text:p>
          </table:table-cell>
          <table:table-cell table:style-name="ce21" table:formula="of:=[.I58]/[.I52]" office:value-type="percentage" office:value="4.47543123014072" calcext:value-type="percentage">
            <text:p>447.54%</text:p>
          </table:table-cell>
          <table:table-cell table:style-name="ce21" table:formula="of:=([.L52]-[.L58])/[.L52]" office:value-type="percentage" office:value="0.921746593713121" calcext:value-type="percentage">
            <text:p>92.17%</text:p>
          </table:table-cell>
          <table:table-cell table:style-name="ce10" office:value-type="float" office:value="764.99" calcext:value-type="float">
            <text:p>764.99</text:p>
          </table:table-cell>
          <table:table-cell table:style-name="ce16" office:value-type="float" office:value="11668.95" calcext:value-type="float">
            <text:p>11,668.95</text:p>
          </table:table-cell>
          <table:table-cell table:style-name="ce16" office:value-type="float" office:value="7541.92" calcext:value-type="float">
            <text:p>7,541.92</text:p>
          </table:table-cell>
          <table:table-cell table:style-name="ce19" office:value-type="float" office:value="4127.04" calcext:value-type="float">
            <text:p>4,127.04</text:p>
          </table:table-cell>
          <table:table-cell table:style-name="ce21" table:formula="of:=[.O58]/[.O52]" office:value-type="percentage" office:value="4.3406150703586" calcext:value-type="percentage">
            <text:p>434.06%</text:p>
          </table:table-cell>
          <table:table-cell table:style-name="ce21" table:formula="of:=([.R52]-[.R58])/[.R52]" office:value-type="percentage" office:value="0.359631578375711" calcext:value-type="percentage">
            <text:p>35.96%</text:p>
          </table:table-cell>
          <table:table-cell table:style-name="ce10" office:value-type="float" office:value="967.33" calcext:value-type="float">
            <text:p>967.33</text:p>
          </table:table-cell>
          <table:table-cell table:style-name="ce16" office:value-type="float" office:value="10295.92" calcext:value-type="float">
            <text:p>10,295.92</text:p>
          </table:table-cell>
          <table:table-cell table:style-name="ce16" office:value-type="float" office:value="6537.5" calcext:value-type="float">
            <text:p>6,537.50</text:p>
          </table:table-cell>
          <table:table-cell table:style-name="ce19" office:value-type="float" office:value="3758.42" calcext:value-type="float">
            <text:p>3,758.42</text:p>
          </table:table-cell>
          <table:table-cell table:style-name="ce21" table:formula="of:=[.U58]/[.U52]" office:value-type="percentage" office:value="5.48870857921017" calcext:value-type="percentage">
            <text:p>548.87%</text:p>
          </table:table-cell>
          <table:table-cell table:style-name="ce21" table:formula="of:=([.X52]-[.X58])/[.X52]" office:value-type="percentage" office:value="0.671437488307524" calcext:value-type="percentage">
            <text:p>67.14%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22" table:formula="of:=AVERAGE([.G9:.G58])" office:value-type="percentage" office:value="3.000503701931" calcext:value-type="percentage">
            <text:p>300.05%</text:p>
          </table:table-cell>
          <table:table-cell table:style-name="ce22" table:formula="of:=AVERAGE([.H9:.H58])" office:value-type="percentage" office:value="0.953507270699861" calcext:value-type="percentage">
            <text:p>95.35%</text:p>
          </table:table-cell>
          <table:table-cell table:style-name="Default" table:number-columns-repeated="4"/>
          <table:table-cell table:style-name="ce22" table:formula="of:=AVERAGE([.M9:.M58])" office:value-type="percentage" office:value="2.56442024921977" calcext:value-type="percentage">
            <text:p>256.44%</text:p>
          </table:table-cell>
          <table:table-cell table:style-name="ce22" table:formula="of:=AVERAGE([.N9:.N58])" office:value-type="percentage" office:value="0.967023082349652" calcext:value-type="percentage">
            <text:p>96.70%</text:p>
          </table:table-cell>
          <table:table-cell table:style-name="Default" table:number-columns-repeated="4"/>
          <table:table-cell table:style-name="ce22" table:formula="of:=AVERAGE([.S9:.S58])" office:value-type="percentage" office:value="3.86018672675117" calcext:value-type="percentage">
            <text:p>386.02%</text:p>
          </table:table-cell>
          <table:table-cell table:style-name="ce22" table:formula="of:=AVERAGE([.T9:.T58])" office:value-type="percentage" office:value="0.874681903395465" calcext:value-type="percentage">
            <text:p>87.47%</text:p>
          </table:table-cell>
          <table:table-cell table:style-name="Default" table:number-columns-repeated="4"/>
          <table:table-cell table:style-name="ce22" table:formula="of:=AVERAGE([.Y9:.Y58])" office:value-type="percentage" office:value="3.97274819153532" calcext:value-type="percentage">
            <text:p>397.27%</text:p>
          </table:table-cell>
          <table:table-cell table:style-name="ce22" table:formula="of:=AVERAGE([.Z9:.Z58])" office:value-type="percentage" office:value="0.913242529814102" calcext:value-type="percentage">
            <text:p>91.32%</text:p>
          </table:table-cell>
        </table:table-row>
      </table:table>
      <table:table table:name="aumento e economia média" table:style-name="ta1">
        <table:table-column table:style-name="co10" table:default-cell-style-name="Default"/>
        <table:table-column table:style-name="co11" table:default-cell-style-name="ce22"/>
        <table:table-column table:style-name="co12" table:default-cell-style-name="ce2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umento médio makespan</text:p>
          </table:table-cell>
          <table:table-cell table:style-name="Default" office:value-type="string" calcext:value-type="string">
            <text:p>Economia média de energia marrom</text:p>
          </table:table-cell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percentage" office:value="3.000503701931" calcext:value-type="percentage">
            <text:p>300.05%</text:p>
          </table:table-cell>
          <table:table-cell office:value-type="percentage" office:value="0.953507270699861" calcext:value-type="percentage">
            <text:p>95.35%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percentage" office:value="2.56442024921977" calcext:value-type="percentage">
            <text:p>256.44%</text:p>
          </table:table-cell>
          <table:table-cell office:value-type="percentage" office:value="0.967023082349652" calcext:value-type="percentage">
            <text:p>96.70%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percentage" office:value="3.86018672675117" calcext:value-type="percentage">
            <text:p>386.02%</text:p>
          </table:table-cell>
          <table:table-cell office:value-type="percentage" office:value="0.874681903395465" calcext:value-type="percentage">
            <text:p>87.47%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percentage" office:value="3.97274819153532" calcext:value-type="percentage">
            <text:p>397.27%</text:p>
          </table:table-cell>
          <table:table-cell office:value-type="percentage" office:value="0.913242529814102" calcext:value-type="percentage">
            <text:p>91.32%</text:p>
          </table:table-cell>
        </table:table-row>
        <table:table-row table:style-name="ro1">
          <table:table-cell office:value-type="string" calcext:value-type="string">
            <text:p>Média geral</text:p>
          </table:table-cell>
          <table:table-cell table:style-name="ce23" table:formula="of:=AVERAGE([.B3:.B6])" office:value-type="percentage" office:value="3.34946471735932" calcext:value-type="percentage">
            <text:p>334.95%</text:p>
          </table:table-cell>
          <table:table-cell table:style-name="ce23" table:formula="of:=AVERAGE([.C3:.C6])" office:value-type="percentage" office:value="0.92711369656477" calcext:value-type="percentage">
            <text:p>92.71%</text:p>
          </table:table-cell>
        </table:table-row>
      </table:table>
      <table:table table:name="dado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5" table:default-cell-style-name="ce14"/>
        <table:table-column table:style-name="co6" table:default-cell-style-name="ce18"/>
        <table:table-column table:style-name="co3" table:default-cell-style-name="ce9"/>
        <table:table-column table:style-name="co5" table:default-cell-style-name="ce14"/>
        <table:table-column table:style-name="co6" table:default-cell-style-name="ce18"/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Experimento 1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xperimento 2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xperimento 3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xperimento 4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  <table:table-cell table:style-name="Default" office:value-type="string" calcext:value-type="string">
            <text:p>Makespan(min)</text:p>
          </table:table-cell>
          <table:table-cell table:style-name="Default" office:value-type="string" calcext:value-type="string">
            <text:p>Energia Verde (kJ)</text:p>
          </table:table-cell>
          <table:table-cell table:style-name="Default" office:value-type="string" calcext:value-type="string">
            <text:p><text:s/>Energia Marrom (Kj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do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596.71" calcext:value-type="float">
            <text:p>596.71</text:p>
          </table:table-cell>
          <table:table-cell table:style-name="ce17" office:value-type="float" office:value="2438.31" calcext:value-type="float">
            <text:p>2,438.31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788.27" calcext:value-type="float">
            <text:p>788.27</text:p>
          </table:table-cell>
          <table:table-cell table:style-name="ce17" office:value-type="float" office:value="2246.75" calcext:value-type="float">
            <text:p>2,246.75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1891.95" calcext:value-type="float">
            <text:p>1,891.95</text:p>
          </table:table-cell>
          <table:table-cell table:style-name="ce17" office:value-type="float" office:value="1143.07" calcext:value-type="float">
            <text:p>1,143.07</text:p>
          </table:table-cell>
          <table:table-cell table:style-name="ce8" office:value-type="float" office:value="59.41" calcext:value-type="float">
            <text:p>59.41</text:p>
          </table:table-cell>
          <table:table-cell table:style-name="ce13" office:value-type="float" office:value="320.25" calcext:value-type="float">
            <text:p>320.25</text:p>
          </table:table-cell>
          <table:table-cell table:style-name="ce17" office:value-type="float" office:value="2714.77" calcext:value-type="float">
            <text:p>2,714.77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62.49" calcext:value-type="float">
            <text:p>62.49</text:p>
          </table:table-cell>
          <table:table-cell office:value-type="float" office:value="667.98" calcext:value-type="float">
            <text:p>667.98</text:p>
          </table:table-cell>
          <table:table-cell office:value-type="float" office:value="2408.8" calcext:value-type="float">
            <text:p>2,408.80</text:p>
          </table:table-cell>
          <table:table-cell office:value-type="float" office:value="62.49" calcext:value-type="float">
            <text:p>62.49</text:p>
          </table:table-cell>
          <table:table-cell office:value-type="float" office:value="820.48" calcext:value-type="float">
            <text:p>820.48</text:p>
          </table:table-cell>
          <table:table-cell office:value-type="float" office:value="2256.3" calcext:value-type="float">
            <text:p>2,256.30</text:p>
          </table:table-cell>
          <table:table-cell office:value-type="float" office:value="62.49" calcext:value-type="float">
            <text:p>62.49</text:p>
          </table:table-cell>
          <table:table-cell office:value-type="float" office:value="1891.33" calcext:value-type="float">
            <text:p>1,891.33</text:p>
          </table:table-cell>
          <table:table-cell office:value-type="float" office:value="1185.45" calcext:value-type="float">
            <text:p>1,185.45</text:p>
          </table:table-cell>
          <table:table-cell office:value-type="float" office:value="62.49" calcext:value-type="float">
            <text:p>62.49</text:p>
          </table:table-cell>
          <table:table-cell office:value-type="float" office:value="295.64" calcext:value-type="float">
            <text:p>295.64</text:p>
          </table:table-cell>
          <table:table-cell office:value-type="float" office:value="2781.14" calcext:value-type="float">
            <text:p>2,781.14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0.37" calcext:value-type="float">
            <text:p>100.37</text:p>
          </table:table-cell>
          <table:table-cell office:value-type="float" office:value="409.56" calcext:value-type="float">
            <text:p>409.56</text:p>
          </table:table-cell>
          <table:table-cell office:value-type="float" office:value="1112.09" calcext:value-type="float">
            <text:p>1,112.09</text:p>
          </table:table-cell>
          <table:table-cell office:value-type="float" office:value="100.37" calcext:value-type="float">
            <text:p>100.37</text:p>
          </table:table-cell>
          <table:table-cell office:value-type="float" office:value="1117.42" calcext:value-type="float">
            <text:p>1,117.42</text:p>
          </table:table-cell>
          <table:table-cell office:value-type="float" office:value="404.22" calcext:value-type="float">
            <text:p>404.22</text:p>
          </table:table-cell>
          <table:table-cell office:value-type="float" office:value="100.37" calcext:value-type="float">
            <text:p>100.37</text:p>
          </table:table-cell>
          <table:table-cell office:value-type="float" office:value="449.57" calcext:value-type="float">
            <text:p>449.57</text:p>
          </table:table-cell>
          <table:table-cell office:value-type="float" office:value="1072.07" calcext:value-type="float">
            <text:p>1,072.07</text:p>
          </table:table-cell>
          <table:table-cell office:value-type="float" office:value="100.37" calcext:value-type="float">
            <text:p>100.37</text:p>
          </table:table-cell>
          <table:table-cell office:value-type="float" office:value="892.26" calcext:value-type="float">
            <text:p>892.26</text:p>
          </table:table-cell>
          <table:table-cell office:value-type="float" office:value="629.38" calcext:value-type="float">
            <text:p>629.38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102.34" calcext:value-type="float">
            <text:p>102.34</text:p>
          </table:table-cell>
          <table:table-cell office:value-type="float" office:value="388.83" calcext:value-type="float">
            <text:p>388.83</text:p>
          </table:table-cell>
          <table:table-cell office:value-type="float" office:value="1116.2" calcext:value-type="float">
            <text:p>1,116.20</text:p>
          </table:table-cell>
          <table:table-cell table:style-name="ce20" office:value-type="float" office:value="102.34" calcext:value-type="float">
            <text:p>102.34</text:p>
          </table:table-cell>
          <table:table-cell office:value-type="float" office:value="1105.78" calcext:value-type="float">
            <text:p>1,105.78</text:p>
          </table:table-cell>
          <table:table-cell office:value-type="float" office:value="399.25" calcext:value-type="float">
            <text:p>399.25</text:p>
          </table:table-cell>
          <table:table-cell table:style-name="ce20" office:value-type="float" office:value="102.34" calcext:value-type="float">
            <text:p>102.34</text:p>
          </table:table-cell>
          <table:table-cell office:value-type="float" office:value="442.64" calcext:value-type="float">
            <text:p>442.64</text:p>
          </table:table-cell>
          <table:table-cell office:value-type="float" office:value="1062.39" calcext:value-type="float">
            <text:p>1,062.39</text:p>
          </table:table-cell>
          <table:table-cell table:style-name="ce20" office:value-type="float" office:value="102.34" calcext:value-type="float">
            <text:p>102.34</text:p>
          </table:table-cell>
          <table:table-cell office:value-type="float" office:value="905.88" calcext:value-type="float">
            <text:p>905.88</text:p>
          </table:table-cell>
          <table:table-cell office:value-type="float" office:value="599.15" calcext:value-type="float">
            <text:p>599.15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63.11" calcext:value-type="float">
            <text:p>63.11</text:p>
          </table:table-cell>
          <table:table-cell office:value-type="float" office:value="663.25" calcext:value-type="float">
            <text:p>663.25</text:p>
          </table:table-cell>
          <table:table-cell office:value-type="float" office:value="2461.99" calcext:value-type="float">
            <text:p>2,461.99</text:p>
          </table:table-cell>
          <table:table-cell office:value-type="float" office:value="60.51" calcext:value-type="float">
            <text:p>60.51</text:p>
          </table:table-cell>
          <table:table-cell office:value-type="float" office:value="820.17" calcext:value-type="float">
            <text:p>820.17</text:p>
          </table:table-cell>
          <table:table-cell office:value-type="float" office:value="2180.14" calcext:value-type="float">
            <text:p>2,180.14</text:p>
          </table:table-cell>
          <table:table-cell office:value-type="float" office:value="60.49" calcext:value-type="float">
            <text:p>60.49</text:p>
          </table:table-cell>
          <table:table-cell office:value-type="float" office:value="2113.17" calcext:value-type="float">
            <text:p>2,113.17</text:p>
          </table:table-cell>
          <table:table-cell office:value-type="float" office:value="950.86" calcext:value-type="float">
            <text:p>950.86</text:p>
          </table:table-cell>
          <table:table-cell office:value-type="float" office:value="61.18" calcext:value-type="float">
            <text:p>61.18</text:p>
          </table:table-cell>
          <table:table-cell office:value-type="float" office:value="335" calcext:value-type="float">
            <text:p>335.00</text:p>
          </table:table-cell>
          <table:table-cell office:value-type="float" office:value="2762.31" calcext:value-type="float">
            <text:p>2,762.31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159" calcext:value-type="float">
            <text:p>159.00</text:p>
          </table:table-cell>
          <table:table-cell office:value-type="float" office:value="2507.56" calcext:value-type="float">
            <text:p>2,507.56</text:p>
          </table:table-cell>
          <table:table-cell office:value-type="float" office:value="137.41" calcext:value-type="float">
            <text:p>137.41</text:p>
          </table:table-cell>
          <table:table-cell office:value-type="float" office:value="110.62" calcext:value-type="float">
            <text:p>110.62</text:p>
          </table:table-cell>
          <table:table-cell office:value-type="float" office:value="1695.66" calcext:value-type="float">
            <text:p>1,695.66</text:p>
          </table:table-cell>
          <table:table-cell office:value-type="float" office:value="71.84" calcext:value-type="float">
            <text:p>71.84</text:p>
          </table:table-cell>
          <table:table-cell office:value-type="float" office:value="184.63" calcext:value-type="float">
            <text:p>184.63</text:p>
          </table:table-cell>
          <table:table-cell office:value-type="float" office:value="1696.57" calcext:value-type="float">
            <text:p>1,696.57</text:p>
          </table:table-cell>
          <table:table-cell office:value-type="float" office:value="39.47" calcext:value-type="float">
            <text:p>39.47</text:p>
          </table:table-cell>
          <table:table-cell office:value-type="float" office:value="140.67" calcext:value-type="float">
            <text:p>140.67</text:p>
          </table:table-cell>
          <table:table-cell office:value-type="float" office:value="1436.58" calcext:value-type="float">
            <text:p>1,436.58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159.42" calcext:value-type="float">
            <text:p>159.42</text:p>
          </table:table-cell>
          <table:table-cell table:style-name="ce16" office:value-type="float" office:value="2517.68" calcext:value-type="float">
            <text:p>2,517.68</text:p>
          </table:table-cell>
          <table:table-cell table:style-name="ce19" office:value-type="float" office:value="105.3" calcext:value-type="float">
            <text:p>105.30</text:p>
          </table:table-cell>
          <table:table-cell table:style-name="ce10" office:value-type="float" office:value="112.66" calcext:value-type="float">
            <text:p>112.66</text:p>
          </table:table-cell>
          <table:table-cell table:style-name="ce16" office:value-type="float" office:value="1685.35" calcext:value-type="float">
            <text:p>1,685.35</text:p>
          </table:table-cell>
          <table:table-cell table:style-name="ce19" office:value-type="float" office:value="65.52" calcext:value-type="float">
            <text:p>65.52</text:p>
          </table:table-cell>
          <table:table-cell table:style-name="ce10" office:value-type="float" office:value="186.59" calcext:value-type="float">
            <text:p>186.59</text:p>
          </table:table-cell>
          <table:table-cell table:style-name="ce16" office:value-type="float" office:value="1685.51" calcext:value-type="float">
            <text:p>1,685.51</text:p>
          </table:table-cell>
          <table:table-cell table:style-name="ce19" office:value-type="float" office:value="33.91" calcext:value-type="float">
            <text:p>33.91</text:p>
          </table:table-cell>
          <table:table-cell table:style-name="ce10" office:value-type="float" office:value="140.67" calcext:value-type="float">
            <text:p>140.67</text:p>
          </table:table-cell>
          <table:table-cell table:style-name="ce16" office:value-type="float" office:value="1437.16" calcext:value-type="float">
            <text:p>1,437.16</text:p>
          </table:table-cell>
          <table:table-cell table:style-name="ce19" office:value-type="float" office:value="107.77" calcext:value-type="float">
            <text:p>107.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fft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97" calcext:value-type="float">
            <text:p>192.97</text:p>
          </table:table-cell>
          <table:table-cell table:style-name="ce13" office:value-type="float" office:value="3775.61" calcext:value-type="float">
            <text:p>3,775.61</text:p>
          </table:table-cell>
          <table:table-cell table:style-name="ce17" office:value-type="float" office:value="10757.24" calcext:value-type="float">
            <text:p>10,757.24</text:p>
          </table:table-cell>
          <table:table-cell table:style-name="ce8" office:value-type="float" office:value="193.13" calcext:value-type="float">
            <text:p>193.13</text:p>
          </table:table-cell>
          <table:table-cell table:style-name="ce13" office:value-type="float" office:value="3727.78" calcext:value-type="float">
            <text:p>3,727.78</text:p>
          </table:table-cell>
          <table:table-cell table:style-name="ce17" office:value-type="float" office:value="10799.32" calcext:value-type="float">
            <text:p>10,799.32</text:p>
          </table:table-cell>
          <table:table-cell table:style-name="ce11" office:value-type="float" office:value="193.93" calcext:value-type="float">
            <text:p>193.93</text:p>
          </table:table-cell>
          <table:table-cell table:style-name="ce13" office:value-type="float" office:value="7863.38" calcext:value-type="float">
            <text:p>7,863.38</text:p>
          </table:table-cell>
          <table:table-cell table:style-name="ce17" office:value-type="float" office:value="6663.68" calcext:value-type="float">
            <text:p>6,663.68</text:p>
          </table:table-cell>
          <table:table-cell table:style-name="ce8" office:value-type="float" office:value="192.97" calcext:value-type="float">
            <text:p>192.97</text:p>
          </table:table-cell>
          <table:table-cell table:style-name="ce13" office:value-type="float" office:value="2091.58" calcext:value-type="float">
            <text:p>2,091.58</text:p>
          </table:table-cell>
          <table:table-cell table:style-name="ce17" office:value-type="float" office:value="12441.26" calcext:value-type="float">
            <text:p>12,441.2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2.78" calcext:value-type="float">
            <text:p>192.78</text:p>
          </table:table-cell>
          <table:table-cell office:value-type="float" office:value="3774.74" calcext:value-type="float">
            <text:p>3,774.74</text:p>
          </table:table-cell>
          <table:table-cell office:value-type="float" office:value="10695.51" calcext:value-type="float">
            <text:p>10,695.51</text:p>
          </table:table-cell>
          <table:table-cell office:value-type="float" office:value="193.23" calcext:value-type="float">
            <text:p>193.23</text:p>
          </table:table-cell>
          <table:table-cell office:value-type="float" office:value="3739.3" calcext:value-type="float">
            <text:p>3,739.30</text:p>
          </table:table-cell>
          <table:table-cell office:value-type="float" office:value="10766.85" calcext:value-type="float">
            <text:p>10,766.85</text:p>
          </table:table-cell>
          <table:table-cell table:style-name="ce12" office:value-type="float" office:value="192.98" calcext:value-type="float">
            <text:p>192.98</text:p>
          </table:table-cell>
          <table:table-cell office:value-type="float" office:value="7862.27" calcext:value-type="float">
            <text:p>7,862.27</text:p>
          </table:table-cell>
          <table:table-cell office:value-type="float" office:value="6666.9" calcext:value-type="float">
            <text:p>6,666.90</text:p>
          </table:table-cell>
          <table:table-cell office:value-type="float" office:value="193.71" calcext:value-type="float">
            <text:p>193.71</text:p>
          </table:table-cell>
          <table:table-cell office:value-type="float" office:value="2086.99" calcext:value-type="float">
            <text:p>2,086.99</text:p>
          </table:table-cell>
          <table:table-cell office:value-type="float" office:value="12441.31" calcext:value-type="float">
            <text:p>12,441.31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13" calcext:value-type="float">
            <text:p>347.13</text:p>
          </table:table-cell>
          <table:table-cell office:value-type="float" office:value="3981.07" calcext:value-type="float">
            <text:p>3,981.07</text:p>
          </table:table-cell>
          <table:table-cell office:value-type="float" office:value="4131.53" calcext:value-type="float">
            <text:p>4,131.53</text:p>
          </table:table-cell>
          <table:table-cell office:value-type="float" office:value="345.35" calcext:value-type="float">
            <text:p>345.35</text:p>
          </table:table-cell>
          <table:table-cell office:value-type="float" office:value="5254.14" calcext:value-type="float">
            <text:p>5,254.14</text:p>
          </table:table-cell>
          <table:table-cell office:value-type="float" office:value="2848.9" calcext:value-type="float">
            <text:p>2,848.90</text:p>
          </table:table-cell>
          <table:table-cell office:value-type="float" office:value="347.66" calcext:value-type="float">
            <text:p>347.66</text:p>
          </table:table-cell>
          <table:table-cell office:value-type="float" office:value="2852.85" calcext:value-type="float">
            <text:p>2,852.85</text:p>
          </table:table-cell>
          <table:table-cell office:value-type="float" office:value="5260.82" calcext:value-type="float">
            <text:p>5,260.82</text:p>
          </table:table-cell>
          <table:table-cell office:value-type="float" office:value="346.22" calcext:value-type="float">
            <text:p>346.22</text:p>
          </table:table-cell>
          <table:table-cell office:value-type="float" office:value="3761.88" calcext:value-type="float">
            <text:p>3,761.88</text:p>
          </table:table-cell>
          <table:table-cell office:value-type="float" office:value="4349.15" calcext:value-type="float">
            <text:p>4,349.15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7.3" calcext:value-type="float">
            <text:p>347.30</text:p>
          </table:table-cell>
          <table:table-cell office:value-type="float" office:value="3992.01" calcext:value-type="float">
            <text:p>3,992.01</text:p>
          </table:table-cell>
          <table:table-cell office:value-type="float" office:value="4116.72" calcext:value-type="float">
            <text:p>4,116.72</text:p>
          </table:table-cell>
          <table:table-cell table:style-name="ce20" office:value-type="float" office:value="345.94" calcext:value-type="float">
            <text:p>345.94</text:p>
          </table:table-cell>
          <table:table-cell office:value-type="float" office:value="5246.13" calcext:value-type="float">
            <text:p>5,246.13</text:p>
          </table:table-cell>
          <table:table-cell office:value-type="float" office:value="2853.56" calcext:value-type="float">
            <text:p>2,853.56</text:p>
          </table:table-cell>
          <table:table-cell table:style-name="ce20" office:value-type="float" office:value="347.82" calcext:value-type="float">
            <text:p>347.82</text:p>
          </table:table-cell>
          <table:table-cell office:value-type="float" office:value="2855.97" calcext:value-type="float">
            <text:p>2,855.97</text:p>
          </table:table-cell>
          <table:table-cell office:value-type="float" office:value="5253.8" calcext:value-type="float">
            <text:p>5,253.80</text:p>
          </table:table-cell>
          <table:table-cell table:style-name="ce20" office:value-type="float" office:value="346.57" calcext:value-type="float">
            <text:p>346.57</text:p>
          </table:table-cell>
          <table:table-cell office:value-type="float" office:value="3753.83" calcext:value-type="float">
            <text:p>3,753.83</text:p>
          </table:table-cell>
          <table:table-cell office:value-type="float" office:value="4353.66" calcext:value-type="float">
            <text:p>4,353.6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3.37" calcext:value-type="float">
            <text:p>193.37</text:p>
          </table:table-cell>
          <table:table-cell office:value-type="float" office:value="4031.69" calcext:value-type="float">
            <text:p>4,031.69</text:p>
          </table:table-cell>
          <table:table-cell office:value-type="float" office:value="10503.34" calcext:value-type="float">
            <text:p>10,503.34</text:p>
          </table:table-cell>
          <table:table-cell office:value-type="float" office:value="193.91" calcext:value-type="float">
            <text:p>193.91</text:p>
          </table:table-cell>
          <table:table-cell office:value-type="float" office:value="3890.51" calcext:value-type="float">
            <text:p>3,890.51</text:p>
          </table:table-cell>
          <table:table-cell office:value-type="float" office:value="10648.7" calcext:value-type="float">
            <text:p>10,648.70</text:p>
          </table:table-cell>
          <table:table-cell office:value-type="float" office:value="194.39" calcext:value-type="float">
            <text:p>194.39</text:p>
          </table:table-cell>
          <table:table-cell office:value-type="float" office:value="7861.83" calcext:value-type="float">
            <text:p>7,861.83</text:p>
          </table:table-cell>
          <table:table-cell office:value-type="float" office:value="6708.66" calcext:value-type="float">
            <text:p>6,708.66</text:p>
          </table:table-cell>
          <table:table-cell office:value-type="float" office:value="194.08" calcext:value-type="float">
            <text:p>194.08</text:p>
          </table:table-cell>
          <table:table-cell office:value-type="float" office:value="2077.52" calcext:value-type="float">
            <text:p>2,077.52</text:p>
          </table:table-cell>
          <table:table-cell office:value-type="float" office:value="12450.06" calcext:value-type="float">
            <text:p>12,450.0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01" calcext:value-type="float">
            <text:p>510.01</text:p>
          </table:table-cell>
          <table:table-cell office:value-type="float" office:value="10163.63" calcext:value-type="float">
            <text:p>10,163.63</text:p>
          </table:table-cell>
          <table:table-cell office:value-type="float" office:value="315.59" calcext:value-type="float">
            <text:p>315.59</text:p>
          </table:table-cell>
          <table:table-cell office:value-type="float" office:value="448.76" calcext:value-type="float">
            <text:p>448.76</text:p>
          </table:table-cell>
          <table:table-cell office:value-type="float" office:value="8700.27" calcext:value-type="float">
            <text:p>8,700.27</text:p>
          </table:table-cell>
          <table:table-cell office:value-type="float" office:value="278.59" calcext:value-type="float">
            <text:p>278.59</text:p>
          </table:table-cell>
          <table:table-cell office:value-type="float" office:value="720.32" calcext:value-type="float">
            <text:p>720.32</text:p>
          </table:table-cell>
          <table:table-cell office:value-type="float" office:value="11272.91" calcext:value-type="float">
            <text:p>11,272.91</text:p>
          </table:table-cell>
          <table:table-cell office:value-type="float" office:value="356.48" calcext:value-type="float">
            <text:p>356.48</text:p>
          </table:table-cell>
          <table:table-cell office:value-type="float" office:value="764.43" calcext:value-type="float">
            <text:p>764.43</text:p>
          </table:table-cell>
          <table:table-cell office:value-type="float" office:value="10453.99" calcext:value-type="float">
            <text:p>10,453.99</text:p>
          </table:table-cell>
          <table:table-cell office:value-type="float" office:value="431.29" calcext:value-type="float">
            <text:p>431.29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0.15" calcext:value-type="float">
            <text:p>510.15</text:p>
          </table:table-cell>
          <table:table-cell table:style-name="ce16" office:value-type="float" office:value="10168.66" calcext:value-type="float">
            <text:p>10,168.66</text:p>
          </table:table-cell>
          <table:table-cell table:style-name="ce19" office:value-type="float" office:value="311.2" calcext:value-type="float">
            <text:p>311.20</text:p>
          </table:table-cell>
          <table:table-cell table:style-name="ce10" office:value-type="float" office:value="451.23" calcext:value-type="float">
            <text:p>451.23</text:p>
          </table:table-cell>
          <table:table-cell table:style-name="ce16" office:value-type="float" office:value="8709.72" calcext:value-type="float">
            <text:p>8,709.72</text:p>
          </table:table-cell>
          <table:table-cell table:style-name="ce19" office:value-type="float" office:value="271.2" calcext:value-type="float">
            <text:p>271.20</text:p>
          </table:table-cell>
          <table:table-cell table:style-name="ce10" office:value-type="float" office:value="720.69" calcext:value-type="float">
            <text:p>720.69</text:p>
          </table:table-cell>
          <table:table-cell table:style-name="ce16" office:value-type="float" office:value="11285.92" calcext:value-type="float">
            <text:p>11,285.92</text:p>
          </table:table-cell>
          <table:table-cell table:style-name="ce19" office:value-type="float" office:value="347.72" calcext:value-type="float">
            <text:p>347.72</text:p>
          </table:table-cell>
          <table:table-cell table:style-name="ce10" office:value-type="float" office:value="766.91" calcext:value-type="float">
            <text:p>766.91</text:p>
          </table:table-cell>
          <table:table-cell table:style-name="ce16" office:value-type="float" office:value="10486.28" calcext:value-type="float">
            <text:p>10,486.28</text:p>
          </table:table-cell>
          <table:table-cell table:style-name="ce19" office:value-type="float" office:value="430.17" calcext:value-type="float">
            <text:p>430.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no_comm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3892.51" calcext:value-type="float">
            <text:p>3,892.51</text:p>
          </table:table-cell>
          <table:table-cell table:style-name="ce17" office:value-type="float" office:value="10736.66" calcext:value-type="float">
            <text:p>10,736.66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3721.68" calcext:value-type="float">
            <text:p>3,721.68</text:p>
          </table:table-cell>
          <table:table-cell table:style-name="ce17" office:value-type="float" office:value="10907.49" calcext:value-type="float">
            <text:p>10,907.49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7856.74" calcext:value-type="float">
            <text:p>7,856.74</text:p>
          </table:table-cell>
          <table:table-cell table:style-name="ce17" office:value-type="float" office:value="6772.43" calcext:value-type="float">
            <text:p>6,772.43</text:p>
          </table:table-cell>
          <table:table-cell table:style-name="ce8" office:value-type="float" office:value="194.41" calcext:value-type="float">
            <text:p>194.41</text:p>
          </table:table-cell>
          <table:table-cell table:style-name="ce13" office:value-type="float" office:value="1988.01" calcext:value-type="float">
            <text:p>1,988.01</text:p>
          </table:table-cell>
          <table:table-cell table:style-name="ce17" office:value-type="float" office:value="12641.16" calcext:value-type="float">
            <text:p>12,641.16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205.07" calcext:value-type="float">
            <text:p>205.07</text:p>
          </table:table-cell>
          <table:table-cell office:value-type="float" office:value="3988.73" calcext:value-type="float">
            <text:p>3,988.73</text:p>
          </table:table-cell>
          <table:table-cell office:value-type="float" office:value="10639.81" calcext:value-type="float">
            <text:p>10,639.81</text:p>
          </table:table-cell>
          <table:table-cell office:value-type="float" office:value="204.51" calcext:value-type="float">
            <text:p>204.51</text:p>
          </table:table-cell>
          <table:table-cell office:value-type="float" office:value="3691.35" calcext:value-type="float">
            <text:p>3,691.35</text:p>
          </table:table-cell>
          <table:table-cell office:value-type="float" office:value="10845.41" calcext:value-type="float">
            <text:p>10,845.41</text:p>
          </table:table-cell>
          <table:table-cell office:value-type="float" office:value="206.39" calcext:value-type="float">
            <text:p>206.39</text:p>
          </table:table-cell>
          <table:table-cell office:value-type="float" office:value="7715.77" calcext:value-type="float">
            <text:p>7,715.77</text:p>
          </table:table-cell>
          <table:table-cell office:value-type="float" office:value="6862.96" calcext:value-type="float">
            <text:p>6,862.96</text:p>
          </table:table-cell>
          <table:table-cell office:value-type="float" office:value="206.09" calcext:value-type="float">
            <text:p>206.09</text:p>
          </table:table-cell>
          <table:table-cell office:value-type="float" office:value="1957.94" calcext:value-type="float">
            <text:p>1,957.94</text:p>
          </table:table-cell>
          <table:table-cell office:value-type="float" office:value="12633.15" calcext:value-type="float">
            <text:p>12,633.15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7.97" calcext:value-type="float">
            <text:p>357.97</text:p>
          </table:table-cell>
          <table:table-cell office:value-type="float" office:value="4111.37" calcext:value-type="float">
            <text:p>4,111.37</text:p>
          </table:table-cell>
          <table:table-cell office:value-type="float" office:value="4109.88" calcext:value-type="float">
            <text:p>4,109.88</text:p>
          </table:table-cell>
          <table:table-cell office:value-type="float" office:value="360.84" calcext:value-type="float">
            <text:p>360.84</text:p>
          </table:table-cell>
          <table:table-cell office:value-type="float" office:value="5364.07" calcext:value-type="float">
            <text:p>5,364.07</text:p>
          </table:table-cell>
          <table:table-cell office:value-type="float" office:value="2860.22" calcext:value-type="float">
            <text:p>2,860.22</text:p>
          </table:table-cell>
          <table:table-cell office:value-type="float" office:value="358.58" calcext:value-type="float">
            <text:p>358.58</text:p>
          </table:table-cell>
          <table:table-cell office:value-type="float" office:value="2682.03" calcext:value-type="float">
            <text:p>2,682.03</text:p>
          </table:table-cell>
          <table:table-cell office:value-type="float" office:value="5540.35" calcext:value-type="float">
            <text:p>5,540.35</text:p>
          </table:table-cell>
          <table:table-cell office:value-type="float" office:value="359.23" calcext:value-type="float">
            <text:p>359.23</text:p>
          </table:table-cell>
          <table:table-cell office:value-type="float" office:value="3700.36" calcext:value-type="float">
            <text:p>3,700.36</text:p>
          </table:table-cell>
          <table:table-cell office:value-type="float" office:value="4523.2" calcext:value-type="float">
            <text:p>4,523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8.21" calcext:value-type="float">
            <text:p>358.21</text:p>
          </table:table-cell>
          <table:table-cell office:value-type="float" office:value="4121.44" calcext:value-type="float">
            <text:p>4,121.44</text:p>
          </table:table-cell>
          <table:table-cell office:value-type="float" office:value="4095.99" calcext:value-type="float">
            <text:p>4,095.99</text:p>
          </table:table-cell>
          <table:table-cell table:style-name="ce20" office:value-type="float" office:value="360.9" calcext:value-type="float">
            <text:p>360.90</text:p>
          </table:table-cell>
          <table:table-cell office:value-type="float" office:value="5374.08" calcext:value-type="float">
            <text:p>5,374.08</text:p>
          </table:table-cell>
          <table:table-cell office:value-type="float" office:value="2846.23" calcext:value-type="float">
            <text:p>2,846.23</text:p>
          </table:table-cell>
          <table:table-cell table:style-name="ce20" office:value-type="float" office:value="358.64" calcext:value-type="float">
            <text:p>358.64</text:p>
          </table:table-cell>
          <table:table-cell office:value-type="float" office:value="2678.02" calcext:value-type="float">
            <text:p>2,678.02</text:p>
          </table:table-cell>
          <table:table-cell office:value-type="float" office:value="5540.4" calcext:value-type="float">
            <text:p>5,540.40</text:p>
          </table:table-cell>
          <table:table-cell table:style-name="ce20" office:value-type="float" office:value="359.3" calcext:value-type="float">
            <text:p>359.30</text:p>
          </table:table-cell>
          <table:table-cell office:value-type="float" office:value="3686.37" calcext:value-type="float">
            <text:p>3,686.37</text:p>
          </table:table-cell>
          <table:table-cell office:value-type="float" office:value="4533.22" calcext:value-type="float">
            <text:p>4,533.22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201.66" calcext:value-type="float">
            <text:p>201.66</text:p>
          </table:table-cell>
          <table:table-cell office:value-type="float" office:value="4202.78" calcext:value-type="float">
            <text:p>4,202.78</text:p>
          </table:table-cell>
          <table:table-cell office:value-type="float" office:value="10506.89" calcext:value-type="float">
            <text:p>10,506.89</text:p>
          </table:table-cell>
          <table:table-cell office:value-type="float" office:value="195.78" calcext:value-type="float">
            <text:p>195.78</text:p>
          </table:table-cell>
          <table:table-cell office:value-type="float" office:value="3781.77" calcext:value-type="float">
            <text:p>3,781.77</text:p>
          </table:table-cell>
          <table:table-cell office:value-type="float" office:value="10846.47" calcext:value-type="float">
            <text:p>10,846.47</text:p>
          </table:table-cell>
          <table:table-cell office:value-type="float" office:value="197.03" calcext:value-type="float">
            <text:p>197.03</text:p>
          </table:table-cell>
          <table:table-cell office:value-type="float" office:value="7897.55" calcext:value-type="float">
            <text:p>7,897.55</text:p>
          </table:table-cell>
          <table:table-cell office:value-type="float" office:value="6772.8" calcext:value-type="float">
            <text:p>6,772.80</text:p>
          </table:table-cell>
          <table:table-cell office:value-type="float" office:value="198" calcext:value-type="float">
            <text:p>198.00</text:p>
          </table:table-cell>
          <table:table-cell office:value-type="float" office:value="1993.8" calcext:value-type="float">
            <text:p>1,993.80</text:p>
          </table:table-cell>
          <table:table-cell office:value-type="float" office:value="12557.07" calcext:value-type="float">
            <text:p>12,557.07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1.07" calcext:value-type="float">
            <text:p>511.07</text:p>
          </table:table-cell>
          <table:table-cell office:value-type="float" office:value="10352" calcext:value-type="float">
            <text:p>10,352.00</text:p>
          </table:table-cell>
          <table:table-cell office:value-type="float" office:value="315.57" calcext:value-type="float">
            <text:p>315.57</text:p>
          </table:table-cell>
          <table:table-cell office:value-type="float" office:value="445.98" calcext:value-type="float">
            <text:p>445.98</text:p>
          </table:table-cell>
          <table:table-cell office:value-type="float" office:value="8811.75" calcext:value-type="float">
            <text:p>8,811.75</text:p>
          </table:table-cell>
          <table:table-cell office:value-type="float" office:value="276.02" calcext:value-type="float">
            <text:p>276.02</text:p>
          </table:table-cell>
          <table:table-cell office:value-type="float" office:value="706.65" calcext:value-type="float">
            <text:p>706.65</text:p>
          </table:table-cell>
          <table:table-cell office:value-type="float" office:value="11464.99" calcext:value-type="float">
            <text:p>11,464.99</text:p>
          </table:table-cell>
          <table:table-cell office:value-type="float" office:value="345.98" calcext:value-type="float">
            <text:p>345.98</text:p>
          </table:table-cell>
          <table:table-cell office:value-type="float" office:value="763.42" calcext:value-type="float">
            <text:p>763.42</text:p>
          </table:table-cell>
          <table:table-cell office:value-type="float" office:value="10451.36" calcext:value-type="float">
            <text:p>10,451.36</text:p>
          </table:table-cell>
          <table:table-cell office:value-type="float" office:value="486.78" calcext:value-type="float">
            <text:p>486.7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88" calcext:value-type="float">
            <text:p>511.88</text:p>
          </table:table-cell>
          <table:table-cell table:style-name="ce16" office:value-type="float" office:value="10351.94" calcext:value-type="float">
            <text:p>10,351.94</text:p>
          </table:table-cell>
          <table:table-cell table:style-name="ce19" office:value-type="float" office:value="312.54" calcext:value-type="float">
            <text:p>312.54</text:p>
          </table:table-cell>
          <table:table-cell table:style-name="ce10" office:value-type="float" office:value="446.89" calcext:value-type="float">
            <text:p>446.89</text:p>
          </table:table-cell>
          <table:table-cell table:style-name="ce16" office:value-type="float" office:value="8820.89" calcext:value-type="float">
            <text:p>8,820.89</text:p>
          </table:table-cell>
          <table:table-cell table:style-name="ce19" office:value-type="float" office:value="267.63" calcext:value-type="float">
            <text:p>267.63</text:p>
          </table:table-cell>
          <table:table-cell table:style-name="ce10" office:value-type="float" office:value="709.58" calcext:value-type="float">
            <text:p>709.58</text:p>
          </table:table-cell>
          <table:table-cell table:style-name="ce16" office:value-type="float" office:value="11499.69" calcext:value-type="float">
            <text:p>11,499.69</text:p>
          </table:table-cell>
          <table:table-cell table:style-name="ce19" office:value-type="float" office:value="338.68" calcext:value-type="float">
            <text:p>338.68</text:p>
          </table:table-cell>
          <table:table-cell table:style-name="ce10" office:value-type="float" office:value="763.85" calcext:value-type="float">
            <text:p>763.85</text:p>
          </table:table-cell>
          <table:table-cell table:style-name="ce16" office:value-type="float" office:value="10464.34" calcext:value-type="float">
            <text:p>10,464.34</text:p>
          </table:table-cell>
          <table:table-cell table:style-name="ce19" office:value-type="float" office:value="478.12" calcext:value-type="float">
            <text:p>478.1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pread -period 2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3864.6" calcext:value-type="float">
            <text:p>3,864.60</text:p>
          </table:table-cell>
          <table:table-cell table:style-name="ce17" office:value-type="float" office:value="10787.17" calcext:value-type="float">
            <text:p>10,787.17</text:p>
          </table:table-cell>
          <table:table-cell table:style-name="ce8" office:value-type="float" office:value="194.94" calcext:value-type="float">
            <text:p>194.94</text:p>
          </table:table-cell>
          <table:table-cell table:style-name="ce13" office:value-type="float" office:value="3701.06" calcext:value-type="float">
            <text:p>3,701.06</text:p>
          </table:table-cell>
          <table:table-cell table:style-name="ce17" office:value-type="float" office:value="10896.15" calcext:value-type="float">
            <text:p>10,896.15</text:p>
          </table:table-cell>
          <table:table-cell table:style-name="ce11" office:value-type="float" office:value="195.73" calcext:value-type="float">
            <text:p>195.73</text:p>
          </table:table-cell>
          <table:table-cell table:style-name="ce13" office:value-type="float" office:value="7907.38" calcext:value-type="float">
            <text:p>7,907.38</text:p>
          </table:table-cell>
          <table:table-cell table:style-name="ce17" office:value-type="float" office:value="6744.39" calcext:value-type="float">
            <text:p>6,744.39</text:p>
          </table:table-cell>
          <table:table-cell table:style-name="ce8" office:value-type="float" office:value="194.69" calcext:value-type="float">
            <text:p>194.69</text:p>
          </table:table-cell>
          <table:table-cell table:style-name="ce13" office:value-type="float" office:value="1980.24" calcext:value-type="float">
            <text:p>1,980.24</text:p>
          </table:table-cell>
          <table:table-cell table:style-name="ce17" office:value-type="float" office:value="12605.55" calcext:value-type="float">
            <text:p>12,605.55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95.06" calcext:value-type="float">
            <text:p>195.06</text:p>
          </table:table-cell>
          <table:table-cell office:value-type="float" office:value="3884.13" calcext:value-type="float">
            <text:p>3,884.13</text:p>
          </table:table-cell>
          <table:table-cell office:value-type="float" office:value="10694.67" calcext:value-type="float">
            <text:p>10,694.67</text:p>
          </table:table-cell>
          <table:table-cell office:value-type="float" office:value="195.94" calcext:value-type="float">
            <text:p>195.94</text:p>
          </table:table-cell>
          <table:table-cell office:value-type="float" office:value="3703.43" calcext:value-type="float">
            <text:p>3,703.43</text:p>
          </table:table-cell>
          <table:table-cell office:value-type="float" office:value="10880.46" calcext:value-type="float">
            <text:p>10,880.46</text:p>
          </table:table-cell>
          <table:table-cell table:style-name="ce12" office:value-type="float" office:value="194.95" calcext:value-type="float">
            <text:p>194.95</text:p>
          </table:table-cell>
          <table:table-cell office:value-type="float" office:value="7843.27" calcext:value-type="float">
            <text:p>7,843.27</text:p>
          </table:table-cell>
          <table:table-cell office:value-type="float" office:value="6711.31" calcext:value-type="float">
            <text:p>6,711.31</text:p>
          </table:table-cell>
          <table:table-cell office:value-type="float" office:value="196.13" calcext:value-type="float">
            <text:p>196.13</text:p>
          </table:table-cell>
          <table:table-cell office:value-type="float" office:value="2001.43" calcext:value-type="float">
            <text:p>2,001.43</text:p>
          </table:table-cell>
          <table:table-cell office:value-type="float" office:value="12633.06" calcext:value-type="float">
            <text:p>12,633.06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35" calcext:value-type="float">
            <text:p>348.35</text:p>
          </table:table-cell>
          <table:table-cell office:value-type="float" office:value="4056.36" calcext:value-type="float">
            <text:p>4,056.36</text:p>
          </table:table-cell>
          <table:table-cell office:value-type="float" office:value="4156.99" calcext:value-type="float">
            <text:p>4,156.99</text:p>
          </table:table-cell>
          <table:table-cell office:value-type="float" office:value="348.35" calcext:value-type="float">
            <text:p>348.35</text:p>
          </table:table-cell>
          <table:table-cell office:value-type="float" office:value="5263.05" calcext:value-type="float">
            <text:p>5,263.05</text:p>
          </table:table-cell>
          <table:table-cell office:value-type="float" office:value="2950.29" calcext:value-type="float">
            <text:p>2,950.29</text:p>
          </table:table-cell>
          <table:table-cell office:value-type="float" office:value="346.58" calcext:value-type="float">
            <text:p>346.58</text:p>
          </table:table-cell>
          <table:table-cell office:value-type="float" office:value="2811.73" calcext:value-type="float">
            <text:p>2,811.73</text:p>
          </table:table-cell>
          <table:table-cell office:value-type="float" office:value="5365.42" calcext:value-type="float">
            <text:p>5,365.42</text:p>
          </table:table-cell>
          <table:table-cell office:value-type="float" office:value="347.55" calcext:value-type="float">
            <text:p>347.55</text:p>
          </table:table-cell>
          <table:table-cell office:value-type="float" office:value="3730.76" calcext:value-type="float">
            <text:p>3,730.76</text:p>
          </table:table-cell>
          <table:table-cell office:value-type="float" office:value="4447.2" calcext:value-type="float">
            <text:p>4,447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93" calcext:value-type="float">
            <text:p>348.93</text:p>
          </table:table-cell>
          <table:table-cell office:value-type="float" office:value="4025.04" calcext:value-type="float">
            <text:p>4,025.04</text:p>
          </table:table-cell>
          <table:table-cell office:value-type="float" office:value="4150.86" calcext:value-type="float">
            <text:p>4,150.86</text:p>
          </table:table-cell>
          <table:table-cell table:style-name="ce20" office:value-type="float" office:value="348.93" calcext:value-type="float">
            <text:p>348.93</text:p>
          </table:table-cell>
          <table:table-cell office:value-type="float" office:value="5288.19" calcext:value-type="float">
            <text:p>5,288.19</text:p>
          </table:table-cell>
          <table:table-cell office:value-type="float" office:value="2887.71" calcext:value-type="float">
            <text:p>2,887.71</text:p>
          </table:table-cell>
          <table:table-cell table:style-name="ce20" office:value-type="float" office:value="347.22" calcext:value-type="float">
            <text:p>347.22</text:p>
          </table:table-cell>
          <table:table-cell office:value-type="float" office:value="2824.8" calcext:value-type="float">
            <text:p>2,824.80</text:p>
          </table:table-cell>
          <table:table-cell office:value-type="float" office:value="5349.04" calcext:value-type="float">
            <text:p>5,349.04</text:p>
          </table:table-cell>
          <table:table-cell table:style-name="ce20" office:value-type="float" office:value="347.79" calcext:value-type="float">
            <text:p>347.79</text:p>
          </table:table-cell>
          <table:table-cell office:value-type="float" office:value="3733.24" calcext:value-type="float">
            <text:p>3,733.24</text:p>
          </table:table-cell>
          <table:table-cell office:value-type="float" office:value="4441.08" calcext:value-type="float">
            <text:p>4,441.0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5.86" calcext:value-type="float">
            <text:p>195.86</text:p>
          </table:table-cell>
          <table:table-cell office:value-type="float" office:value="4068.02" calcext:value-type="float">
            <text:p>4,068.02</text:p>
          </table:table-cell>
          <table:table-cell office:value-type="float" office:value="10585.69" calcext:value-type="float">
            <text:p>10,585.69</text:p>
          </table:table-cell>
          <table:table-cell office:value-type="float" office:value="196.75" calcext:value-type="float">
            <text:p>196.75</text:p>
          </table:table-cell>
          <table:table-cell office:value-type="float" office:value="3794.27" calcext:value-type="float">
            <text:p>3,794.27</text:p>
          </table:table-cell>
          <table:table-cell office:value-type="float" office:value="10881.09" calcext:value-type="float">
            <text:p>10,881.09</text:p>
          </table:table-cell>
          <table:table-cell office:value-type="float" office:value="195.35" calcext:value-type="float">
            <text:p>195.35</text:p>
          </table:table-cell>
          <table:table-cell office:value-type="float" office:value="7851.45" calcext:value-type="float">
            <text:p>7,851.45</text:p>
          </table:table-cell>
          <table:table-cell office:value-type="float" office:value="6748.46" calcext:value-type="float">
            <text:p>6,748.46</text:p>
          </table:table-cell>
          <table:table-cell office:value-type="float" office:value="195.39" calcext:value-type="float">
            <text:p>195.39</text:p>
          </table:table-cell>
          <table:table-cell office:value-type="float" office:value="1974.83" calcext:value-type="float">
            <text:p>1,974.83</text:p>
          </table:table-cell>
          <table:table-cell office:value-type="float" office:value="12597.2" calcext:value-type="float">
            <text:p>12,597.20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03.9" calcext:value-type="float">
            <text:p>503.90</text:p>
          </table:table-cell>
          <table:table-cell office:value-type="float" office:value="10216.33" calcext:value-type="float">
            <text:p>10,216.33</text:p>
          </table:table-cell>
          <table:table-cell office:value-type="float" office:value="315.88" calcext:value-type="float">
            <text:p>315.88</text:p>
          </table:table-cell>
          <table:table-cell office:value-type="float" office:value="453.74" calcext:value-type="float">
            <text:p>453.74</text:p>
          </table:table-cell>
          <table:table-cell office:value-type="float" office:value="8748.36" calcext:value-type="float">
            <text:p>8,748.36</text:p>
          </table:table-cell>
          <table:table-cell office:value-type="float" office:value="284.54" calcext:value-type="float">
            <text:p>284.54</text:p>
          </table:table-cell>
          <table:table-cell office:value-type="float" office:value="708.74" calcext:value-type="float">
            <text:p>708.74</text:p>
          </table:table-cell>
          <table:table-cell office:value-type="float" office:value="11435.26" calcext:value-type="float">
            <text:p>11,435.26</text:p>
          </table:table-cell>
          <table:table-cell office:value-type="float" office:value="351.78" calcext:value-type="float">
            <text:p>351.78</text:p>
          </table:table-cell>
          <table:table-cell office:value-type="float" office:value="747.91" calcext:value-type="float">
            <text:p>747.91</text:p>
          </table:table-cell>
          <table:table-cell office:value-type="float" office:value="10236.04" calcext:value-type="float">
            <text:p>10,236.04</text:p>
          </table:table-cell>
          <table:table-cell office:value-type="float" office:value="454.04" calcext:value-type="float">
            <text:p>454.04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07.98" calcext:value-type="float">
            <text:p>507.98</text:p>
          </table:table-cell>
          <table:table-cell table:style-name="ce16" office:value-type="float" office:value="10226.7" calcext:value-type="float">
            <text:p>10,226.70</text:p>
          </table:table-cell>
          <table:table-cell table:style-name="ce19" office:value-type="float" office:value="313.57" calcext:value-type="float">
            <text:p>313.57</text:p>
          </table:table-cell>
          <table:table-cell table:style-name="ce10" office:value-type="float" office:value="456.34" calcext:value-type="float">
            <text:p>456.34</text:p>
          </table:table-cell>
          <table:table-cell table:style-name="ce16" office:value-type="float" office:value="8761.39" calcext:value-type="float">
            <text:p>8,761.39</text:p>
          </table:table-cell>
          <table:table-cell table:style-name="ce19" office:value-type="float" office:value="273.68" calcext:value-type="float">
            <text:p>273.68</text:p>
          </table:table-cell>
          <table:table-cell table:style-name="ce10" office:value-type="float" office:value="710.12" calcext:value-type="float">
            <text:p>710.12</text:p>
          </table:table-cell>
          <table:table-cell table:style-name="ce16" office:value-type="float" office:value="11448.77" calcext:value-type="float">
            <text:p>11,448.77</text:p>
          </table:table-cell>
          <table:table-cell table:style-name="ce19" office:value-type="float" office:value="340.05" calcext:value-type="float">
            <text:p>340.05</text:p>
          </table:table-cell>
          <table:table-cell table:style-name="ce10" office:value-type="float" office:value="750.18" calcext:value-type="float">
            <text:p>750.18</text:p>
          </table:table-cell>
          <table:table-cell table:style-name="ce16" office:value-type="float" office:value="10271.72" calcext:value-type="float">
            <text:p>10,271.72</text:p>
          </table:table-cell>
          <table:table-cell table:style-name="ce19" office:value-type="float" office:value="447.36" calcext:value-type="float">
            <text:p>447.3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3826.64" calcext:value-type="float">
            <text:p>3,826.64</text:p>
          </table:table-cell>
          <table:table-cell table:style-name="ce17" office:value-type="float" office:value="10717.97" calcext:value-type="float">
            <text:p>10,717.97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3708.34" calcext:value-type="float">
            <text:p>3,708.34</text:p>
          </table:table-cell>
          <table:table-cell table:style-name="ce17" office:value-type="float" office:value="10836.27" calcext:value-type="float">
            <text:p>10,836.27</text:p>
          </table:table-cell>
          <table:table-cell table:style-name="ce8" office:value-type="float" office:value="194" calcext:value-type="float">
            <text:p>194.00</text:p>
          </table:table-cell>
          <table:table-cell table:style-name="ce13" office:value-type="float" office:value="7820.33" calcext:value-type="float">
            <text:p>7,820.33</text:p>
          </table:table-cell>
          <table:table-cell table:style-name="ce17" office:value-type="float" office:value="6724.28" calcext:value-type="float">
            <text:p>6,724.28</text:p>
          </table:table-cell>
          <table:table-cell table:style-name="ce11" office:value-type="float" office:value="196.29" calcext:value-type="float">
            <text:p>196.29</text:p>
          </table:table-cell>
          <table:table-cell table:style-name="ce13" office:value-type="float" office:value="1978.87" calcext:value-type="float">
            <text:p>1,978.87</text:p>
          </table:table-cell>
          <table:table-cell table:style-name="ce17" office:value-type="float" office:value="12700.79" calcext:value-type="float">
            <text:p>12,700.79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4.8" calcext:value-type="float">
            <text:p>194.80</text:p>
          </table:table-cell>
          <table:table-cell office:value-type="float" office:value="3860.44" calcext:value-type="float">
            <text:p>3,860.44</text:p>
          </table:table-cell>
          <table:table-cell office:value-type="float" office:value="10691.33" calcext:value-type="float">
            <text:p>10,691.33</text:p>
          </table:table-cell>
          <table:table-cell office:value-type="float" office:value="195.5" calcext:value-type="float">
            <text:p>195.50</text:p>
          </table:table-cell>
          <table:table-cell office:value-type="float" office:value="3687.86" calcext:value-type="float">
            <text:p>3,687.86</text:p>
          </table:table-cell>
          <table:table-cell office:value-type="float" office:value="10940.35" calcext:value-type="float">
            <text:p>10,940.35</text:p>
          </table:table-cell>
          <table:table-cell office:value-type="float" office:value="195.5" calcext:value-type="float">
            <text:p>195.50</text:p>
          </table:table-cell>
          <table:table-cell office:value-type="float" office:value="7868.63" calcext:value-type="float">
            <text:p>7,868.63</text:p>
          </table:table-cell>
          <table:table-cell office:value-type="float" office:value="6759.58" calcext:value-type="float">
            <text:p>6,759.58</text:p>
          </table:table-cell>
          <table:table-cell table:style-name="ce12" office:value-type="float" office:value="195.5" calcext:value-type="float">
            <text:p>195.50</text:p>
          </table:table-cell>
          <table:table-cell office:value-type="float" office:value="1988.43" calcext:value-type="float">
            <text:p>1,988.43</text:p>
          </table:table-cell>
          <table:table-cell office:value-type="float" office:value="12639.78" calcext:value-type="float">
            <text:p>12,639.78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8.15" calcext:value-type="float">
            <text:p>348.15</text:p>
          </table:table-cell>
          <table:table-cell office:value-type="float" office:value="3991.72" calcext:value-type="float">
            <text:p>3,991.72</text:p>
          </table:table-cell>
          <table:table-cell office:value-type="float" office:value="4117.9" calcext:value-type="float">
            <text:p>4,117.90</text:p>
          </table:table-cell>
          <table:table-cell office:value-type="float" office:value="348.69" calcext:value-type="float">
            <text:p>348.69</text:p>
          </table:table-cell>
          <table:table-cell office:value-type="float" office:value="5267.42" calcext:value-type="float">
            <text:p>5,267.42</text:p>
          </table:table-cell>
          <table:table-cell office:value-type="float" office:value="2839.34" calcext:value-type="float">
            <text:p>2,839.34</text:p>
          </table:table-cell>
          <table:table-cell office:value-type="float" office:value="348.69" calcext:value-type="float">
            <text:p>348.69</text:p>
          </table:table-cell>
          <table:table-cell office:value-type="float" office:value="2877.17" calcext:value-type="float">
            <text:p>2,877.17</text:p>
          </table:table-cell>
          <table:table-cell office:value-type="float" office:value="5229.59" calcext:value-type="float">
            <text:p>5,229.59</text:p>
          </table:table-cell>
          <table:table-cell office:value-type="float" office:value="348.69" calcext:value-type="float">
            <text:p>348.69</text:p>
          </table:table-cell>
          <table:table-cell office:value-type="float" office:value="3715.52" calcext:value-type="float">
            <text:p>3,715.52</text:p>
          </table:table-cell>
          <table:table-cell office:value-type="float" office:value="4391.24" calcext:value-type="float">
            <text:p>4,391.24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0.19" calcext:value-type="float">
            <text:p>350.19</text:p>
          </table:table-cell>
          <table:table-cell office:value-type="float" office:value="3987.58" calcext:value-type="float">
            <text:p>3,987.58</text:p>
          </table:table-cell>
          <table:table-cell office:value-type="float" office:value="4121.16" calcext:value-type="float">
            <text:p>4,121.16</text:p>
          </table:table-cell>
          <table:table-cell table:style-name="ce20" office:value-type="float" office:value="349.88" calcext:value-type="float">
            <text:p>349.88</text:p>
          </table:table-cell>
          <table:table-cell office:value-type="float" office:value="5261.88" calcext:value-type="float">
            <text:p>5,261.88</text:p>
          </table:table-cell>
          <table:table-cell office:value-type="float" office:value="2842.04" calcext:value-type="float">
            <text:p>2,842.04</text:p>
          </table:table-cell>
          <table:table-cell table:style-name="ce20" office:value-type="float" office:value="349.88" calcext:value-type="float">
            <text:p>349.88</text:p>
          </table:table-cell>
          <table:table-cell office:value-type="float" office:value="2877.34" calcext:value-type="float">
            <text:p>2,877.34</text:p>
          </table:table-cell>
          <table:table-cell office:value-type="float" office:value="5226.57" calcext:value-type="float">
            <text:p>5,226.57</text:p>
          </table:table-cell>
          <table:table-cell table:style-name="ce20" office:value-type="float" office:value="349.88" calcext:value-type="float">
            <text:p>349.88</text:p>
          </table:table-cell>
          <table:table-cell office:value-type="float" office:value="3702.35" calcext:value-type="float">
            <text:p>3,702.35</text:p>
          </table:table-cell>
          <table:table-cell office:value-type="float" office:value="4401.57" calcext:value-type="float">
            <text:p>4,401.57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76" calcext:value-type="float">
            <text:p>196.76</text:p>
          </table:table-cell>
          <table:table-cell office:value-type="float" office:value="4117.13" calcext:value-type="float">
            <text:p>4,117.13</text:p>
          </table:table-cell>
          <table:table-cell office:value-type="float" office:value="10553.92" calcext:value-type="float">
            <text:p>10,553.92</text:p>
          </table:table-cell>
          <table:table-cell office:value-type="float" office:value="196.96" calcext:value-type="float">
            <text:p>196.96</text:p>
          </table:table-cell>
          <table:table-cell office:value-type="float" office:value="3831.26" calcext:value-type="float">
            <text:p>3,831.26</text:p>
          </table:table-cell>
          <table:table-cell office:value-type="float" office:value="10839.96" calcext:value-type="float">
            <text:p>10,839.96</text:p>
          </table:table-cell>
          <table:table-cell office:value-type="float" office:value="197.64" calcext:value-type="float">
            <text:p>197.64</text:p>
          </table:table-cell>
          <table:table-cell office:value-type="float" office:value="7898.55" calcext:value-type="float">
            <text:p>7,898.55</text:p>
          </table:table-cell>
          <table:table-cell office:value-type="float" office:value="6789.79" calcext:value-type="float">
            <text:p>6,789.79</text:p>
          </table:table-cell>
          <table:table-cell office:value-type="float" office:value="196.36" calcext:value-type="float">
            <text:p>196.36</text:p>
          </table:table-cell>
          <table:table-cell office:value-type="float" office:value="1994.7" calcext:value-type="float">
            <text:p>1,994.70</text:p>
          </table:table-cell>
          <table:table-cell office:value-type="float" office:value="12610.98" calcext:value-type="float">
            <text:p>12,610.98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0.12" calcext:value-type="float">
            <text:p>510.12</text:p>
          </table:table-cell>
          <table:table-cell office:value-type="float" office:value="10165.25" calcext:value-type="float">
            <text:p>10,165.25</text:p>
          </table:table-cell>
          <table:table-cell office:value-type="float" office:value="315.53" calcext:value-type="float">
            <text:p>315.53</text:p>
          </table:table-cell>
          <table:table-cell office:value-type="float" office:value="455.26" calcext:value-type="float">
            <text:p>455.26</text:p>
          </table:table-cell>
          <table:table-cell office:value-type="float" office:value="8636.73" calcext:value-type="float">
            <text:p>8,636.73</text:p>
          </table:table-cell>
          <table:table-cell office:value-type="float" office:value="282.33" calcext:value-type="float">
            <text:p>282.33</text:p>
          </table:table-cell>
          <table:table-cell office:value-type="float" office:value="692.97" calcext:value-type="float">
            <text:p>692.97</text:p>
          </table:table-cell>
          <table:table-cell office:value-type="float" office:value="11367.76" calcext:value-type="float">
            <text:p>11,367.76</text:p>
          </table:table-cell>
          <table:table-cell office:value-type="float" office:value="335.25" calcext:value-type="float">
            <text:p>335.25</text:p>
          </table:table-cell>
          <table:table-cell office:value-type="float" office:value="746.54" calcext:value-type="float">
            <text:p>746.54</text:p>
          </table:table-cell>
          <table:table-cell office:value-type="float" office:value="10225.62" calcext:value-type="float">
            <text:p>10,225.62</text:p>
          </table:table-cell>
          <table:table-cell office:value-type="float" office:value="419.63" calcext:value-type="float">
            <text:p>419.63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1.52" calcext:value-type="float">
            <text:p>511.52</text:p>
          </table:table-cell>
          <table:table-cell table:style-name="ce16" office:value-type="float" office:value="10179.6" calcext:value-type="float">
            <text:p>10,179.60</text:p>
          </table:table-cell>
          <table:table-cell table:style-name="ce19" office:value-type="float" office:value="311.88" calcext:value-type="float">
            <text:p>311.88</text:p>
          </table:table-cell>
          <table:table-cell table:style-name="ce10" office:value-type="float" office:value="455.29" calcext:value-type="float">
            <text:p>455.29</text:p>
          </table:table-cell>
          <table:table-cell table:style-name="ce16" office:value-type="float" office:value="8645.71" calcext:value-type="float">
            <text:p>8,645.71</text:p>
          </table:table-cell>
          <table:table-cell table:style-name="ce19" office:value-type="float" office:value="273.39" calcext:value-type="float">
            <text:p>273.39</text:p>
          </table:table-cell>
          <table:table-cell table:style-name="ce10" office:value-type="float" office:value="693.53" calcext:value-type="float">
            <text:p>693.53</text:p>
          </table:table-cell>
          <table:table-cell table:style-name="ce16" office:value-type="float" office:value="11399.79" calcext:value-type="float">
            <text:p>11,399.79</text:p>
          </table:table-cell>
          <table:table-cell table:style-name="ce19" office:value-type="float" office:value="326.6" calcext:value-type="float">
            <text:p>326.60</text:p>
          </table:table-cell>
          <table:table-cell table:style-name="ce10" office:value-type="float" office:value="747.73" calcext:value-type="float">
            <text:p>747.73</text:p>
          </table:table-cell>
          <table:table-cell table:style-name="ce16" office:value-type="float" office:value="10229.01" calcext:value-type="float">
            <text:p>10,229.01</text:p>
          </table:table-cell>
          <table:table-cell table:style-name="ce19" office:value-type="float" office:value="416.17" calcext:value-type="float">
            <text:p>416.1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stencil_1d_periodic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3834.46" calcext:value-type="float">
            <text:p>3,834.46</text:p>
          </table:table-cell>
          <table:table-cell table:style-name="ce17" office:value-type="float" office:value="10720.77" calcext:value-type="float">
            <text:p>10,720.77</text:p>
          </table:table-cell>
          <table:table-cell table:style-name="ce8" office:value-type="float" office:value="193.9" calcext:value-type="float">
            <text:p>193.90</text:p>
          </table:table-cell>
          <table:table-cell table:style-name="ce13" office:value-type="float" office:value="3689.64" calcext:value-type="float">
            <text:p>3,689.64</text:p>
          </table:table-cell>
          <table:table-cell table:style-name="ce17" office:value-type="float" office:value="10865.64" calcext:value-type="float">
            <text:p>10,865.64</text:p>
          </table:table-cell>
          <table:table-cell table:style-name="ce8" office:value-type="float" office:value="194.35" calcext:value-type="float">
            <text:p>194.35</text:p>
          </table:table-cell>
          <table:table-cell table:style-name="ce13" office:value-type="float" office:value="7872.84" calcext:value-type="float">
            <text:p>7,872.84</text:p>
          </table:table-cell>
          <table:table-cell table:style-name="ce17" office:value-type="float" office:value="6703.52" calcext:value-type="float">
            <text:p>6,703.52</text:p>
          </table:table-cell>
          <table:table-cell table:style-name="ce8" office:value-type="float" office:value="193.89" calcext:value-type="float">
            <text:p>193.89</text:p>
          </table:table-cell>
          <table:table-cell table:style-name="ce13" office:value-type="float" office:value="2012.25" calcext:value-type="float">
            <text:p>2,012.25</text:p>
          </table:table-cell>
          <table:table-cell table:style-name="ce17" office:value-type="float" office:value="12544.98" calcext:value-type="float">
            <text:p>12,544.9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office:value-type="float" office:value="196.09" calcext:value-type="float">
            <text:p>196.09</text:p>
          </table:table-cell>
          <table:table-cell office:value-type="float" office:value="3870.33" calcext:value-type="float">
            <text:p>3,870.33</text:p>
          </table:table-cell>
          <table:table-cell office:value-type="float" office:value="10715.99" calcext:value-type="float">
            <text:p>10,715.99</text:p>
          </table:table-cell>
          <table:table-cell office:value-type="float" office:value="196.15" calcext:value-type="float">
            <text:p>196.15</text:p>
          </table:table-cell>
          <table:table-cell office:value-type="float" office:value="3696.87" calcext:value-type="float">
            <text:p>3,696.87</text:p>
          </table:table-cell>
          <table:table-cell office:value-type="float" office:value="10909.23" calcext:value-type="float">
            <text:p>10,909.23</text:p>
          </table:table-cell>
          <table:table-cell office:value-type="float" office:value="198.3" calcext:value-type="float">
            <text:p>198.30</text:p>
          </table:table-cell>
          <table:table-cell office:value-type="float" office:value="7838.96" calcext:value-type="float">
            <text:p>7,838.96</text:p>
          </table:table-cell>
          <table:table-cell office:value-type="float" office:value="6822.05" calcext:value-type="float">
            <text:p>6,822.05</text:p>
          </table:table-cell>
          <table:table-cell office:value-type="float" office:value="196.09" calcext:value-type="float">
            <text:p>196.09</text:p>
          </table:table-cell>
          <table:table-cell office:value-type="float" office:value="2001.97" calcext:value-type="float">
            <text:p>2,001.97</text:p>
          </table:table-cell>
          <table:table-cell office:value-type="float" office:value="12583.34" calcext:value-type="float">
            <text:p>12,583.34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3.93" calcext:value-type="float">
            <text:p>353.93</text:p>
          </table:table-cell>
          <table:table-cell office:value-type="float" office:value="4073.87" calcext:value-type="float">
            <text:p>4,073.87</text:p>
          </table:table-cell>
          <table:table-cell office:value-type="float" office:value="4134.37" calcext:value-type="float">
            <text:p>4,134.37</text:p>
          </table:table-cell>
          <table:table-cell office:value-type="float" office:value="353.8" calcext:value-type="float">
            <text:p>353.80</text:p>
          </table:table-cell>
          <table:table-cell office:value-type="float" office:value="5318.28" calcext:value-type="float">
            <text:p>5,318.28</text:p>
          </table:table-cell>
          <table:table-cell office:value-type="float" office:value="2904.36" calcext:value-type="float">
            <text:p>2,904.36</text:p>
          </table:table-cell>
          <table:table-cell office:value-type="float" office:value="354.15" calcext:value-type="float">
            <text:p>354.15</text:p>
          </table:table-cell>
          <table:table-cell office:value-type="float" office:value="2852.08" calcext:value-type="float">
            <text:p>2,852.08</text:p>
          </table:table-cell>
          <table:table-cell office:value-type="float" office:value="5356.99" calcext:value-type="float">
            <text:p>5,356.99</text:p>
          </table:table-cell>
          <table:table-cell office:value-type="float" office:value="354.01" calcext:value-type="float">
            <text:p>354.01</text:p>
          </table:table-cell>
          <table:table-cell office:value-type="float" office:value="3751.31" calcext:value-type="float">
            <text:p>3,751.31</text:p>
          </table:table-cell>
          <table:table-cell office:value-type="float" office:value="4457.64" calcext:value-type="float">
            <text:p>4,457.64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54.6" calcext:value-type="float">
            <text:p>354.60</text:p>
          </table:table-cell>
          <table:table-cell office:value-type="float" office:value="4056.22" calcext:value-type="float">
            <text:p>4,056.22</text:p>
          </table:table-cell>
          <table:table-cell office:value-type="float" office:value="4148.76" calcext:value-type="float">
            <text:p>4,148.76</text:p>
          </table:table-cell>
          <table:table-cell table:style-name="ce20" office:value-type="float" office:value="353.9" calcext:value-type="float">
            <text:p>353.90</text:p>
          </table:table-cell>
          <table:table-cell office:value-type="float" office:value="5330.81" calcext:value-type="float">
            <text:p>5,330.81</text:p>
          </table:table-cell>
          <table:table-cell office:value-type="float" office:value="2872.96" calcext:value-type="float">
            <text:p>2,872.96</text:p>
          </table:table-cell>
          <table:table-cell table:style-name="ce20" office:value-type="float" office:value="354.58" calcext:value-type="float">
            <text:p>354.58</text:p>
          </table:table-cell>
          <table:table-cell office:value-type="float" office:value="2852.14" calcext:value-type="float">
            <text:p>2,852.14</text:p>
          </table:table-cell>
          <table:table-cell office:value-type="float" office:value="5353.45" calcext:value-type="float">
            <text:p>5,353.45</text:p>
          </table:table-cell>
          <table:table-cell table:style-name="ce20" office:value-type="float" office:value="354.46" calcext:value-type="float">
            <text:p>354.46</text:p>
          </table:table-cell>
          <table:table-cell office:value-type="float" office:value="3721.2" calcext:value-type="float">
            <text:p>3,721.20</text:p>
          </table:table-cell>
          <table:table-cell office:value-type="float" office:value="4484.28" calcext:value-type="float">
            <text:p>4,484.2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96.25" calcext:value-type="float">
            <text:p>196.25</text:p>
          </table:table-cell>
          <table:table-cell office:value-type="float" office:value="4075.59" calcext:value-type="float">
            <text:p>4,075.59</text:p>
          </table:table-cell>
          <table:table-cell office:value-type="float" office:value="10544.98" calcext:value-type="float">
            <text:p>10,544.98</text:p>
          </table:table-cell>
          <table:table-cell office:value-type="float" office:value="197.1" calcext:value-type="float">
            <text:p>197.10</text:p>
          </table:table-cell>
          <table:table-cell office:value-type="float" office:value="3822.16" calcext:value-type="float">
            <text:p>3,822.16</text:p>
          </table:table-cell>
          <table:table-cell office:value-type="float" office:value="10805.38" calcext:value-type="float">
            <text:p>10,805.38</text:p>
          </table:table-cell>
          <table:table-cell office:value-type="float" office:value="195.1" calcext:value-type="float">
            <text:p>195.10</text:p>
          </table:table-cell>
          <table:table-cell office:value-type="float" office:value="7844.45" calcext:value-type="float">
            <text:p>7,844.45</text:p>
          </table:table-cell>
          <table:table-cell office:value-type="float" office:value="6726.21" calcext:value-type="float">
            <text:p>6,726.21</text:p>
          </table:table-cell>
          <table:table-cell office:value-type="float" office:value="195.21" calcext:value-type="float">
            <text:p>195.21</text:p>
          </table:table-cell>
          <table:table-cell office:value-type="float" office:value="2002.31" calcext:value-type="float">
            <text:p>2,002.31</text:p>
          </table:table-cell>
          <table:table-cell office:value-type="float" office:value="12575.08" calcext:value-type="float">
            <text:p>12,575.08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15.12" calcext:value-type="float">
            <text:p>515.12</text:p>
          </table:table-cell>
          <table:table-cell office:value-type="float" office:value="10146.98" calcext:value-type="float">
            <text:p>10,146.98</text:p>
          </table:table-cell>
          <table:table-cell office:value-type="float" office:value="316.07" calcext:value-type="float">
            <text:p>316.07</text:p>
          </table:table-cell>
          <table:table-cell office:value-type="float" office:value="457.92" calcext:value-type="float">
            <text:p>457.92</text:p>
          </table:table-cell>
          <table:table-cell office:value-type="float" office:value="8710.83" calcext:value-type="float">
            <text:p>8,710.83</text:p>
          </table:table-cell>
          <table:table-cell office:value-type="float" office:value="285.35" calcext:value-type="float">
            <text:p>285.35</text:p>
          </table:table-cell>
          <table:table-cell office:value-type="float" office:value="700.31" calcext:value-type="float">
            <text:p>700.31</text:p>
          </table:table-cell>
          <table:table-cell office:value-type="float" office:value="11532.06" calcext:value-type="float">
            <text:p>11,532.06</text:p>
          </table:table-cell>
          <table:table-cell office:value-type="float" office:value="342.56" calcext:value-type="float">
            <text:p>342.56</text:p>
          </table:table-cell>
          <table:table-cell office:value-type="float" office:value="783.08" calcext:value-type="float">
            <text:p>783.08</text:p>
          </table:table-cell>
          <table:table-cell office:value-type="float" office:value="10642.03" calcext:value-type="float">
            <text:p>10,642.03</text:p>
          </table:table-cell>
          <table:table-cell office:value-type="float" office:value="467.26" calcext:value-type="float">
            <text:p>467.26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15.2" calcext:value-type="float">
            <text:p>515.20</text:p>
          </table:table-cell>
          <table:table-cell table:style-name="ce16" office:value-type="float" office:value="10150.9" calcext:value-type="float">
            <text:p>10,150.90</text:p>
          </table:table-cell>
          <table:table-cell table:style-name="ce19" office:value-type="float" office:value="312.23" calcext:value-type="float">
            <text:p>312.23</text:p>
          </table:table-cell>
          <table:table-cell table:style-name="ce10" office:value-type="float" office:value="458.65" calcext:value-type="float">
            <text:p>458.65</text:p>
          </table:table-cell>
          <table:table-cell table:style-name="ce16" office:value-type="float" office:value="8722.09" calcext:value-type="float">
            <text:p>8,722.09</text:p>
          </table:table-cell>
          <table:table-cell table:style-name="ce19" office:value-type="float" office:value="274.72" calcext:value-type="float">
            <text:p>274.72</text:p>
          </table:table-cell>
          <table:table-cell table:style-name="ce10" office:value-type="float" office:value="700.75" calcext:value-type="float">
            <text:p>700.75</text:p>
          </table:table-cell>
          <table:table-cell table:style-name="ce16" office:value-type="float" office:value="11545.09" calcext:value-type="float">
            <text:p>11,545.09</text:p>
          </table:table-cell>
          <table:table-cell table:style-name="ce19" office:value-type="float" office:value="333.84" calcext:value-type="float">
            <text:p>333.84</text:p>
          </table:table-cell>
          <table:table-cell table:style-name="ce10" office:value-type="float" office:value="783.89" calcext:value-type="float">
            <text:p>783.89</text:p>
          </table:table-cell>
          <table:table-cell table:style-name="ce16" office:value-type="float" office:value="10668.09" calcext:value-type="float">
            <text:p>10,668.09</text:p>
          </table:table-cell>
          <table:table-cell table:style-name="ce19" office:value-type="float" office:value="462.98" calcext:value-type="float">
            <text:p>462.9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ee</text:p>
          </table:table-cell>
          <table:table-cell table:style-name="ce3" office:value-type="string" calcext:value-type="string">
            <text:p>HEFT</text:p>
          </table:table-cell>
          <table:table-cell table:style-name="ce11" office:value-type="float" office:value="192.76" calcext:value-type="float">
            <text:p>192.76</text:p>
          </table:table-cell>
          <table:table-cell table:style-name="ce13" office:value-type="float" office:value="4057.12" calcext:value-type="float">
            <text:p>4,057.12</text:p>
          </table:table-cell>
          <table:table-cell table:style-name="ce17" office:value-type="float" office:value="9337.86" calcext:value-type="float">
            <text:p>9,337.86</text:p>
          </table:table-cell>
          <table:table-cell table:style-name="ce11" office:value-type="float" office:value="192.89" calcext:value-type="float">
            <text:p>192.89</text:p>
          </table:table-cell>
          <table:table-cell table:style-name="ce13" office:value-type="float" office:value="4189.89" calcext:value-type="float">
            <text:p>4,189.89</text:p>
          </table:table-cell>
          <table:table-cell table:style-name="ce17" office:value-type="float" office:value="9184.12" calcext:value-type="float">
            <text:p>9,184.12</text:p>
          </table:table-cell>
          <table:table-cell table:style-name="ce11" office:value-type="float" office:value="192.42" calcext:value-type="float">
            <text:p>192.42</text:p>
          </table:table-cell>
          <table:table-cell table:style-name="ce13" office:value-type="float" office:value="6994.53" calcext:value-type="float">
            <text:p>6,994.53</text:p>
          </table:table-cell>
          <table:table-cell table:style-name="ce17" office:value-type="float" office:value="6364.04" calcext:value-type="float">
            <text:p>6,364.04</text:p>
          </table:table-cell>
          <table:table-cell table:style-name="ce11" office:value-type="float" office:value="192.83" calcext:value-type="float">
            <text:p>192.83</text:p>
          </table:table-cell>
          <table:table-cell table:style-name="ce13" office:value-type="float" office:value="2846.77" calcext:value-type="float">
            <text:p>2,846.77</text:p>
          </table:table-cell>
          <table:table-cell table:style-name="ce17" office:value-type="float" office:value="10552.01" calcext:value-type="float">
            <text:p>10,552.01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88.67" calcext:value-type="float">
            <text:p>188.67</text:p>
          </table:table-cell>
          <table:table-cell office:value-type="float" office:value="3994.38" calcext:value-type="float">
            <text:p>3,994.38</text:p>
          </table:table-cell>
          <table:table-cell office:value-type="float" office:value="9215.92" calcext:value-type="float">
            <text:p>9,215.92</text:p>
          </table:table-cell>
          <table:table-cell table:style-name="ce12" office:value-type="float" office:value="188.94" calcext:value-type="float">
            <text:p>188.94</text:p>
          </table:table-cell>
          <table:table-cell office:value-type="float" office:value="4172.86" calcext:value-type="float">
            <text:p>4,172.86</text:p>
          </table:table-cell>
          <table:table-cell office:value-type="float" office:value="9069.74" calcext:value-type="float">
            <text:p>9,069.74</text:p>
          </table:table-cell>
          <table:table-cell table:style-name="ce12" office:value-type="float" office:value="188.53" calcext:value-type="float">
            <text:p>188.53</text:p>
          </table:table-cell>
          <table:table-cell office:value-type="float" office:value="6878.2" calcext:value-type="float">
            <text:p>6,878.20</text:p>
          </table:table-cell>
          <table:table-cell office:value-type="float" office:value="6308.93" calcext:value-type="float">
            <text:p>6,308.93</text:p>
          </table:table-cell>
          <table:table-cell table:style-name="ce12" office:value-type="float" office:value="188.8" calcext:value-type="float">
            <text:p>188.80</text:p>
          </table:table-cell>
          <table:table-cell office:value-type="float" office:value="2824.4" calcext:value-type="float">
            <text:p>2,824.40</text:p>
          </table:table-cell>
          <table:table-cell office:value-type="float" office:value="10420.69" calcext:value-type="float">
            <text:p>10,420.69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14" calcext:value-type="float">
            <text:p>376.14</text:p>
          </table:table-cell>
          <table:table-cell office:value-type="float" office:value="4248.6" calcext:value-type="float">
            <text:p>4,248.60</text:p>
          </table:table-cell>
          <table:table-cell office:value-type="float" office:value="3512.37" calcext:value-type="float">
            <text:p>3,512.37</text:p>
          </table:table-cell>
          <table:table-cell office:value-type="float" office:value="376.6" calcext:value-type="float">
            <text:p>376.60</text:p>
          </table:table-cell>
          <table:table-cell office:value-type="float" office:value="5001.75" calcext:value-type="float">
            <text:p>5,001.75</text:p>
          </table:table-cell>
          <table:table-cell office:value-type="float" office:value="2759.61" calcext:value-type="float">
            <text:p>2,759.61</text:p>
          </table:table-cell>
          <table:table-cell office:value-type="float" office:value="376.41" calcext:value-type="float">
            <text:p>376.41</text:p>
          </table:table-cell>
          <table:table-cell office:value-type="float" office:value="2614.99" calcext:value-type="float">
            <text:p>2,614.99</text:p>
          </table:table-cell>
          <table:table-cell office:value-type="float" office:value="5146.2" calcext:value-type="float">
            <text:p>5,146.20</text:p>
          </table:table-cell>
          <table:table-cell office:value-type="float" office:value="376.45" calcext:value-type="float">
            <text:p>376.45</text:p>
          </table:table-cell>
          <table:table-cell office:value-type="float" office:value="3353.98" calcext:value-type="float">
            <text:p>3,353.98</text:p>
          </table:table-cell>
          <table:table-cell office:value-type="float" office:value="4407.25" calcext:value-type="float">
            <text:p>4,407.2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76.86" calcext:value-type="float">
            <text:p>376.86</text:p>
          </table:table-cell>
          <table:table-cell office:value-type="float" office:value="4258.8" calcext:value-type="float">
            <text:p>4,258.80</text:p>
          </table:table-cell>
          <table:table-cell office:value-type="float" office:value="3498.94" calcext:value-type="float">
            <text:p>3,498.94</text:p>
          </table:table-cell>
          <table:table-cell table:style-name="ce20" office:value-type="float" office:value="377.36" calcext:value-type="float">
            <text:p>377.36</text:p>
          </table:table-cell>
          <table:table-cell office:value-type="float" office:value="4986.11" calcext:value-type="float">
            <text:p>4,986.11</text:p>
          </table:table-cell>
          <table:table-cell office:value-type="float" office:value="2772.04" calcext:value-type="float">
            <text:p>2,772.04</text:p>
          </table:table-cell>
          <table:table-cell table:style-name="ce20" office:value-type="float" office:value="377.13" calcext:value-type="float">
            <text:p>377.13</text:p>
          </table:table-cell>
          <table:table-cell office:value-type="float" office:value="2599.31" calcext:value-type="float">
            <text:p>2,599.31</text:p>
          </table:table-cell>
          <table:table-cell office:value-type="float" office:value="5158.65" calcext:value-type="float">
            <text:p>5,158.65</text:p>
          </table:table-cell>
          <table:table-cell table:style-name="ce20" office:value-type="float" office:value="377.78" calcext:value-type="float">
            <text:p>377.78</text:p>
          </table:table-cell>
          <table:table-cell office:value-type="float" office:value="3364.74" calcext:value-type="float">
            <text:p>3,364.74</text:p>
          </table:table-cell>
          <table:table-cell office:value-type="float" office:value="4393.76" calcext:value-type="float">
            <text:p>4,393.76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office:value-type="float" office:value="189.74" calcext:value-type="float">
            <text:p>189.74</text:p>
          </table:table-cell>
          <table:table-cell office:value-type="float" office:value="4047.68" calcext:value-type="float">
            <text:p>4,047.68</text:p>
          </table:table-cell>
          <table:table-cell office:value-type="float" office:value="9268.04" calcext:value-type="float">
            <text:p>9,268.04</text:p>
          </table:table-cell>
          <table:table-cell office:value-type="float" office:value="190.26" calcext:value-type="float">
            <text:p>190.26</text:p>
          </table:table-cell>
          <table:table-cell office:value-type="float" office:value="4267.97" calcext:value-type="float">
            <text:p>4,267.97</text:p>
          </table:table-cell>
          <table:table-cell office:value-type="float" office:value="8994.95" calcext:value-type="float">
            <text:p>8,994.95</text:p>
          </table:table-cell>
          <table:table-cell office:value-type="float" office:value="193.16" calcext:value-type="float">
            <text:p>193.16</text:p>
          </table:table-cell>
          <table:table-cell office:value-type="float" office:value="7507.69" calcext:value-type="float">
            <text:p>7,507.69</text:p>
          </table:table-cell>
          <table:table-cell office:value-type="float" office:value="5883.85" calcext:value-type="float">
            <text:p>5,883.85</text:p>
          </table:table-cell>
          <table:table-cell office:value-type="float" office:value="192.74" calcext:value-type="float">
            <text:p>192.74</text:p>
          </table:table-cell>
          <table:table-cell office:value-type="float" office:value="2901.59" calcext:value-type="float">
            <text:p>2,901.59</text:p>
          </table:table-cell>
          <table:table-cell office:value-type="float" office:value="10429.97" calcext:value-type="float">
            <text:p>10,429.97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577.37" calcext:value-type="float">
            <text:p>577.37</text:p>
          </table:table-cell>
          <table:table-cell office:value-type="float" office:value="9747.99" calcext:value-type="float">
            <text:p>9,747.99</text:p>
          </table:table-cell>
          <table:table-cell office:value-type="float" office:value="350.38" calcext:value-type="float">
            <text:p>350.38</text:p>
          </table:table-cell>
          <table:table-cell office:value-type="float" office:value="473.03" calcext:value-type="float">
            <text:p>473.03</text:p>
          </table:table-cell>
          <table:table-cell office:value-type="float" office:value="8874.89" calcext:value-type="float">
            <text:p>8,874.89</text:p>
          </table:table-cell>
          <table:table-cell office:value-type="float" office:value="294.41" calcext:value-type="float">
            <text:p>294.41</text:p>
          </table:table-cell>
          <table:table-cell office:value-type="float" office:value="1005.4" calcext:value-type="float">
            <text:p>1,005.40</text:p>
          </table:table-cell>
          <table:table-cell office:value-type="float" office:value="10377.92" calcext:value-type="float">
            <text:p>10,377.92</text:p>
          </table:table-cell>
          <table:table-cell office:value-type="float" office:value="523.3" calcext:value-type="float">
            <text:p>523.30</text:p>
          </table:table-cell>
          <table:table-cell office:value-type="float" office:value="827.56" calcext:value-type="float">
            <text:p>827.56</text:p>
          </table:table-cell>
          <table:table-cell office:value-type="float" office:value="7916.16" calcext:value-type="float">
            <text:p>7,916.16</text:p>
          </table:table-cell>
          <table:table-cell office:value-type="float" office:value="1570.45" calcext:value-type="float">
            <text:p>1,570.4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577.65" calcext:value-type="float">
            <text:p>577.65</text:p>
          </table:table-cell>
          <table:table-cell table:style-name="ce16" office:value-type="float" office:value="9750.34" calcext:value-type="float">
            <text:p>9,750.34</text:p>
          </table:table-cell>
          <table:table-cell table:style-name="ce19" office:value-type="float" office:value="348.27" calcext:value-type="float">
            <text:p>348.27</text:p>
          </table:table-cell>
          <table:table-cell table:style-name="ce10" office:value-type="float" office:value="473.61" calcext:value-type="float">
            <text:p>473.61</text:p>
          </table:table-cell>
          <table:table-cell table:style-name="ce16" office:value-type="float" office:value="8887.92" calcext:value-type="float">
            <text:p>8,887.92</text:p>
          </table:table-cell>
          <table:table-cell table:style-name="ce19" office:value-type="float" office:value="285.82" calcext:value-type="float">
            <text:p>285.82</text:p>
          </table:table-cell>
          <table:table-cell table:style-name="ce10" office:value-type="float" office:value="1005.48" calcext:value-type="float">
            <text:p>1,005.48</text:p>
          </table:table-cell>
          <table:table-cell table:style-name="ce16" office:value-type="float" office:value="10378.49" calcext:value-type="float">
            <text:p>10,378.49</text:p>
          </table:table-cell>
          <table:table-cell table:style-name="ce19" office:value-type="float" office:value="518.86" calcext:value-type="float">
            <text:p>518.86</text:p>
          </table:table-cell>
          <table:table-cell table:style-name="ce10" office:value-type="float" office:value="832.39" calcext:value-type="float">
            <text:p>832.39</text:p>
          </table:table-cell>
          <table:table-cell table:style-name="ce16" office:value-type="float" office:value="7930.38" calcext:value-type="float">
            <text:p>7,930.38</text:p>
          </table:table-cell>
          <table:table-cell table:style-name="ce19" office:value-type="float" office:value="1564.22" calcext:value-type="float">
            <text:p>1,564.2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trivial</text:p>
          </table:table-cell>
          <table:table-cell table:style-name="ce3" office:value-type="string" calcext:value-type="string">
            <text:p>HEFT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3770.06" calcext:value-type="float">
            <text:p>3,770.06</text:p>
          </table:table-cell>
          <table:table-cell table:style-name="ce17" office:value-type="float" office:value="10922.66" calcext:value-type="float">
            <text:p>10,922.66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4439.62" calcext:value-type="float">
            <text:p>4,439.62</text:p>
          </table:table-cell>
          <table:table-cell table:style-name="ce17" office:value-type="float" office:value="10253.1" calcext:value-type="float">
            <text:p>10,253.10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8247.93" calcext:value-type="float">
            <text:p>8,247.93</text:p>
          </table:table-cell>
          <table:table-cell table:style-name="ce17" office:value-type="float" office:value="6444.79" calcext:value-type="float">
            <text:p>6,444.79</text:p>
          </table:table-cell>
          <table:table-cell table:style-name="ce8" office:value-type="float" office:value="176.24" calcext:value-type="float">
            <text:p>176.24</text:p>
          </table:table-cell>
          <table:table-cell table:style-name="ce13" office:value-type="float" office:value="3253.74" calcext:value-type="float">
            <text:p>3,253.74</text:p>
          </table:table-cell>
          <table:table-cell table:style-name="ce17"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4" office:value-type="string" calcext:value-type="string" table:number-columns-spanned="1" table:number-rows-spanned="3">
            <text:p>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3770.06" calcext:value-type="float">
            <text:p>3,770.06</text:p>
          </table:table-cell>
          <table:table-cell office:value-type="float" office:value="10922.66" calcext:value-type="float">
            <text:p>10,922.66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8247.93" calcext:value-type="float">
            <text:p>8,247.93</text:p>
          </table:table-cell>
          <table:table-cell office:value-type="float" office:value="6444.79" calcext:value-type="float">
            <text:p>6,444.79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33" calcext:value-type="float">
            <text:p>344.33</text:p>
          </table:table-cell>
          <table:table-cell office:value-type="float" office:value="3796.48" calcext:value-type="float">
            <text:p>3,796.48</text:p>
          </table:table-cell>
          <table:table-cell office:value-type="float" office:value="4435.19" calcext:value-type="float">
            <text:p>4,435.19</text:p>
          </table:table-cell>
          <table:table-cell office:value-type="float" office:value="344.33" calcext:value-type="float">
            <text:p>344.33</text:p>
          </table:table-cell>
          <table:table-cell office:value-type="float" office:value="5260.8" calcext:value-type="float">
            <text:p>5,260.80</text:p>
          </table:table-cell>
          <table:table-cell office:value-type="float" office:value="2970.87" calcext:value-type="float">
            <text:p>2,970.87</text:p>
          </table:table-cell>
          <table:table-cell office:value-type="float" office:value="344.33" calcext:value-type="float">
            <text:p>344.33</text:p>
          </table:table-cell>
          <table:table-cell office:value-type="float" office:value="3063.44" calcext:value-type="float">
            <text:p>3,063.44</text:p>
          </table:table-cell>
          <table:table-cell office:value-type="float" office:value="5168.22" calcext:value-type="float">
            <text:p>5,168.22</text:p>
          </table:table-cell>
          <table:table-cell office:value-type="float" office:value="344.33" calcext:value-type="float">
            <text:p>344.33</text:p>
          </table:table-cell>
          <table:table-cell office:value-type="float" office:value="3972.45" calcext:value-type="float">
            <text:p>3,972.45</text:p>
          </table:table-cell>
          <table:table-cell office:value-type="float" office:value="4259.22" calcext:value-type="float">
            <text:p>4,259.22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energy</text:p>
          </table:covered-table-cell>
          <table:table-cell office:value-type="float" office:value="344.58" calcext:value-type="float">
            <text:p>344.58</text:p>
          </table:table-cell>
          <table:table-cell office:value-type="float" office:value="3806.55" calcext:value-type="float">
            <text:p>3,806.55</text:p>
          </table:table-cell>
          <table:table-cell office:value-type="float" office:value="4417.29" calcext:value-type="float">
            <text:p>4,417.29</text:p>
          </table:table-cell>
          <table:table-cell table:style-name="ce20" office:value-type="float" office:value="344.58" calcext:value-type="float">
            <text:p>344.58</text:p>
          </table:table-cell>
          <table:table-cell office:value-type="float" office:value="5232.8" calcext:value-type="float">
            <text:p>5,232.80</text:p>
          </table:table-cell>
          <table:table-cell office:value-type="float" office:value="2991.04" calcext:value-type="float">
            <text:p>2,991.04</text:p>
          </table:table-cell>
          <table:table-cell table:style-name="ce20" office:value-type="float" office:value="344.58" calcext:value-type="float">
            <text:p>344.58</text:p>
          </table:table-cell>
          <table:table-cell office:value-type="float" office:value="3073.48" calcext:value-type="float">
            <text:p>3,073.48</text:p>
          </table:table-cell>
          <table:table-cell office:value-type="float" office:value="5150.36" calcext:value-type="float">
            <text:p>5,150.36</text:p>
          </table:table-cell>
          <table:table-cell table:style-name="ce20" office:value-type="float" office:value="344.58" calcext:value-type="float">
            <text:p>344.58</text:p>
          </table:table-cell>
          <table:table-cell office:value-type="float" office:value="3954.55" calcext:value-type="float">
            <text:p>3,954.55</text:p>
          </table:table-cell>
          <table:table-cell office:value-type="float" office:value="4269.29" calcext:value-type="float">
            <text:p>4,269.29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5" office:value-type="string" calcext:value-type="string" table:number-columns-spanned="1" table:number-rows-spanned="3">
            <text:p>G-MOHEFT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3762.64" calcext:value-type="float">
            <text:p>3,762.64</text:p>
          </table:table-cell>
          <table:table-cell office:value-type="float" office:value="10930.08" calcext:value-type="float">
            <text:p>10,930.08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4439.62" calcext:value-type="float">
            <text:p>4,439.62</text:p>
          </table:table-cell>
          <table:table-cell office:value-type="float" office:value="10253.1" calcext:value-type="float">
            <text:p>10,253.10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8244.21" calcext:value-type="float">
            <text:p>8,244.21</text:p>
          </table:table-cell>
          <table:table-cell office:value-type="float" office:value="6448.51" calcext:value-type="float">
            <text:p>6,448.51</text:p>
          </table:table-cell>
          <table:table-cell table:style-name="ce12" office:value-type="float" office:value="176.24" calcext:value-type="float">
            <text:p>176.24</text:p>
          </table:table-cell>
          <table:table-cell office:value-type="float" office:value="3253.74" calcext:value-type="float">
            <text:p>3,253.74</text:p>
          </table:table-cell>
          <table:table-cell office:value-type="float" office:value="11438.98" calcext:value-type="float">
            <text:p>11,438.98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_green_energy</text:p>
          </table:covered-table-cell>
          <table:table-cell office:value-type="float" office:value="308.3" calcext:value-type="float">
            <text:p>308.30</text:p>
          </table:table-cell>
          <table:table-cell office:value-type="float" office:value="5629.1" calcext:value-type="float">
            <text:p>5,629.10</text:p>
          </table:table-cell>
          <table:table-cell office:value-type="float" office:value="7854" calcext:value-type="float">
            <text:p>7,854.00</text:p>
          </table:table-cell>
          <table:table-cell office:value-type="float" office:value="778.69" calcext:value-type="float">
            <text:p>778.69</text:p>
          </table:table-cell>
          <table:table-cell office:value-type="float" office:value="8186.14" calcext:value-type="float">
            <text:p>8,186.14</text:p>
          </table:table-cell>
          <table:table-cell office:value-type="float" office:value="809.68" calcext:value-type="float">
            <text:p>809.68</text:p>
          </table:table-cell>
          <table:table-cell office:value-type="float" office:value="760.16" calcext:value-type="float">
            <text:p>760.16</text:p>
          </table:table-cell>
          <table:table-cell office:value-type="float" office:value="7530.1" calcext:value-type="float">
            <text:p>7,530.10</text:p>
          </table:table-cell>
          <table:table-cell office:value-type="float" office:value="4130.86" calcext:value-type="float">
            <text:p>4,130.86</text:p>
          </table:table-cell>
          <table:table-cell office:value-type="float" office:value="957.26" calcext:value-type="float">
            <text:p>957.26</text:p>
          </table:table-cell>
          <table:table-cell office:value-type="float" office:value="6526.93" calcext:value-type="float">
            <text:p>6,526.93</text:p>
          </table:table-cell>
          <table:table-cell office:value-type="float" office:value="3760.56" calcext:value-type="float">
            <text:p>3,760.56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table:style-name="ce6" office:value-type="string" calcext:value-type="string">
            <text:p>moheft_green_energy</text:p>
          </table:covered-table-cell>
          <table:table-cell table:style-name="ce10" office:value-type="float" office:value="909.08" calcext:value-type="float">
            <text:p>909.08</text:p>
          </table:table-cell>
          <table:table-cell table:style-name="ce16" office:value-type="float" office:value="9285.42" calcext:value-type="float">
            <text:p>9,285.42</text:p>
          </table:table-cell>
          <table:table-cell table:style-name="ce19" office:value-type="float" office:value="1596.12" calcext:value-type="float">
            <text:p>1,596.12</text:p>
          </table:table-cell>
          <table:table-cell table:style-name="ce10" office:value-type="float" office:value="788.75" calcext:value-type="float">
            <text:p>788.75</text:p>
          </table:table-cell>
          <table:table-cell table:style-name="ce16" office:value-type="float" office:value="8201.91" calcext:value-type="float">
            <text:p>8,201.91</text:p>
          </table:table-cell>
          <table:table-cell table:style-name="ce19" office:value-type="float" office:value="802.34" calcext:value-type="float">
            <text:p>802.34</text:p>
          </table:table-cell>
          <table:table-cell table:style-name="ce10" office:value-type="float" office:value="764.99" calcext:value-type="float">
            <text:p>764.99</text:p>
          </table:table-cell>
          <table:table-cell table:style-name="ce16" office:value-type="float" office:value="7541.92" calcext:value-type="float">
            <text:p>7,541.92</text:p>
          </table:table-cell>
          <table:table-cell table:style-name="ce19" office:value-type="float" office:value="4127.04" calcext:value-type="float">
            <text:p>4,127.04</text:p>
          </table:table-cell>
          <table:table-cell table:style-name="ce10" office:value-type="float" office:value="967.33" calcext:value-type="float">
            <text:p>967.33</text:p>
          </table:table-cell>
          <table:table-cell table:style-name="ce16" office:value-type="float" office:value="6537.5" calcext:value-type="float">
            <text:p>6,537.50</text:p>
          </table:table-cell>
          <table:table-cell table:style-name="ce19" office:value-type="float" office:value="3758.42" calcext:value-type="float">
            <text:p>3,758.4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45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3:17:23.804841894</meta:creation-date>
    <dc:date>2024-02-22T00:00:28.032947973</dc:date>
    <meta:editing-duration>PT26M46S</meta:editing-duration>
    <meta:editing-cycles>4</meta:editing-cycles>
    <meta:generator>LibreOffice/7.3.7.2$Linux_X86_64 LibreOffice_project/30$Build-2</meta:generator>
    <meta:document-statistic meta:table-count="4" meta:cell-count="2959" meta:object-count="0"/>
  </office:meta>
</office:document-meta>
</file>